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in"/>
    </style:style>
    <style:style style:name="ta1co2" style:family="table-column">
      <style:table-column-properties fo:break-before="auto" style:column-width="2.58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8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2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/ins_5000_0_0404</text:p>
          </table:table-cell>
          <table:table-cell office:value-type="float" office:value="0.148547"/>
          <table:table-cell office:value-type="float" office:value="0.1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5.0"/>
          <table:table-cell office:value-type="float" office:value="385.0"/>
          <table:table-cell office:value-type="float" office:value="4091.0"/>
          <table:table-cell office:value-type="float" office:value="805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5000/ins_5000_0_0414</text:p>
          </table:table-cell>
          <table:table-cell office:value-type="float" office:value="0.144152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59.0"/>
          <table:table-cell office:value-type="float" office:value="259.0"/>
          <table:table-cell office:value-type="float" office:value="4075.0"/>
          <table:table-cell office:value-type="float" office:value="925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5000/ins_5000_0_0424</text:p>
          </table:table-cell>
          <table:table-cell office:value-type="float" office:value="0.130711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142.0"/>
          <table:table-cell office:value-type="float" office:value="3920.0"/>
          <table:table-cell office:value-type="float" office:value="605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5000/ins_5000_0_0434</text:p>
          </table:table-cell>
          <table:table-cell office:value-type="float" office:value="0.163388"/>
          <table:table-cell office:value-type="float" office:value="0.14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065.0"/>
          <table:table-cell office:value-type="float" office:value="2065.0"/>
          <table:table-cell office:value-type="float" office:value="526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5000/ins_5000_0_0444</text:p>
          </table:table-cell>
          <table:table-cell office:value-type="float" office:value="0.165955"/>
          <table:table-cell office:value-type="float" office:value="0.156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209.0"/>
          <table:table-cell office:value-type="float" office:value="8023.0"/>
          <table:table-cell office:value-type="float" office:value="8023.0"/>
          <table:table-cell office:value-type="float" office:value="4355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5000/ins_5000_0_0454</text:p>
          </table:table-cell>
          <table:table-cell office:value-type="float" office:value="0.152567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79.0"/>
          <table:table-cell office:value-type="float" office:value="179.0"/>
          <table:table-cell office:value-type="float" office:value="3820.0"/>
          <table:table-cell office:value-type="float" office:value="68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5000/ins_5000_0_0464</text:p>
          </table:table-cell>
          <table:table-cell office:value-type="float" office:value="0.145611"/>
          <table:table-cell office:value-type="float" office:value="0.13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55.0"/>
          <table:table-cell office:value-type="float" office:value="855.0"/>
          <table:table-cell office:value-type="float" office:value="4070.0"/>
          <table:table-cell office:value-type="float" office:value="907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5000/ins_5000_0_0474</text:p>
          </table:table-cell>
          <table:table-cell office:value-type="float" office:value="0.146437"/>
          <table:table-cell office:value-type="float" office:value="0.13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0.0"/>
          <table:table-cell office:value-type="float" office:value="350.0"/>
          <table:table-cell office:value-type="float" office:value="41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5000/ins_5000_0_0484</text:p>
          </table:table-cell>
          <table:table-cell office:value-type="float" office:value="0.118038"/>
          <table:table-cell office:value-type="float" office:value="0.1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2.0"/>
          <table:table-cell office:value-type="float" office:value="332.0"/>
          <table:table-cell office:value-type="float" office:value="2640.0"/>
          <table:table-cell office:value-type="float" office:value="992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5000/ins_5000_1_0404</text:p>
          </table:table-cell>
          <table:table-cell office:value-type="float" office:value="0.149979"/>
          <table:table-cell office:value-type="float" office:value="0.1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40.0"/>
          <table:table-cell office:value-type="float" office:value="440.0"/>
          <table:table-cell office:value-type="float" office:value="4173.0"/>
          <table:table-cell office:value-type="float" office:value="935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5000/ins_5000_1_0414</text:p>
          </table:table-cell>
          <table:table-cell office:value-type="float" office:value="0.152479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98.0"/>
          <table:table-cell office:value-type="float" office:value="198.0"/>
          <table:table-cell office:value-type="float" office:value="4009.0"/>
          <table:table-cell office:value-type="float" office:value="824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5000/ins_5000_1_0424</text:p>
          </table:table-cell>
          <table:table-cell office:value-type="float" office:value="0.146901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83.0"/>
          <table:table-cell office:value-type="float" office:value="183.0"/>
          <table:table-cell office:value-type="float" office:value="3931.0"/>
          <table:table-cell office:value-type="float" office:value="596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5000/ins_5000_1_0434</text:p>
          </table:table-cell>
          <table:table-cell office:value-type="float" office:value="0.136524"/>
          <table:table-cell office:value-type="float" office:value="0.1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1.0"/>
          <table:table-cell office:value-type="float" office:value="361.0"/>
          <table:table-cell office:value-type="float" office:value="3953.0"/>
          <table:table-cell office:value-type="float" office:value="823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5000/ins_5000_1_0444</text:p>
          </table:table-cell>
          <table:table-cell office:value-type="float" office:value="0.156391"/>
          <table:table-cell office:value-type="float" office:value="0.147"/>
          <table:table-cell office:value-type="float" office:value="0.01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8140.0"/>
          <table:table-cell office:value-type="float" office:value="8140.0"/>
          <table:table-cell office:value-type="float" office:value="4443.0"/>
          <table:table-cell office:value-type="float" office:value="1192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5000/ins_5000_1_0454</text:p>
          </table:table-cell>
          <table:table-cell office:value-type="float" office:value="0.141933"/>
          <table:table-cell office:value-type="float" office:value="0.13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995.0"/>
          <table:table-cell office:value-type="float" office:value="995.0"/>
          <table:table-cell office:value-type="float" office:value="3958.0"/>
          <table:table-cell office:value-type="float" office:value="94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5000/ins_5000_1_0464</text:p>
          </table:table-cell>
          <table:table-cell office:value-type="float" office:value="0.135012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80.0"/>
          <table:table-cell office:value-type="float" office:value="180.0"/>
          <table:table-cell office:value-type="float" office:value="3963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5000/ins_5000_1_0474</text:p>
          </table:table-cell>
          <table:table-cell office:value-type="float" office:value="0.141999"/>
          <table:table-cell office:value-type="float" office:value="0.1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34.0"/>
          <table:table-cell office:value-type="float" office:value="334.0"/>
          <table:table-cell office:value-type="float" office:value="4073.0"/>
          <table:table-cell office:value-type="float" office:value="725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5000/ins_5000_1_0484</text:p>
          </table:table-cell>
          <table:table-cell office:value-type="float" office:value="0.12224"/>
          <table:table-cell office:value-type="float" office:value="0.11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414.0"/>
          <table:table-cell office:value-type="float" office:value="1414.0"/>
          <table:table-cell office:value-type="float" office:value="2884.0"/>
          <table:table-cell office:value-type="float" office:value="1657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5000/ins_5000_2_0404</text:p>
          </table:table-cell>
          <table:table-cell office:value-type="float" office:value="0.136575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0.0"/>
          <table:table-cell office:value-type="float" office:value="180.0"/>
          <table:table-cell office:value-type="float" office:value="4030.0"/>
          <table:table-cell office:value-type="float" office:value="766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5000/ins_5000_2_0414</text:p>
          </table:table-cell>
          <table:table-cell office:value-type="float" office:value="0.136944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0"/>
          <table:table-cell office:value-type="float" office:value="129.0"/>
          <table:table-cell office:value-type="float" office:value="3917.0"/>
          <table:table-cell office:value-type="float" office:value="649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5000/ins_5000_2_0424</text:p>
          </table:table-cell>
          <table:table-cell office:value-type="float" office:value="0.149516"/>
          <table:table-cell office:value-type="float" office:value="0.1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34.0"/>
          <table:table-cell office:value-type="float" office:value="434.0"/>
          <table:table-cell office:value-type="float" office:value="4084.0"/>
          <table:table-cell office:value-type="float" office:value="96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5000/ins_5000_2_0434</text:p>
          </table:table-cell>
          <table:table-cell office:value-type="float" office:value="0.156885"/>
          <table:table-cell office:value-type="float" office:value="0.14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895.0"/>
          <table:table-cell office:value-type="float" office:value="895.0"/>
          <table:table-cell office:value-type="float" office:value="5131.0"/>
          <table:table-cell office:value-type="float" office:value="2791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5000/ins_5000_2_0444</text:p>
          </table:table-cell>
          <table:table-cell office:value-type="float" office:value="0.212967"/>
          <table:table-cell office:value-type="float" office:value="0.203"/>
          <table:table-cell office:value-type="float" office:value="0.07"/>
          <table:table-cell office:value-type="float" office:value="336.0"/>
          <table:table-cell office:value-type="float" office:value="0.0"/>
          <table:table-cell office:value-type="float" office:value="1.0"/>
          <table:table-cell office:value-type="float" office:value="599.0"/>
          <table:table-cell office:value-type="float" office:value="57369.0"/>
          <table:table-cell office:value-type="float" office:value="57369.0"/>
          <table:table-cell office:value-type="float" office:value="4296.0"/>
          <table:table-cell office:value-type="float" office:value="875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5000/ins_5000_2_0454</text:p>
          </table:table-cell>
          <table:table-cell office:value-type="float" office:value="0.147375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2.0"/>
          <table:table-cell office:value-type="float" office:value="132.0"/>
          <table:table-cell office:value-type="float" office:value="3784.0"/>
          <table:table-cell office:value-type="float" office:value="608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5000/ins_5000_2_0464</text:p>
          </table:table-cell>
          <table:table-cell office:value-type="float" office:value="0.140364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6.0"/>
          <table:table-cell office:value-type="float" office:value="246.0"/>
          <table:table-cell office:value-type="float" office:value="4013.0"/>
          <table:table-cell office:value-type="float" office:value="868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5000/ins_5000_2_0474</text:p>
          </table:table-cell>
          <table:table-cell office:value-type="float" office:value="0.135775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1.0"/>
          <table:table-cell office:value-type="float" office:value="131.0"/>
          <table:table-cell office:value-type="float" office:value="4016.0"/>
          <table:table-cell office:value-type="float" office:value="686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5000/ins_5000_2_0484</text:p>
          </table:table-cell>
          <table:table-cell office:value-type="float" office:value="0.121374"/>
          <table:table-cell office:value-type="float" office:value="0.1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3.0"/>
          <table:table-cell office:value-type="float" office:value="213.0"/>
          <table:table-cell office:value-type="float" office:value="2601.0"/>
          <table:table-cell office:value-type="float" office:value="1018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5000/ins_5000_3_0404</text:p>
          </table:table-cell>
          <table:table-cell office:value-type="float" office:value="0.141364"/>
          <table:table-cell office:value-type="float" office:value="0.1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18.0"/>
          <table:table-cell office:value-type="float" office:value="618.0"/>
          <table:table-cell office:value-type="float" office:value="3998.0"/>
          <table:table-cell office:value-type="float" office:value="602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5000/ins_5000_3_0414</text:p>
          </table:table-cell>
          <table:table-cell office:value-type="float" office:value="0.142866"/>
          <table:table-cell office:value-type="float" office:value="0.13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94.0"/>
          <table:table-cell office:value-type="float" office:value="894.0"/>
          <table:table-cell office:value-type="float" office:value="408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5000/ins_5000_3_0424</text:p>
          </table:table-cell>
          <table:table-cell office:value-type="float" office:value="0.144988"/>
          <table:table-cell office:value-type="float" office:value="0.136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915.0"/>
          <table:table-cell office:value-type="float" office:value="915.0"/>
          <table:table-cell office:value-type="float" office:value="4085.0"/>
          <table:table-cell office:value-type="float" office:value="742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5000/ins_5000_3_0434</text:p>
          </table:table-cell>
          <table:table-cell office:value-type="float" office:value="0.141404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.0"/>
          <table:table-cell office:value-type="float" office:value="225.0"/>
          <table:table-cell office:value-type="float" office:value="4008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5000/ins_5000_3_0444</text:p>
          </table:table-cell>
          <table:table-cell office:value-type="float" office:value="0.313024"/>
          <table:table-cell office:value-type="float" office:value="0.303"/>
          <table:table-cell office:value-type="float" office:value="0.16"/>
          <table:table-cell office:value-type="float" office:value="970.0"/>
          <table:table-cell office:value-type="float" office:value="0.0"/>
          <table:table-cell office:value-type="float" office:value="0.0"/>
          <table:table-cell office:value-type="float" office:value="819.0"/>
          <table:table-cell office:value-type="float" office:value="165572.0"/>
          <table:table-cell office:value-type="float" office:value="165572.0"/>
          <table:table-cell office:value-type="float" office:value="4372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5000/ins_5000_3_0454</text:p>
          </table:table-cell>
          <table:table-cell office:value-type="float" office:value="0.139149"/>
          <table:table-cell office:value-type="float" office:value="0.13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52.0"/>
          <table:table-cell office:value-type="float" office:value="952.0"/>
          <table:table-cell office:value-type="float" office:value="3868.0"/>
          <table:table-cell office:value-type="float" office:value="733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5000/ins_5000_3_0464</text:p>
          </table:table-cell>
          <table:table-cell office:value-type="float" office:value="0.160041"/>
          <table:table-cell office:value-type="float" office:value="0.149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90.0"/>
          <table:table-cell office:value-type="float" office:value="790.0"/>
          <table:table-cell office:value-type="float" office:value="4028.0"/>
          <table:table-cell office:value-type="float" office:value="795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5000/ins_5000_3_0474</text:p>
          </table:table-cell>
          <table:table-cell office:value-type="float" office:value="0.157499"/>
          <table:table-cell office:value-type="float" office:value="0.148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966.0"/>
          <table:table-cell office:value-type="float" office:value="966.0"/>
          <table:table-cell office:value-type="float" office:value="4232.0"/>
          <table:table-cell office:value-type="float" office:value="978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5000/ins_5000_3_0484</text:p>
          </table:table-cell>
          <table:table-cell office:value-type="float" office:value="0.103351"/>
          <table:table-cell office:value-type="float" office:value="0.09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89.0"/>
          <table:table-cell office:value-type="float" office:value="489.0"/>
          <table:table-cell office:value-type="float" office:value="2721.0"/>
          <table:table-cell office:value-type="float" office:value="1385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5000/ins_5000_4_0404</text:p>
          </table:table-cell>
          <table:table-cell office:value-type="float" office:value="0.151338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126.0"/>
          <table:table-cell office:value-type="float" office:value="3875.0"/>
          <table:table-cell office:value-type="float" office:value="474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5000/ins_5000_4_0414</text:p>
          </table:table-cell>
          <table:table-cell office:value-type="float" office:value="0.15651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149.0"/>
          <table:table-cell office:value-type="float" office:value="3871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5000/ins_5000_4_0424</text:p>
          </table:table-cell>
          <table:table-cell office:value-type="float" office:value="0.149847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147.0"/>
          <table:table-cell office:value-type="float" office:value="3875.0"/>
          <table:table-cell office:value-type="float" office:value="553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5000/ins_5000_4_0434</text:p>
          </table:table-cell>
          <table:table-cell office:value-type="float" office:value="0.170112"/>
          <table:table-cell office:value-type="float" office:value="0.13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52.0"/>
          <table:table-cell office:value-type="float" office:value="2452.0"/>
          <table:table-cell office:value-type="float" office:value="4948.0"/>
          <table:table-cell office:value-type="float" office:value="2375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5000/ins_5000_4_0444</text:p>
          </table:table-cell>
          <table:table-cell office:value-type="float" office:value="0.157885"/>
          <table:table-cell office:value-type="float" office:value="0.147"/>
          <table:table-cell office:value-type="float" office:value="0.0"/>
          <table:table-cell office:value-type="float" office:value="51.0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4241.0"/>
          <table:table-cell office:value-type="float" office:value="4241.0"/>
          <table:table-cell office:value-type="float" office:value="4028.0"/>
          <table:table-cell office:value-type="float" office:value="555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5000/ins_5000_4_0454</text:p>
          </table:table-cell>
          <table:table-cell office:value-type="float" office:value="0.155521"/>
          <table:table-cell office:value-type="float" office:value="0.1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39.0"/>
          <table:table-cell office:value-type="float" office:value="3703.0"/>
          <table:table-cell office:value-type="float" office:value="482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5000/ins_5000_4_0464</text:p>
          </table:table-cell>
          <table:table-cell office:value-type="float" office:value="0.148873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64.0"/>
          <table:table-cell office:value-type="float" office:value="3878.0"/>
          <table:table-cell office:value-type="float" office:value="603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5000/ins_5000_4_0474</text:p>
          </table:table-cell>
          <table:table-cell office:value-type="float" office:value="0.139467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29.0"/>
          <table:table-cell office:value-type="float" office:value="3957.0"/>
          <table:table-cell office:value-type="float" office:value="624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5000/ins_5000_4_0484</text:p>
          </table:table-cell>
          <table:table-cell office:value-type="float" office:value="0.108614"/>
          <table:table-cell office:value-type="float" office:value="0.1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9.0"/>
          <table:table-cell office:value-type="float" office:value="149.0"/>
          <table:table-cell office:value-type="float" office:value="2398.0"/>
          <table:table-cell office:value-type="float" office:value="505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5000/ins_5000_5_0404</text:p>
          </table:table-cell>
          <table:table-cell office:value-type="float" office:value="0.151225"/>
          <table:table-cell office:value-type="float" office:value="0.141"/>
          <table:table-cell office:value-type="float" office:value="0.01"/>
          <table:table-cell office:value-type="float" office:value="28.0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5434.0"/>
          <table:table-cell office:value-type="float" office:value="5434.0"/>
          <table:table-cell office:value-type="float" office:value="4170.0"/>
          <table:table-cell office:value-type="float" office:value="1167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5000/ins_5000_5_0414</text:p>
          </table:table-cell>
          <table:table-cell office:value-type="float" office:value="0.138"/>
          <table:table-cell office:value-type="float" office:value="0.12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643.0"/>
          <table:table-cell office:value-type="float" office:value="1643.0"/>
          <table:table-cell office:value-type="float" office:value="3944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5000/ins_5000_5_0424</text:p>
          </table:table-cell>
          <table:table-cell office:value-type="float" office:value="0.137244"/>
          <table:table-cell office:value-type="float" office:value="0.12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330.0"/>
          <table:table-cell office:value-type="float" office:value="1330.0"/>
          <table:table-cell office:value-type="float" office:value="4002.0"/>
          <table:table-cell office:value-type="float" office:value="858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5000/ins_5000_5_0434</text:p>
          </table:table-cell>
          <table:table-cell office:value-type="float" office:value="0.204524"/>
          <table:table-cell office:value-type="float" office:value="0.195"/>
          <table:table-cell office:value-type="float" office:value="0.05"/>
          <table:table-cell office:value-type="float" office:value="80.0"/>
          <table:table-cell office:value-type="float" office:value="0.0"/>
          <table:table-cell office:value-type="float" office:value="0.0"/>
          <table:table-cell office:value-type="float" office:value="131.0"/>
          <table:table-cell office:value-type="float" office:value="39591.0"/>
          <table:table-cell office:value-type="float" office:value="39591.0"/>
          <table:table-cell office:value-type="float" office:value="5175.0"/>
          <table:table-cell office:value-type="float" office:value="2923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5000/ins_5000_5_0444</text:p>
          </table:table-cell>
          <table:table-cell office:value-type="float" office:value="0.857099"/>
          <table:table-cell office:value-type="float" office:value="0.847"/>
          <table:table-cell office:value-type="float" office:value="0.71"/>
          <table:table-cell office:value-type="float" office:value="2520.0"/>
          <table:table-cell office:value-type="float" office:value="0.0"/>
          <table:table-cell office:value-type="float" office:value="5.0"/>
          <table:table-cell office:value-type="float" office:value="5997.0"/>
          <table:table-cell office:value-type="float" office:value="505214.0"/>
          <table:table-cell office:value-type="float" office:value="505214.0"/>
          <table:table-cell office:value-type="float" office:value="4367.0"/>
          <table:table-cell office:value-type="float" office:value="1183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5000/ins_5000_5_0454</text:p>
          </table:table-cell>
          <table:table-cell office:value-type="float" office:value="0.151145"/>
          <table:table-cell office:value-type="float" office:value="0.142"/>
          <table:table-cell office:value-type="float" office:value="0.01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7490.0"/>
          <table:table-cell office:value-type="float" office:value="7490.0"/>
          <table:table-cell office:value-type="float" office:value="3865.0"/>
          <table:table-cell office:value-type="float" office:value="931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5000/ins_5000_5_0464</text:p>
          </table:table-cell>
          <table:table-cell office:value-type="float" office:value="0.141088"/>
          <table:table-cell office:value-type="float" office:value="0.13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2.0"/>
          <table:table-cell office:value-type="float" office:value="732.0"/>
          <table:table-cell office:value-type="float" office:value="39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5000/ins_5000_5_0474</text:p>
          </table:table-cell>
          <table:table-cell office:value-type="float" office:value="0.153488"/>
          <table:table-cell office:value-type="float" office:value="0.143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12.0"/>
          <table:table-cell office:value-type="float" office:value="1912.0"/>
          <table:table-cell office:value-type="float" office:value="4326.0"/>
          <table:table-cell office:value-type="float" office:value="1387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5000/ins_5000_5_0484</text:p>
          </table:table-cell>
          <table:table-cell office:value-type="float" office:value="0.110557"/>
          <table:table-cell office:value-type="float" office:value="0.10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2794.0"/>
          <table:table-cell office:value-type="float" office:value="2794.0"/>
          <table:table-cell office:value-type="float" office:value="2703.0"/>
          <table:table-cell office:value-type="float" office:value="1219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5000/ins_5000_6_0404</text:p>
          </table:table-cell>
          <table:table-cell office:value-type="float" office:value="0.144832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0.0"/>
          <table:table-cell office:value-type="float" office:value="230.0"/>
          <table:table-cell office:value-type="float" office:value="4083.0"/>
          <table:table-cell office:value-type="float" office:value="656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5000/ins_5000_6_0414</text:p>
          </table:table-cell>
          <table:table-cell office:value-type="float" office:value="0.166512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65.0"/>
          <table:table-cell office:value-type="float" office:value="265.0"/>
          <table:table-cell office:value-type="float" office:value="4263.0"/>
          <table:table-cell office:value-type="float" office:value="1012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5000/ins_5000_6_0424</text:p>
          </table:table-cell>
          <table:table-cell office:value-type="float" office:value="0.138966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10.0"/>
          <table:table-cell office:value-type="float" office:value="210.0"/>
          <table:table-cell office:value-type="float" office:value="4159.0"/>
          <table:table-cell office:value-type="float" office:value="803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5000/ins_5000_6_0434</text:p>
          </table:table-cell>
          <table:table-cell office:value-type="float" office:value="0.148626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0"/>
          <table:table-cell office:value-type="float" office:value="183.0"/>
          <table:table-cell office:value-type="float" office:value="4039.0"/>
          <table:table-cell office:value-type="float" office:value="837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5000/ins_5000_6_0444</text:p>
          </table:table-cell>
          <table:table-cell office:value-type="float" office:value="0.155046"/>
          <table:table-cell office:value-type="float" office:value="0.146"/>
          <table:table-cell office:value-type="float" office:value="0.01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122.0"/>
          <table:table-cell office:value-type="float" office:value="6520.0"/>
          <table:table-cell office:value-type="float" office:value="6520.0"/>
          <table:table-cell office:value-type="float" office:value="4356.0"/>
          <table:table-cell office:value-type="float" office:value="891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5000/ins_5000_6_0454</text:p>
          </table:table-cell>
          <table:table-cell office:value-type="float" office:value="0.143433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143.0"/>
          <table:table-cell office:value-type="float" office:value="3877.0"/>
          <table:table-cell office:value-type="float" office:value="623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5000/ins_5000_6_0464</text:p>
          </table:table-cell>
          <table:table-cell office:value-type="float" office:value="0.148116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20.0"/>
          <table:table-cell office:value-type="float" office:value="420.0"/>
          <table:table-cell office:value-type="float" office:value="4182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5000/ins_5000_6_0474</text:p>
          </table:table-cell>
          <table:table-cell office:value-type="float" office:value="0.143761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4.0"/>
          <table:table-cell office:value-type="float" office:value="354.0"/>
          <table:table-cell office:value-type="float" office:value="4244.0"/>
          <table:table-cell office:value-type="float" office:value="82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5000/ins_5000_6_0484</text:p>
          </table:table-cell>
          <table:table-cell office:value-type="float" office:value="0.106884"/>
          <table:table-cell office:value-type="float" office:value="0.098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788.0"/>
          <table:table-cell office:value-type="float" office:value="1788.0"/>
          <table:table-cell office:value-type="float" office:value="2579.0"/>
          <table:table-cell office:value-type="float" office:value="839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5000/ins_5000_7_0404</text:p>
          </table:table-cell>
          <table:table-cell office:value-type="float" office:value="0.134715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124.0"/>
          <table:table-cell office:value-type="float" office:value="3971.0"/>
          <table:table-cell office:value-type="float" office:value="598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5000/ins_5000_7_0414</text:p>
          </table:table-cell>
          <table:table-cell office:value-type="float" office:value="0.152086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8.0"/>
          <table:table-cell office:value-type="float" office:value="168.0"/>
          <table:table-cell office:value-type="float" office:value="4011.0"/>
          <table:table-cell office:value-type="float" office:value="781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5000/ins_5000_7_0424</text:p>
          </table:table-cell>
          <table:table-cell office:value-type="float" office:value="0.144399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136.0"/>
          <table:table-cell office:value-type="float" office:value="3986.0"/>
          <table:table-cell office:value-type="float" office:value="705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5000/ins_5000_7_0434</text:p>
          </table:table-cell>
          <table:table-cell office:value-type="float" office:value="0.153675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3.0"/>
          <table:table-cell office:value-type="float" office:value="283.0"/>
          <table:table-cell office:value-type="float" office:value="4053.0"/>
          <table:table-cell office:value-type="float" office:value="1028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5000/ins_5000_7_0444</text:p>
          </table:table-cell>
          <table:table-cell office:value-type="float" office:value="0.268281"/>
          <table:table-cell office:value-type="float" office:value="0.258"/>
          <table:table-cell office:value-type="float" office:value="0.11"/>
          <table:table-cell office:value-type="float" office:value="532.0"/>
          <table:table-cell office:value-type="float" office:value="0.0"/>
          <table:table-cell office:value-type="float" office:value="0.0"/>
          <table:table-cell office:value-type="float" office:value="886.0"/>
          <table:table-cell office:value-type="float" office:value="97879.0"/>
          <table:table-cell office:value-type="float" office:value="97879.0"/>
          <table:table-cell office:value-type="float" office:value="4426.0"/>
          <table:table-cell office:value-type="float" office:value="1119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5000/ins_5000_7_0454</text:p>
          </table:table-cell>
          <table:table-cell office:value-type="float" office:value="0.149337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11.0"/>
          <table:table-cell office:value-type="float" office:value="311.0"/>
          <table:table-cell office:value-type="float" office:value="3959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5000/ins_5000_7_0464</text:p>
          </table:table-cell>
          <table:table-cell office:value-type="float" office:value="0.137942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4006.0"/>
          <table:table-cell office:value-type="float" office:value="765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5000/ins_5000_7_0474</text:p>
          </table:table-cell>
          <table:table-cell office:value-type="float" office:value="0.140469"/>
          <table:table-cell office:value-type="float" office:value="0.1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72.0"/>
          <table:table-cell office:value-type="float" office:value="4087.0"/>
          <table:table-cell office:value-type="float" office:value="792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5000/ins_5000_7_0484</text:p>
          </table:table-cell>
          <table:table-cell office:value-type="float" office:value="0.103019"/>
          <table:table-cell office:value-type="float" office:value="0.0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1.0"/>
          <table:table-cell office:value-type="float" office:value="291.0"/>
          <table:table-cell office:value-type="float" office:value="2585.0"/>
          <table:table-cell office:value-type="float" office:value="908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5000/ins_5000_8_0404</text:p>
          </table:table-cell>
          <table:table-cell office:value-type="float" office:value="0.151332"/>
          <table:table-cell office:value-type="float" office:value="0.1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747.0"/>
          <table:table-cell office:value-type="float" office:value="747.0"/>
          <table:table-cell office:value-type="float" office:value="4277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5000/ins_5000_8_0414</text:p>
          </table:table-cell>
          <table:table-cell office:value-type="float" office:value="0.139433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13.0"/>
          <table:table-cell office:value-type="float" office:value="313.0"/>
          <table:table-cell office:value-type="float" office:value="4150.0"/>
          <table:table-cell office:value-type="float" office:value="1029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5000/ins_5000_8_0424</text:p>
          </table:table-cell>
          <table:table-cell office:value-type="float" office:value="0.15175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59.0"/>
          <table:table-cell office:value-type="float" office:value="359.0"/>
          <table:table-cell office:value-type="float" office:value="4083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5000/ins_5000_8_0434</text:p>
          </table:table-cell>
          <table:table-cell office:value-type="float" office:value="0.160337"/>
          <table:table-cell office:value-type="float" office:value="0.15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2269.0"/>
          <table:table-cell office:value-type="float" office:value="2269.0"/>
          <table:table-cell office:value-type="float" office:value="5317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5000/ins_5000_8_0444</text:p>
          </table:table-cell>
          <table:table-cell office:value-type="float" office:value="0.403541"/>
          <table:table-cell office:value-type="float" office:value="0.393"/>
          <table:table-cell office:value-type="float" office:value="0.25"/>
          <table:table-cell office:value-type="float" office:value="1008.0"/>
          <table:table-cell office:value-type="float" office:value="0.0"/>
          <table:table-cell office:value-type="float" office:value="2.0"/>
          <table:table-cell office:value-type="float" office:value="1622.0"/>
          <table:table-cell office:value-type="float" office:value="220098.0"/>
          <table:table-cell office:value-type="float" office:value="220098.0"/>
          <table:table-cell office:value-type="float" office:value="4587.0"/>
          <table:table-cell office:value-type="float" office:value="1413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5000/ins_5000_8_0454</text:p>
          </table:table-cell>
          <table:table-cell office:value-type="float" office:value="0.140369"/>
          <table:table-cell office:value-type="float" office:value="0.13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552.0"/>
          <table:table-cell office:value-type="float" office:value="1552.0"/>
          <table:table-cell office:value-type="float" office:value="4114.0"/>
          <table:table-cell office:value-type="float" office:value="1094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5000/ins_5000_8_0464</text:p>
          </table:table-cell>
          <table:table-cell office:value-type="float" office:value="0.136069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8.0"/>
          <table:table-cell office:value-type="float" office:value="208.0"/>
          <table:table-cell office:value-type="float" office:value="4005.0"/>
          <table:table-cell office:value-type="float" office:value="779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5000/ins_5000_8_0474</text:p>
          </table:table-cell>
          <table:table-cell office:value-type="float" office:value="0.144464"/>
          <table:table-cell office:value-type="float" office:value="0.13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050.0"/>
          <table:table-cell office:value-type="float" office:value="1050.0"/>
          <table:table-cell office:value-type="float" office:value="4205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5000/ins_5000_8_0484</text:p>
          </table:table-cell>
          <table:table-cell office:value-type="float" office:value="0.113394"/>
          <table:table-cell office:value-type="float" office:value="0.10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998.0"/>
          <table:table-cell office:value-type="float" office:value="998.0"/>
          <table:table-cell office:value-type="float" office:value="3334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5000/ins_5000_9_0404</text:p>
          </table:table-cell>
          <table:table-cell office:value-type="float" office:value="0.136133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102.0"/>
          <table:table-cell office:value-type="float" office:value="3970.0"/>
          <table:table-cell office:value-type="float" office:value="519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5000/ins_5000_9_0414</text:p>
          </table:table-cell>
          <table:table-cell office:value-type="float" office:value="0.147272"/>
          <table:table-cell office:value-type="float" office:value="0.1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0.0"/>
          <table:table-cell office:value-type="float" office:value="240.0"/>
          <table:table-cell office:value-type="float" office:value="3982.0"/>
          <table:table-cell office:value-type="float" office:value="657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5000/ins_5000_9_0424</text:p>
          </table:table-cell>
          <table:table-cell office:value-type="float" office:value="0.135828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98.0"/>
          <table:table-cell office:value-type="float" office:value="198.0"/>
          <table:table-cell office:value-type="float" office:value="4039.0"/>
          <table:table-cell office:value-type="float" office:value="695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5000/ins_5000_9_0434</text:p>
          </table:table-cell>
          <table:table-cell office:value-type="float" office:value="0.135533"/>
          <table:table-cell office:value-type="float" office:value="0.1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53.0"/>
          <table:table-cell office:value-type="float" office:value="353.0"/>
          <table:table-cell office:value-type="float" office:value="3893.0"/>
          <table:table-cell office:value-type="float" office:value="659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5000/ins_5000_9_0444</text:p>
          </table:table-cell>
          <table:table-cell office:value-type="float" office:value="0.140643"/>
          <table:table-cell office:value-type="float" office:value="0.132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53.0"/>
          <table:table-cell office:value-type="float" office:value="753.0"/>
          <table:table-cell office:value-type="float" office:value="4230.0"/>
          <table:table-cell office:value-type="float" office:value="863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5000/ins_5000_9_0454</text:p>
          </table:table-cell>
          <table:table-cell office:value-type="float" office:value="0.144305"/>
          <table:table-cell office:value-type="float" office:value="0.1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84.0"/>
          <table:table-cell office:value-type="float" office:value="284.0"/>
          <table:table-cell office:value-type="float" office:value="3962.0"/>
          <table:table-cell office:value-type="float" office:value="845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5000/ins_5000_9_0464</text:p>
          </table:table-cell>
          <table:table-cell office:value-type="float" office:value="0.132545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132.0"/>
          <table:table-cell office:value-type="float" office:value="3971.0"/>
          <table:table-cell office:value-type="float" office:value="683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5000/ins_5000_9_0474</text:p>
          </table:table-cell>
          <table:table-cell office:value-type="float" office:value="0.151474"/>
          <table:table-cell office:value-type="float" office:value="0.14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24.0"/>
          <table:table-cell office:value-type="float" office:value="324.0"/>
          <table:table-cell office:value-type="float" office:value="4267.0"/>
          <table:table-cell office:value-type="float" office:value="1026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5000/ins_5000_9_0484</text:p>
          </table:table-cell>
          <table:table-cell office:value-type="float" office:value="0.123053"/>
          <table:table-cell office:value-type="float" office:value="0.114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345.0"/>
          <table:table-cell office:value-type="float" office:value="1345.0"/>
          <table:table-cell office:value-type="float" office:value="2525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6000/ins_6000_0_0404</text:p>
          </table:table-cell>
          <table:table-cell office:value-type="float" office:value="0.163681"/>
          <table:table-cell office:value-type="float" office:value="0.15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171.0"/>
          <table:table-cell office:value-type="float" office:value="5078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6000/ins_6000_0_0414</text:p>
          </table:table-cell>
          <table:table-cell office:value-type="float" office:value="0.166976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5104.0"/>
          <table:table-cell office:value-type="float" office:value="1032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6000/ins_6000_0_0424</text:p>
          </table:table-cell>
          <table:table-cell office:value-type="float" office:value="0.164902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22.0"/>
          <table:table-cell office:value-type="float" office:value="222.0"/>
          <table:table-cell office:value-type="float" office:value="5147.0"/>
          <table:table-cell office:value-type="float" office:value="1118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6000/ins_6000_0_0434</text:p>
          </table:table-cell>
          <table:table-cell office:value-type="float" office:value="0.184903"/>
          <table:table-cell office:value-type="float" office:value="0.174"/>
          <table:table-cell office:value-type="float" office:value="0.01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3650.0"/>
          <table:table-cell office:value-type="float" office:value="3650.0"/>
          <table:table-cell office:value-type="float" office:value="6566.0"/>
          <table:table-cell office:value-type="float" office:value="3793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6000/ins_6000_0_0444</text:p>
          </table:table-cell>
          <table:table-cell office:value-type="float" office:value="0.241161"/>
          <table:table-cell office:value-type="float" office:value="0.232"/>
          <table:table-cell office:value-type="float" office:value="0.07"/>
          <table:table-cell office:value-type="float" office:value="264.0"/>
          <table:table-cell office:value-type="float" office:value="0.0"/>
          <table:table-cell office:value-type="float" office:value="1.0"/>
          <table:table-cell office:value-type="float" office:value="717.0"/>
          <table:table-cell office:value-type="float" office:value="51197.0"/>
          <table:table-cell office:value-type="float" office:value="51197.0"/>
          <table:table-cell office:value-type="float" office:value="5444.0"/>
          <table:table-cell office:value-type="float" office:value="1267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6000/ins_6000_0_0454</text:p>
          </table:table-cell>
          <table:table-cell office:value-type="float" office:value="0.165247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35.0"/>
          <table:table-cell office:value-type="float" office:value="235.0"/>
          <table:table-cell office:value-type="float" office:value="4864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6000/ins_6000_0_0464</text:p>
          </table:table-cell>
          <table:table-cell office:value-type="float" office:value="0.167114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16.0"/>
          <table:table-cell office:value-type="float" office:value="316.0"/>
          <table:table-cell office:value-type="float" office:value="5360.0"/>
          <table:table-cell office:value-type="float" office:value="1779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6000/ins_6000_0_0474</text:p>
          </table:table-cell>
          <table:table-cell office:value-type="float" office:value="0.171591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418.0"/>
          <table:table-cell office:value-type="float" office:value="418.0"/>
          <table:table-cell office:value-type="float" office:value="5445.0"/>
          <table:table-cell office:value-type="float" office:value="157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6000/ins_6000_0_0484</text:p>
          </table:table-cell>
          <table:table-cell office:value-type="float" office:value="0.130398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3.0"/>
          <table:table-cell office:value-type="float" office:value="453.0"/>
          <table:table-cell office:value-type="float" office:value="4020.0"/>
          <table:table-cell office:value-type="float" office:value="2884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6000/ins_6000_1_0404</text:p>
          </table:table-cell>
          <table:table-cell office:value-type="float" office:value="0.1746"/>
          <table:table-cell office:value-type="float" office:value="0.16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12.0"/>
          <table:table-cell office:value-type="float" office:value="512.0"/>
          <table:table-cell office:value-type="float" office:value="5204.0"/>
          <table:table-cell office:value-type="float" office:value="11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6000/ins_6000_1_0414</text:p>
          </table:table-cell>
          <table:table-cell office:value-type="float" office:value="0.201128"/>
          <table:table-cell office:value-type="float" office:value="0.19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2055.0"/>
          <table:table-cell office:value-type="float" office:value="2055.0"/>
          <table:table-cell office:value-type="float" office:value="5339.0"/>
          <table:table-cell office:value-type="float" office:value="1601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6000/ins_6000_1_0424</text:p>
          </table:table-cell>
          <table:table-cell office:value-type="float" office:value="0.175847"/>
          <table:table-cell office:value-type="float" office:value="0.166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174.0"/>
          <table:table-cell office:value-type="float" office:value="4174.0"/>
          <table:table-cell office:value-type="float" office:value="5344.0"/>
          <table:table-cell office:value-type="float" office:value="1627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6000/ins_6000_1_0434</text:p>
          </table:table-cell>
          <table:table-cell office:value-type="float" office:value="0.168241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40.0"/>
          <table:table-cell office:value-type="float" office:value="440.0"/>
          <table:table-cell office:value-type="float" office:value="5273.0"/>
          <table:table-cell office:value-type="float" office:value="1720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6000/ins_6000_1_0444</text:p>
          </table:table-cell>
          <table:table-cell office:value-type="float" office:value="0.7695"/>
          <table:table-cell office:value-type="float" office:value="0.759"/>
          <table:table-cell office:value-type="float" office:value="0.59"/>
          <table:table-cell office:value-type="float" office:value="2204.0"/>
          <table:table-cell office:value-type="float" office:value="0.0"/>
          <table:table-cell office:value-type="float" office:value="3.0"/>
          <table:table-cell office:value-type="float" office:value="4678.0"/>
          <table:table-cell office:value-type="float" office:value="504813.0"/>
          <table:table-cell office:value-type="float" office:value="504813.0"/>
          <table:table-cell office:value-type="float" office:value="5428.0"/>
          <table:table-cell office:value-type="float" office:value="1268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6000/ins_6000_1_0454</text:p>
          </table:table-cell>
          <table:table-cell office:value-type="float" office:value="0.166684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22.0"/>
          <table:table-cell office:value-type="float" office:value="322.0"/>
          <table:table-cell office:value-type="float" office:value="4862.0"/>
          <table:table-cell office:value-type="float" office:value="955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6000/ins_6000_1_0464</text:p>
          </table:table-cell>
          <table:table-cell office:value-type="float" office:value="0.16864"/>
          <table:table-cell office:value-type="float" office:value="0.15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66.0"/>
          <table:table-cell office:value-type="float" office:value="566.0"/>
          <table:table-cell office:value-type="float" office:value="5286.0"/>
          <table:table-cell office:value-type="float" office:value="1632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6000/ins_6000_1_0474</text:p>
          </table:table-cell>
          <table:table-cell office:value-type="float" office:value="0.171865"/>
          <table:table-cell office:value-type="float" office:value="0.16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96.0"/>
          <table:table-cell office:value-type="float" office:value="896.0"/>
          <table:table-cell office:value-type="float" office:value="5210.0"/>
          <table:table-cell office:value-type="float" office:value="109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6000/ins_6000_1_0484</text:p>
          </table:table-cell>
          <table:table-cell office:value-type="float" office:value="0.133029"/>
          <table:table-cell office:value-type="float" office:value="0.125"/>
          <table:table-cell office:value-type="float" office:value="0.01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3957.0"/>
          <table:table-cell office:value-type="float" office:value="3957.0"/>
          <table:table-cell office:value-type="float" office:value="3535.0"/>
          <table:table-cell office:value-type="float" office:value="1578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6000/ins_6000_2_0404</text:p>
          </table:table-cell>
          <table:table-cell office:value-type="float" office:value="0.173208"/>
          <table:table-cell office:value-type="float" office:value="0.163"/>
          <table:table-cell office:value-type="float" office:value="0.01"/>
          <table:table-cell office:value-type="float" office:value="22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5913.0"/>
          <table:table-cell office:value-type="float" office:value="5913.0"/>
          <table:table-cell office:value-type="float" office:value="5403.0"/>
          <table:table-cell office:value-type="float" office:value="1555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6000/ins_6000_2_0414</text:p>
          </table:table-cell>
          <table:table-cell office:value-type="float" office:value="0.161852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243.0"/>
          <table:table-cell office:value-type="float" office:value="5164.0"/>
          <table:table-cell office:value-type="float" office:value="1234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6000/ins_6000_2_0424</text:p>
          </table:table-cell>
          <table:table-cell office:value-type="float" office:value="0.161119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203.0"/>
          <table:table-cell office:value-type="float" office:value="5070.0"/>
          <table:table-cell office:value-type="float" office:value="990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6000/ins_6000_2_0434</text:p>
          </table:table-cell>
          <table:table-cell office:value-type="float" office:value="0.36013"/>
          <table:table-cell office:value-type="float" office:value="0.35"/>
          <table:table-cell office:value-type="float" office:value="0.18"/>
          <table:table-cell office:value-type="float" office:value="234.0"/>
          <table:table-cell office:value-type="float" office:value="0.0"/>
          <table:table-cell office:value-type="float" office:value="1.0"/>
          <table:table-cell office:value-type="float" office:value="366.0"/>
          <table:table-cell office:value-type="float" office:value="155014.0"/>
          <table:table-cell office:value-type="float" office:value="155014.0"/>
          <table:table-cell office:value-type="float" office:value="6758.0"/>
          <table:table-cell office:value-type="float" office:value="4032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6000/ins_6000_2_0444</text:p>
          </table:table-cell>
          <table:table-cell office:value-type="float" office:value="3.72986"/>
          <table:table-cell office:value-type="float" office:value="3.72"/>
          <table:table-cell office:value-type="float" office:value="3.55"/>
          <table:table-cell office:value-type="float" office:value="8928.0"/>
          <table:table-cell office:value-type="float" office:value="0.0"/>
          <table:table-cell office:value-type="float" office:value="5.0"/>
          <table:table-cell office:value-type="float" office:value="12531.0"/>
          <table:table-cell office:value-type="float" office:value="2914094.0"/>
          <table:table-cell office:value-type="float" office:value="2914094.0"/>
          <table:table-cell office:value-type="float" office:value="5819.0"/>
          <table:table-cell office:value-type="float" office:value="1950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6000/ins_6000_2_0454</text:p>
          </table:table-cell>
          <table:table-cell office:value-type="float" office:value="0.17089"/>
          <table:table-cell office:value-type="float" office:value="0.161"/>
          <table:table-cell office:value-type="float" office:value="0.01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7024.0"/>
          <table:table-cell office:value-type="float" office:value="7024.0"/>
          <table:table-cell office:value-type="float" office:value="5098.0"/>
          <table:table-cell office:value-type="float" office:value="1301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6000/ins_6000_2_0464</text:p>
          </table:table-cell>
          <table:table-cell office:value-type="float" office:value="0.161019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32.0"/>
          <table:table-cell office:value-type="float" office:value="432.0"/>
          <table:table-cell office:value-type="float" office:value="5121.0"/>
          <table:table-cell office:value-type="float" office:value="1144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6000/ins_6000_2_0474</text:p>
          </table:table-cell>
          <table:table-cell office:value-type="float" office:value="0.193479"/>
          <table:table-cell office:value-type="float" office:value="0.184"/>
          <table:table-cell office:value-type="float" office:value="0.02"/>
          <table:table-cell office:value-type="float" office:value="80.0"/>
          <table:table-cell office:value-type="float" office:value="0.0"/>
          <table:table-cell office:value-type="float" office:value="0.0"/>
          <table:table-cell office:value-type="float" office:value="202.0"/>
          <table:table-cell office:value-type="float" office:value="16815.0"/>
          <table:table-cell office:value-type="float" office:value="16815.0"/>
          <table:table-cell office:value-type="float" office:value="5303.0"/>
          <table:table-cell office:value-type="float" office:value="1275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6000/ins_6000_2_0484</text:p>
          </table:table-cell>
          <table:table-cell office:value-type="float" office:value="110.327"/>
          <table:table-cell office:value-type="float" office:value="110.317"/>
          <table:table-cell office:value-type="float" office:value="110.19"/>
          <table:table-cell office:value-type="float" office:value="60582.0"/>
          <table:table-cell office:value-type="float" office:value="0.0"/>
          <table:table-cell office:value-type="float" office:value="15.0"/>
          <table:table-cell office:value-type="float" office:value="513828.0"/>
          <table:table-cell office:value-type="float" office:value="28482102.0"/>
          <table:table-cell office:value-type="float" office:value="28482102.0"/>
          <table:table-cell office:value-type="float" office:value="4984.0"/>
          <table:table-cell office:value-type="float" office:value="492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6000/ins_6000_3_0404</text:p>
          </table:table-cell>
          <table:table-cell office:value-type="float" office:value="0.163746"/>
          <table:table-cell office:value-type="float" office:value="0.154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761.0"/>
          <table:table-cell office:value-type="float" office:value="1761.0"/>
          <table:table-cell office:value-type="float" office:value="5310.0"/>
          <table:table-cell office:value-type="float" office:value="1419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6000/ins_6000_3_0414</text:p>
          </table:table-cell>
          <table:table-cell office:value-type="float" office:value="0.168031"/>
          <table:table-cell office:value-type="float" office:value="0.158"/>
          <table:table-cell office:value-type="float" office:value="0.01"/>
          <table:table-cell office:value-type="float" office:value="22.0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4746.0"/>
          <table:table-cell office:value-type="float" office:value="4746.0"/>
          <table:table-cell office:value-type="float" office:value="5103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6000/ins_6000_3_0424</text:p>
          </table:table-cell>
          <table:table-cell office:value-type="float" office:value="0.158397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7.0"/>
          <table:table-cell office:value-type="float" office:value="207.0"/>
          <table:table-cell office:value-type="float" office:value="5069.0"/>
          <table:table-cell office:value-type="float" office:value="1041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6000/ins_6000_3_0434</text:p>
          </table:table-cell>
          <table:table-cell office:value-type="float" office:value="0.161039"/>
          <table:table-cell office:value-type="float" office:value="0.151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069.0"/>
          <table:table-cell office:value-type="float" office:value="2069.0"/>
          <table:table-cell office:value-type="float" office:value="5186.0"/>
          <table:table-cell office:value-type="float" office:value="1451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6000/ins_6000_3_0444</text:p>
          </table:table-cell>
          <table:table-cell office:value-type="float" office:value="0.584326"/>
          <table:table-cell office:value-type="float" office:value="0.575"/>
          <table:table-cell office:value-type="float" office:value="0.41"/>
          <table:table-cell office:value-type="float" office:value="1426.0"/>
          <table:table-cell office:value-type="float" office:value="0.0"/>
          <table:table-cell office:value-type="float" office:value="3.0"/>
          <table:table-cell office:value-type="float" office:value="2126.0"/>
          <table:table-cell office:value-type="float" office:value="336821.0"/>
          <table:table-cell office:value-type="float" office:value="336821.0"/>
          <table:table-cell office:value-type="float" office:value="5574.0"/>
          <table:table-cell office:value-type="float" office:value="1656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6000/ins_6000_3_0454</text:p>
          </table:table-cell>
          <table:table-cell office:value-type="float" office:value="0.171905"/>
          <table:table-cell office:value-type="float" office:value="0.162"/>
          <table:table-cell office:value-type="float" office:value="0.01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158.0"/>
          <table:table-cell office:value-type="float" office:value="8652.0"/>
          <table:table-cell office:value-type="float" office:value="8652.0"/>
          <table:table-cell office:value-type="float" office:value="5107.0"/>
          <table:table-cell office:value-type="float" office:value="1409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6000/ins_6000_3_0464</text:p>
          </table:table-cell>
          <table:table-cell office:value-type="float" office:value="0.158977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380.0"/>
          <table:table-cell office:value-type="float" office:value="5101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6000/ins_6000_3_0474</text:p>
          </table:table-cell>
          <table:table-cell office:value-type="float" office:value="0.163498"/>
          <table:table-cell office:value-type="float" office:value="0.154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2300.0"/>
          <table:table-cell office:value-type="float" office:value="2300.0"/>
          <table:table-cell office:value-type="float" office:value="5306.0"/>
          <table:table-cell office:value-type="float" office:value="1366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6000/ins_6000_3_0484</text:p>
          </table:table-cell>
          <table:table-cell office:value-type="float" office:value="600.0"/>
          <table:table-cell office:value-type="float" office:value="600.019"/>
          <table:table-cell office:value-type="float" office:value="599.88"/>
          <table:table-cell office:value-type="float" office:value="222792.0"/>
          <table:table-cell office:value-type="float" office:value="1.0"/>
          <table:table-cell office:value-type="float" office:value="21.0"/>
          <table:table-cell office:value-type="float" office:value="2374382.0"/>
          <table:table-cell office:value-type="float" office:value="74123814.0"/>
          <table:table-cell office:value-type="float" office:value="74123814.0"/>
          <table:table-cell office:value-type="float" office:value="5069.0"/>
          <table:table-cell office:value-type="float" office:value="463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6000/ins_6000_4_0404</text:p>
          </table:table-cell>
          <table:table-cell office:value-type="float" office:value="0.162027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58.0"/>
          <table:table-cell office:value-type="float" office:value="258.0"/>
          <table:table-cell office:value-type="float" office:value="5062.0"/>
          <table:table-cell office:value-type="float" office:value="920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6000/ins_6000_4_0414</text:p>
          </table:table-cell>
          <table:table-cell office:value-type="float" office:value="0.16889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89.0"/>
          <table:table-cell office:value-type="float" office:value="5013.0"/>
          <table:table-cell office:value-type="float" office:value="979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6000/ins_6000_4_0424</text:p>
          </table:table-cell>
          <table:table-cell office:value-type="float" office:value="0.157353"/>
          <table:table-cell office:value-type="float" office:value="0.1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193.0"/>
          <table:table-cell office:value-type="float" office:value="5007.0"/>
          <table:table-cell office:value-type="float" office:value="945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6000/ins_6000_4_0434</text:p>
          </table:table-cell>
          <table:table-cell office:value-type="float" office:value="0.169759"/>
          <table:table-cell office:value-type="float" office:value="0.1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7.0"/>
          <table:table-cell office:value-type="float" office:value="547.0"/>
          <table:table-cell office:value-type="float" office:value="5059.0"/>
          <table:table-cell office:value-type="float" office:value="1265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6000/ins_6000_4_0444</text:p>
          </table:table-cell>
          <table:table-cell office:value-type="float" office:value="0.253979"/>
          <table:table-cell office:value-type="float" office:value="0.244"/>
          <table:table-cell office:value-type="float" office:value="0.08"/>
          <table:table-cell office:value-type="float" office:value="448.0"/>
          <table:table-cell office:value-type="float" office:value="0.0"/>
          <table:table-cell office:value-type="float" office:value="2.0"/>
          <table:table-cell office:value-type="float" office:value="1109.0"/>
          <table:table-cell office:value-type="float" office:value="64744.0"/>
          <table:table-cell office:value-type="float" office:value="64744.0"/>
          <table:table-cell office:value-type="float" office:value="5203.0"/>
          <table:table-cell office:value-type="float" office:value="890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6000/ins_6000_4_0454</text:p>
          </table:table-cell>
          <table:table-cell office:value-type="float" office:value="0.169227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2.0"/>
          <table:table-cell office:value-type="float" office:value="172.0"/>
          <table:table-cell office:value-type="float" office:value="4753.0"/>
          <table:table-cell office:value-type="float" office:value="677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6000/ins_6000_4_0464</text:p>
          </table:table-cell>
          <table:table-cell office:value-type="float" office:value="0.163027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9.0"/>
          <table:table-cell office:value-type="float" office:value="339.0"/>
          <table:table-cell office:value-type="float" office:value="5067.0"/>
          <table:table-cell office:value-type="float" office:value="1084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6000/ins_6000_4_0474</text:p>
          </table:table-cell>
          <table:table-cell office:value-type="float" office:value="0.157724"/>
          <table:table-cell office:value-type="float" office:value="0.1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64.0"/>
          <table:table-cell office:value-type="float" office:value="464.0"/>
          <table:table-cell office:value-type="float" office:value="5014.0"/>
          <table:table-cell office:value-type="float" office:value="771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6000/ins_6000_4_0484</text:p>
          </table:table-cell>
          <table:table-cell office:value-type="float" office:value="4.92539"/>
          <table:table-cell office:value-type="float" office:value="4.916"/>
          <table:table-cell office:value-type="float" office:value="4.79"/>
          <table:table-cell office:value-type="float" office:value="8640.0"/>
          <table:table-cell office:value-type="float" office:value="0.0"/>
          <table:table-cell office:value-type="float" office:value="0.0"/>
          <table:table-cell office:value-type="float" office:value="6251.0"/>
          <table:table-cell office:value-type="float" office:value="3347424.0"/>
          <table:table-cell office:value-type="float" office:value="3347424.0"/>
          <table:table-cell office:value-type="float" office:value="4521.0"/>
          <table:table-cell office:value-type="float" office:value="3431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6000/ins_6000_5_0404</text:p>
          </table:table-cell>
          <table:table-cell office:value-type="float" office:value="0.224688"/>
          <table:table-cell office:value-type="float" office:value="0.215"/>
          <table:table-cell office:value-type="float" office:value="0.05"/>
          <table:table-cell office:value-type="float" office:value="200.0"/>
          <table:table-cell office:value-type="float" office:value="0.0"/>
          <table:table-cell office:value-type="float" office:value="0.0"/>
          <table:table-cell office:value-type="float" office:value="242.0"/>
          <table:table-cell office:value-type="float" office:value="46712.0"/>
          <table:table-cell office:value-type="float" office:value="46712.0"/>
          <table:table-cell office:value-type="float" office:value="5361.0"/>
          <table:table-cell office:value-type="float" office:value="1518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6000/ins_6000_5_0414</text:p>
          </table:table-cell>
          <table:table-cell office:value-type="float" office:value="0.168834"/>
          <table:table-cell office:value-type="float" office:value="0.159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781.0"/>
          <table:table-cell office:value-type="float" office:value="1781.0"/>
          <table:table-cell office:value-type="float" office:value="5059.0"/>
          <table:table-cell office:value-type="float" office:value="1067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6000/ins_6000_5_0424</text:p>
          </table:table-cell>
          <table:table-cell office:value-type="float" office:value="0.169909"/>
          <table:table-cell office:value-type="float" office:value="0.16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576.0"/>
          <table:table-cell office:value-type="float" office:value="2576.0"/>
          <table:table-cell office:value-type="float" office:value="5063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6000/ins_6000_5_0434</text:p>
          </table:table-cell>
          <table:table-cell office:value-type="float" office:value="0.188621"/>
          <table:table-cell office:value-type="float" office:value="0.179"/>
          <table:table-cell office:value-type="float" office:value="0.0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8980.0"/>
          <table:table-cell office:value-type="float" office:value="8980.0"/>
          <table:table-cell office:value-type="float" office:value="6822.0"/>
          <table:table-cell office:value-type="float" office:value="4284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6000/ins_6000_5_0444</text:p>
          </table:table-cell>
          <table:table-cell office:value-type="float" office:value="0.929305"/>
          <table:table-cell office:value-type="float" office:value="0.919"/>
          <table:table-cell office:value-type="float" office:value="0.75"/>
          <table:table-cell office:value-type="float" office:value="3348.0"/>
          <table:table-cell office:value-type="float" office:value="0.0"/>
          <table:table-cell office:value-type="float" office:value="0.0"/>
          <table:table-cell office:value-type="float" office:value="3298.0"/>
          <table:table-cell office:value-type="float" office:value="668541.0"/>
          <table:table-cell office:value-type="float" office:value="668541.0"/>
          <table:table-cell office:value-type="float" office:value="5399.0"/>
          <table:table-cell office:value-type="float" office:value="1319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6000/ins_6000_5_0454</text:p>
          </table:table-cell>
          <table:table-cell office:value-type="float" office:value="0.20061"/>
          <table:table-cell office:value-type="float" office:value="0.19"/>
          <table:table-cell office:value-type="float" office:value="0.02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18852.0"/>
          <table:table-cell office:value-type="float" office:value="18852.0"/>
          <table:table-cell office:value-type="float" office:value="5091.0"/>
          <table:table-cell office:value-type="float" office:value="1412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6000/ins_6000_5_0464</text:p>
          </table:table-cell>
          <table:table-cell office:value-type="float" office:value="0.194492"/>
          <table:table-cell office:value-type="float" office:value="0.184"/>
          <table:table-cell office:value-type="float" office:value="0.01"/>
          <table:table-cell office:value-type="float" office:value="60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12694.0"/>
          <table:table-cell office:value-type="float" office:value="12694.0"/>
          <table:table-cell office:value-type="float" office:value="5176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6000/ins_6000_5_0474</text:p>
          </table:table-cell>
          <table:table-cell office:value-type="float" office:value="0.186926"/>
          <table:table-cell office:value-type="float" office:value="0.177"/>
          <table:table-cell office:value-type="float" office:value="0.02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18276.0"/>
          <table:table-cell office:value-type="float" office:value="18276.0"/>
          <table:table-cell office:value-type="float" office:value="5194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6000/ins_6000_5_0484</text:p>
          </table:table-cell>
          <table:table-cell office:value-type="float" office:value="0.146307"/>
          <table:table-cell office:value-type="float" office:value="0.138"/>
          <table:table-cell office:value-type="float" office:value="0.01"/>
          <table:table-cell office:value-type="float" office:value="27.0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1128.0"/>
          <table:table-cell office:value-type="float" office:value="11128.0"/>
          <table:table-cell office:value-type="float" office:value="4246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6000/ins_6000_6_0404</text:p>
          </table:table-cell>
          <table:table-cell office:value-type="float" office:value="0.159259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239.0"/>
          <table:table-cell office:value-type="float" office:value="4954.0"/>
          <table:table-cell office:value-type="float" office:value="749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6000/ins_6000_6_0414</text:p>
          </table:table-cell>
          <table:table-cell office:value-type="float" office:value="0.164571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33.0"/>
          <table:table-cell office:value-type="float" office:value="333.0"/>
          <table:table-cell office:value-type="float" office:value="5270.0"/>
          <table:table-cell office:value-type="float" office:value="1417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6000/ins_6000_6_0424</text:p>
          </table:table-cell>
          <table:table-cell office:value-type="float" office:value="0.176849"/>
          <table:table-cell office:value-type="float" office:value="0.1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74.0"/>
          <table:table-cell office:value-type="float" office:value="274.0"/>
          <table:table-cell office:value-type="float" office:value="5207.0"/>
          <table:table-cell office:value-type="float" office:value="1271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6000/ins_6000_6_0434</text:p>
          </table:table-cell>
          <table:table-cell office:value-type="float" office:value="0.215607"/>
          <table:table-cell office:value-type="float" office:value="0.205"/>
          <table:table-cell office:value-type="float" office:value="0.03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130.0"/>
          <table:table-cell office:value-type="float" office:value="22796.0"/>
          <table:table-cell office:value-type="float" office:value="22796.0"/>
          <table:table-cell office:value-type="float" office:value="6647.0"/>
          <table:table-cell office:value-type="float" office:value="392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6000/ins_6000_6_0444</text:p>
          </table:table-cell>
          <table:table-cell office:value-type="float" office:value="0.186026"/>
          <table:table-cell office:value-type="float" office:value="0.176"/>
          <table:table-cell office:value-type="float" office:value="0.01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198.0"/>
          <table:table-cell office:value-type="float" office:value="7403.0"/>
          <table:table-cell office:value-type="float" office:value="7403.0"/>
          <table:table-cell office:value-type="float" office:value="5379.0"/>
          <table:table-cell office:value-type="float" office:value="1161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6000/ins_6000_6_0454</text:p>
          </table:table-cell>
          <table:table-cell office:value-type="float" office:value="0.158992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171.0"/>
          <table:table-cell office:value-type="float" office:value="4797.0"/>
          <table:table-cell office:value-type="float" office:value="851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6000/ins_6000_6_0464</text:p>
          </table:table-cell>
          <table:table-cell office:value-type="float" office:value="0.164971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89.0"/>
          <table:table-cell office:value-type="float" office:value="589.0"/>
          <table:table-cell office:value-type="float" office:value="5363.0"/>
          <table:table-cell office:value-type="float" office:value="1821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6000/ins_6000_6_0474</text:p>
          </table:table-cell>
          <table:table-cell office:value-type="float" office:value="0.174149"/>
          <table:table-cell office:value-type="float" office:value="0.1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63.0"/>
          <table:table-cell office:value-type="float" office:value="1063.0"/>
          <table:table-cell office:value-type="float" office:value="5494.0"/>
          <table:table-cell office:value-type="float" office:value="1728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6000/ins_6000_6_0484</text:p>
          </table:table-cell>
          <table:table-cell office:value-type="float" office:value="0.12884"/>
          <table:table-cell office:value-type="float" office:value="0.1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880.0"/>
          <table:table-cell office:value-type="float" office:value="880.0"/>
          <table:table-cell office:value-type="float" office:value="3672.0"/>
          <table:table-cell office:value-type="float" office:value="1660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6000/ins_6000_7_0404</text:p>
          </table:table-cell>
          <table:table-cell office:value-type="float" office:value="0.171139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55.0"/>
          <table:table-cell office:value-type="float" office:value="355.0"/>
          <table:table-cell office:value-type="float" office:value="5418.0"/>
          <table:table-cell office:value-type="float" office:value="1517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6000/ins_6000_7_0414</text:p>
          </table:table-cell>
          <table:table-cell office:value-type="float" office:value="0.166531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1.0"/>
          <table:table-cell office:value-type="float" office:value="191.0"/>
          <table:table-cell office:value-type="float" office:value="5067.0"/>
          <table:table-cell office:value-type="float" office:value="987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6000/ins_6000_7_0424</text:p>
          </table:table-cell>
          <table:table-cell office:value-type="float" office:value="0.168656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7.0"/>
          <table:table-cell office:value-type="float" office:value="257.0"/>
          <table:table-cell office:value-type="float" office:value="5142.0"/>
          <table:table-cell office:value-type="float" office:value="997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6000/ins_6000_7_0434</text:p>
          </table:table-cell>
          <table:table-cell office:value-type="float" office:value="0.166425"/>
          <table:table-cell office:value-type="float" office:value="0.15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62.0"/>
          <table:table-cell office:value-type="float" office:value="462.0"/>
          <table:table-cell office:value-type="float" office:value="5119.0"/>
          <table:table-cell office:value-type="float" office:value="124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6000/ins_6000_7_0444</text:p>
          </table:table-cell>
          <table:table-cell office:value-type="float" office:value="0.198663"/>
          <table:table-cell office:value-type="float" office:value="0.189"/>
          <table:table-cell office:value-type="float" office:value="0.03"/>
          <table:table-cell office:value-type="float" office:value="100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20316.0"/>
          <table:table-cell office:value-type="float" office:value="20316.0"/>
          <table:table-cell office:value-type="float" office:value="5563.0"/>
          <table:table-cell office:value-type="float" office:value="1334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6000/ins_6000_7_0454</text:p>
          </table:table-cell>
          <table:table-cell office:value-type="float" office:value="0.16254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89.0"/>
          <table:table-cell office:value-type="float" office:value="389.0"/>
          <table:table-cell office:value-type="float" office:value="5097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6000/ins_6000_7_0464</text:p>
          </table:table-cell>
          <table:table-cell office:value-type="float" office:value="0.164496"/>
          <table:table-cell office:value-type="float" office:value="0.15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42.0"/>
          <table:table-cell office:value-type="float" office:value="342.0"/>
          <table:table-cell office:value-type="float" office:value="5146.0"/>
          <table:table-cell office:value-type="float" office:value="1170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6000/ins_6000_7_0474</text:p>
          </table:table-cell>
          <table:table-cell office:value-type="float" office:value="0.16649"/>
          <table:table-cell office:value-type="float" office:value="0.15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634.0"/>
          <table:table-cell office:value-type="float" office:value="634.0"/>
          <table:table-cell office:value-type="float" office:value="5285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6000/ins_6000_7_0484</text:p>
          </table:table-cell>
          <table:table-cell office:value-type="float" office:value="0.183933"/>
          <table:table-cell office:value-type="float" office:value="0.175"/>
          <table:table-cell office:value-type="float" office:value="0.05"/>
          <table:table-cell office:value-type="float" office:value="96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34107.0"/>
          <table:table-cell office:value-type="float" office:value="34107.0"/>
          <table:table-cell office:value-type="float" office:value="4400.0"/>
          <table:table-cell office:value-type="float" office:value="3011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6000/ins_6000_8_0404</text:p>
          </table:table-cell>
          <table:table-cell office:value-type="float" office:value="0.177083"/>
          <table:table-cell office:value-type="float" office:value="0.16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3428.0"/>
          <table:table-cell office:value-type="float" office:value="3428.0"/>
          <table:table-cell office:value-type="float" office:value="5468.0"/>
          <table:table-cell office:value-type="float" office:value="1709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6000/ins_6000_8_0414</text:p>
          </table:table-cell>
          <table:table-cell office:value-type="float" office:value="0.174697"/>
          <table:table-cell office:value-type="float" office:value="0.16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799.0"/>
          <table:table-cell office:value-type="float" office:value="1799.0"/>
          <table:table-cell office:value-type="float" office:value="5225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6000/ins_6000_8_0424</text:p>
          </table:table-cell>
          <table:table-cell office:value-type="float" office:value="0.171793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92.0"/>
          <table:table-cell office:value-type="float" office:value="492.0"/>
          <table:table-cell office:value-type="float" office:value="5331.0"/>
          <table:table-cell office:value-type="float" office:value="1453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6000/ins_6000_8_0434</text:p>
          </table:table-cell>
          <table:table-cell office:value-type="float" office:value="0.182591"/>
          <table:table-cell office:value-type="float" office:value="0.173"/>
          <table:table-cell office:value-type="float" office:value="0.01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9179.0"/>
          <table:table-cell office:value-type="float" office:value="9179.0"/>
          <table:table-cell office:value-type="float" office:value="5179.0"/>
          <table:table-cell office:value-type="float" office:value="1463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6000/ins_6000_8_0444</text:p>
          </table:table-cell>
          <table:table-cell office:value-type="float" office:value="0.948257"/>
          <table:table-cell office:value-type="float" office:value="0.938"/>
          <table:table-cell office:value-type="float" office:value="0.77"/>
          <table:table-cell office:value-type="float" office:value="2520.0"/>
          <table:table-cell office:value-type="float" office:value="0.0"/>
          <table:table-cell office:value-type="float" office:value="6.0"/>
          <table:table-cell office:value-type="float" office:value="6469.0"/>
          <table:table-cell office:value-type="float" office:value="567331.0"/>
          <table:table-cell office:value-type="float" office:value="567331.0"/>
          <table:table-cell office:value-type="float" office:value="5463.0"/>
          <table:table-cell office:value-type="float" office:value="1459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6000/ins_6000_8_0454</text:p>
          </table:table-cell>
          <table:table-cell office:value-type="float" office:value="0.179717"/>
          <table:table-cell office:value-type="float" office:value="0.17"/>
          <table:table-cell office:value-type="float" office:value="0.01"/>
          <table:table-cell office:value-type="float" office:value="36.0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9028.0"/>
          <table:table-cell office:value-type="float" office:value="9028.0"/>
          <table:table-cell office:value-type="float" office:value="5187.0"/>
          <table:table-cell office:value-type="float" office:value="151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6000/ins_6000_8_0464</text:p>
          </table:table-cell>
          <table:table-cell office:value-type="float" office:value="0.176395"/>
          <table:table-cell office:value-type="float" office:value="0.1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56.0"/>
          <table:table-cell office:value-type="float" office:value="456.0"/>
          <table:table-cell office:value-type="float" office:value="5160.0"/>
          <table:table-cell office:value-type="float" office:value="1237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6000/ins_6000_8_0474</text:p>
          </table:table-cell>
          <table:table-cell office:value-type="float" office:value="0.255993"/>
          <table:table-cell office:value-type="float" office:value="0.246"/>
          <table:table-cell office:value-type="float" office:value="0.08"/>
          <table:table-cell office:value-type="float" office:value="220.0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68849.0"/>
          <table:table-cell office:value-type="float" office:value="68849.0"/>
          <table:table-cell office:value-type="float" office:value="5703.0"/>
          <table:table-cell office:value-type="float" office:value="2085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6000/ins_6000_8_0484</text:p>
          </table:table-cell>
          <table:table-cell office:value-type="float" office:value="0.128093"/>
          <table:table-cell office:value-type="float" office:value="0.11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224.0"/>
          <table:table-cell office:value-type="float" office:value="1224.0"/>
          <table:table-cell office:value-type="float" office:value="3505.0"/>
          <table:table-cell office:value-type="float" office:value="1559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6000/ins_6000_9_0404</text:p>
          </table:table-cell>
          <table:table-cell office:value-type="float" office:value="0.168145"/>
          <table:table-cell office:value-type="float" office:value="0.15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976.0"/>
          <table:table-cell office:value-type="float" office:value="976.0"/>
          <table:table-cell office:value-type="float" office:value="5335.0"/>
          <table:table-cell office:value-type="float" office:value="1581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6000/ins_6000_9_0414</text:p>
          </table:table-cell>
          <table:table-cell office:value-type="float" office:value="0.163768"/>
          <table:table-cell office:value-type="float" office:value="0.154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179.0"/>
          <table:table-cell office:value-type="float" office:value="2179.0"/>
          <table:table-cell office:value-type="float" office:value="5158.0"/>
          <table:table-cell office:value-type="float" office:value="1369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6000/ins_6000_9_0424</text:p>
          </table:table-cell>
          <table:table-cell office:value-type="float" office:value="0.167125"/>
          <table:table-cell office:value-type="float" office:value="0.15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62.0"/>
          <table:table-cell office:value-type="float" office:value="1162.0"/>
          <table:table-cell office:value-type="float" office:value="5300.0"/>
          <table:table-cell office:value-type="float" office:value="1522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6000/ins_6000_9_0434</text:p>
          </table:table-cell>
          <table:table-cell office:value-type="float" office:value="0.161172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21.0"/>
          <table:table-cell office:value-type="float" office:value="321.0"/>
          <table:table-cell office:value-type="float" office:value="5023.0"/>
          <table:table-cell office:value-type="float" office:value="1340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6000/ins_6000_9_0444</text:p>
          </table:table-cell>
          <table:table-cell office:value-type="float" office:value="0.17461"/>
          <table:table-cell office:value-type="float" office:value="0.165"/>
          <table:table-cell office:value-type="float" office:value="0.01"/>
          <table:table-cell office:value-type="float" office:value="70.0"/>
          <table:table-cell office:value-type="float" office:value="0.0"/>
          <table:table-cell office:value-type="float" office:value="1.0"/>
          <table:table-cell office:value-type="float" office:value="204.0"/>
          <table:table-cell office:value-type="float" office:value="7048.0"/>
          <table:table-cell office:value-type="float" office:value="7048.0"/>
          <table:table-cell office:value-type="float" office:value="5329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6000/ins_6000_9_0454</text:p>
          </table:table-cell>
          <table:table-cell office:value-type="float" office:value="0.172091"/>
          <table:table-cell office:value-type="float" office:value="0.16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322.0"/>
          <table:table-cell office:value-type="float" office:value="2322.0"/>
          <table:table-cell office:value-type="float" office:value="5063.0"/>
          <table:table-cell office:value-type="float" office:value="1486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6000/ins_6000_9_0464</text:p>
          </table:table-cell>
          <table:table-cell office:value-type="float" office:value="0.166855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199.0"/>
          <table:table-cell office:value-type="float" office:value="4980.0"/>
          <table:table-cell office:value-type="float" office:value="1039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6000/ins_6000_9_0474</text:p>
          </table:table-cell>
          <table:table-cell office:value-type="float" office:value="0.164266"/>
          <table:table-cell office:value-type="float" office:value="0.15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13.0"/>
          <table:table-cell office:value-type="float" office:value="713.0"/>
          <table:table-cell office:value-type="float" office:value="5366.0"/>
          <table:table-cell office:value-type="float" office:value="1499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6000/ins_6000_9_0484</text:p>
          </table:table-cell>
          <table:table-cell office:value-type="float" office:value="0.177467"/>
          <table:table-cell office:value-type="float" office:value="0.168"/>
          <table:table-cell office:value-type="float" office:value="0.03"/>
          <table:table-cell office:value-type="float" office:value="68.0"/>
          <table:table-cell office:value-type="float" office:value="0.0"/>
          <table:table-cell office:value-type="float" office:value="0.0"/>
          <table:table-cell office:value-type="float" office:value="139.0"/>
          <table:table-cell office:value-type="float" office:value="22731.0"/>
          <table:table-cell office:value-type="float" office:value="22731.0"/>
          <table:table-cell office:value-type="float" office:value="4196.0"/>
          <table:table-cell office:value-type="float" office:value="2943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7000/ins_7000_0_0404</text:p>
          </table:table-cell>
          <table:table-cell office:value-type="float" office:value="57.9351"/>
          <table:table-cell office:value-type="float" office:value="57.923"/>
          <table:table-cell office:value-type="float" office:value="57.72"/>
          <table:table-cell office:value-type="float" office:value="39000.0"/>
          <table:table-cell office:value-type="float" office:value="0.0"/>
          <table:table-cell office:value-type="float" office:value="12.0"/>
          <table:table-cell office:value-type="float" office:value="72841.0"/>
          <table:table-cell office:value-type="float" office:value="27537083.0"/>
          <table:table-cell office:value-type="float" office:value="27537083.0"/>
          <table:table-cell office:value-type="float" office:value="8178.0"/>
          <table:table-cell office:value-type="float" office:value="4926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7000/ins_7000_0_0414</text:p>
          </table:table-cell>
          <table:table-cell office:value-type="float" office:value="600.0"/>
          <table:table-cell office:value-type="float" office:value="600.021"/>
          <table:table-cell office:value-type="float" office:value="599.81"/>
          <table:table-cell office:value-type="float" office:value="241495.0"/>
          <table:table-cell office:value-type="float" office:value="1.0"/>
          <table:table-cell office:value-type="float" office:value="19.0"/>
          <table:table-cell office:value-type="float" office:value="1386325.0"/>
          <table:table-cell office:value-type="float" office:value="198964968.0"/>
          <table:table-cell office:value-type="float" office:value="198964968.0"/>
          <table:table-cell office:value-type="float" office:value="8939.0"/>
          <table:table-cell office:value-type="float" office:value="7151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7000/ins_7000_0_0424</text:p>
          </table:table-cell>
          <table:table-cell office:value-type="float" office:value="0.192402"/>
          <table:table-cell office:value-type="float" office:value="0.18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221.0"/>
          <table:table-cell office:value-type="float" office:value="6062.0"/>
          <table:table-cell office:value-type="float" office:value="1247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7000/ins_7000_0_0434</text:p>
          </table:table-cell>
          <table:table-cell office:value-type="float" office:value="0.479252"/>
          <table:table-cell office:value-type="float" office:value="0.468"/>
          <table:table-cell office:value-type="float" office:value="0.27"/>
          <table:table-cell office:value-type="float" office:value="260.0"/>
          <table:table-cell office:value-type="float" office:value="0.0"/>
          <table:table-cell office:value-type="float" office:value="1.0"/>
          <table:table-cell office:value-type="float" office:value="508.0"/>
          <table:table-cell office:value-type="float" office:value="188435.0"/>
          <table:table-cell office:value-type="float" office:value="188435.0"/>
          <table:table-cell office:value-type="float" office:value="7871.0"/>
          <table:table-cell office:value-type="float" office:value="4581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7000/ins_7000_0_0444</text:p>
          </table:table-cell>
          <table:table-cell office:value-type="float" office:value="30.6156"/>
          <table:table-cell office:value-type="float" office:value="30.605"/>
          <table:table-cell office:value-type="float" office:value="30.4"/>
          <table:table-cell office:value-type="float" office:value="12864.0"/>
          <table:table-cell office:value-type="float" office:value="0.0"/>
          <table:table-cell office:value-type="float" office:value="14.0"/>
          <table:table-cell office:value-type="float" office:value="104489.0"/>
          <table:table-cell office:value-type="float" office:value="9574243.0"/>
          <table:table-cell office:value-type="float" office:value="9574243.0"/>
          <table:table-cell office:value-type="float" office:value="8382.0"/>
          <table:table-cell office:value-type="float" office:value="5003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7000/ins_7000_0_0454</text:p>
          </table:table-cell>
          <table:table-cell office:value-type="float" office:value="0.205297"/>
          <table:table-cell office:value-type="float" office:value="0.19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608.0"/>
          <table:table-cell office:value-type="float" office:value="608.0"/>
          <table:table-cell office:value-type="float" office:value="6097.0"/>
          <table:table-cell office:value-type="float" office:value="1708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7000/ins_7000_0_0464</text:p>
          </table:table-cell>
          <table:table-cell office:value-type="float" office:value="0.205418"/>
          <table:table-cell office:value-type="float" office:value="0.19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76.0"/>
          <table:table-cell office:value-type="float" office:value="476.0"/>
          <table:table-cell office:value-type="float" office:value="6117.0"/>
          <table:table-cell office:value-type="float" office:value="1418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7000/ins_7000_0_0474</text:p>
          </table:table-cell>
          <table:table-cell office:value-type="float" office:value="0.308609"/>
          <table:table-cell office:value-type="float" office:value="0.294"/>
          <table:table-cell office:value-type="float" office:value="0.09"/>
          <table:table-cell office:value-type="float" office:value="36.0"/>
          <table:table-cell office:value-type="float" office:value="0.0"/>
          <table:table-cell office:value-type="float" office:value="1.0"/>
          <table:table-cell office:value-type="float" office:value="438.0"/>
          <table:table-cell office:value-type="float" office:value="21912.0"/>
          <table:table-cell office:value-type="float" office:value="21912.0"/>
          <table:table-cell office:value-type="float" office:value="8136.0"/>
          <table:table-cell office:value-type="float" office:value="4813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7000/ins_7000_0_0484</text:p>
          </table:table-cell>
          <table:table-cell office:value-type="float" office:value="600.0"/>
          <table:table-cell office:value-type="float" office:value="600.029"/>
          <table:table-cell office:value-type="float" office:value="599.87"/>
          <table:table-cell office:value-type="float" office:value="377471.0"/>
          <table:table-cell office:value-type="float" office:value="1.0"/>
          <table:table-cell office:value-type="float" office:value="14.0"/>
          <table:table-cell office:value-type="float" office:value="512890.0"/>
          <table:table-cell office:value-type="float" office:value="173795890.0"/>
          <table:table-cell office:value-type="float" office:value="173795890.0"/>
          <table:table-cell office:value-type="float" office:value="5878.0"/>
          <table:table-cell office:value-type="float" office:value="5094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7000/ins_7000_1_0404</text:p>
          </table:table-cell>
          <table:table-cell office:value-type="float" office:value="600.0"/>
          <table:table-cell office:value-type="float" office:value="600.019"/>
          <table:table-cell office:value-type="float" office:value="599.82"/>
          <table:table-cell office:value-type="float" office:value="224230.0"/>
          <table:table-cell office:value-type="float" office:value="1.0"/>
          <table:table-cell office:value-type="float" office:value="18.0"/>
          <table:table-cell office:value-type="float" office:value="1479148.0"/>
          <table:table-cell office:value-type="float" office:value="177239965.0"/>
          <table:table-cell office:value-type="float" office:value="177239965.0"/>
          <table:table-cell office:value-type="float" office:value="8969.0"/>
          <table:table-cell office:value-type="float" office:value="6281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7000/ins_7000_1_0414</text:p>
          </table:table-cell>
          <table:table-cell office:value-type="float" office:value="600.0"/>
          <table:table-cell office:value-type="float" office:value="600.027"/>
          <table:table-cell office:value-type="float" office:value="599.8"/>
          <table:table-cell office:value-type="float" office:value="231729.0"/>
          <table:table-cell office:value-type="float" office:value="1.0"/>
          <table:table-cell office:value-type="float" office:value="16.0"/>
          <table:table-cell office:value-type="float" office:value="750624.0"/>
          <table:table-cell office:value-type="float" office:value="216353826.0"/>
          <table:table-cell office:value-type="float" office:value="216353826.0"/>
          <table:table-cell office:value-type="float" office:value="10293.0"/>
          <table:table-cell office:value-type="float" office:value="9036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7000/ins_7000_1_0424</text:p>
          </table:table-cell>
          <table:table-cell office:value-type="float" office:value="0.476037"/>
          <table:table-cell office:value-type="float" office:value="0.465"/>
          <table:table-cell office:value-type="float" office:value="0.26"/>
          <table:table-cell office:value-type="float" office:value="704.0"/>
          <table:table-cell office:value-type="float" office:value="0.0"/>
          <table:table-cell office:value-type="float" office:value="1.0"/>
          <table:table-cell office:value-type="float" office:value="1505.0"/>
          <table:table-cell office:value-type="float" office:value="209619.0"/>
          <table:table-cell office:value-type="float" office:value="209619.0"/>
          <table:table-cell office:value-type="float" office:value="6554.0"/>
          <table:table-cell office:value-type="float" office:value="2164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7000/ins_7000_1_0434</text:p>
          </table:table-cell>
          <table:table-cell office:value-type="float" office:value="600.0"/>
          <table:table-cell office:value-type="float" office:value="600.023"/>
          <table:table-cell office:value-type="float" office:value="599.82"/>
          <table:table-cell office:value-type="float" office:value="268918.0"/>
          <table:table-cell office:value-type="float" office:value="1.0"/>
          <table:table-cell office:value-type="float" office:value="15.0"/>
          <table:table-cell office:value-type="float" office:value="447552.0"/>
          <table:table-cell office:value-type="float" office:value="199434280.0"/>
          <table:table-cell office:value-type="float" office:value="199434280.0"/>
          <table:table-cell office:value-type="float" office:value="8648.0"/>
          <table:table-cell office:value-type="float" office:value="6142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7000/ins_7000_1_0444</text:p>
          </table:table-cell>
          <table:table-cell office:value-type="float" office:value="600.0"/>
          <table:table-cell office:value-type="float" office:value="600.021"/>
          <table:table-cell office:value-type="float" office:value="599.81"/>
          <table:table-cell office:value-type="float" office:value="262793.0"/>
          <table:table-cell office:value-type="float" office:value="1.0"/>
          <table:table-cell office:value-type="float" office:value="16.0"/>
          <table:table-cell office:value-type="float" office:value="805091.0"/>
          <table:table-cell office:value-type="float" office:value="199160301.0"/>
          <table:table-cell office:value-type="float" office:value="199160301.0"/>
          <table:table-cell office:value-type="float" office:value="9755.0"/>
          <table:table-cell office:value-type="float" office:value="8784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7000/ins_7000_1_0454</text:p>
          </table:table-cell>
          <table:table-cell office:value-type="float" office:value="46.6608"/>
          <table:table-cell office:value-type="float" office:value="46.651"/>
          <table:table-cell office:value-type="float" office:value="46.46"/>
          <table:table-cell office:value-type="float" office:value="34356.0"/>
          <table:table-cell office:value-type="float" office:value="0.0"/>
          <table:table-cell office:value-type="float" office:value="17.0"/>
          <table:table-cell office:value-type="float" office:value="663739.0"/>
          <table:table-cell office:value-type="float" office:value="11036270.0"/>
          <table:table-cell office:value-type="float" office:value="11036270.0"/>
          <table:table-cell office:value-type="float" office:value="6539.0"/>
          <table:table-cell office:value-type="float" office:value="2510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7000/ins_7000_1_0464</text:p>
          </table:table-cell>
          <table:table-cell office:value-type="float" office:value="1.9972"/>
          <table:table-cell office:value-type="float" office:value="1.985"/>
          <table:table-cell office:value-type="float" office:value="1.78"/>
          <table:table-cell office:value-type="float" office:value="3132.0"/>
          <table:table-cell office:value-type="float" office:value="0.0"/>
          <table:table-cell office:value-type="float" office:value="2.0"/>
          <table:table-cell office:value-type="float" office:value="3787.0"/>
          <table:table-cell office:value-type="float" office:value="1296933.0"/>
          <table:table-cell office:value-type="float" office:value="1296933.0"/>
          <table:table-cell office:value-type="float" office:value="6895.0"/>
          <table:table-cell office:value-type="float" office:value="3081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7000/ins_7000_1_0474</text:p>
          </table:table-cell>
          <table:table-cell office:value-type="float" office:value="600.0"/>
          <table:table-cell office:value-type="float" office:value="600.033"/>
          <table:table-cell office:value-type="float" office:value="599.82"/>
          <table:table-cell office:value-type="float" office:value="340719.0"/>
          <table:table-cell office:value-type="float" office:value="1.0"/>
          <table:table-cell office:value-type="float" office:value="8.0"/>
          <table:table-cell office:value-type="float" office:value="286442.0"/>
          <table:table-cell office:value-type="float" office:value="250904699.0"/>
          <table:table-cell office:value-type="float" office:value="250904699.0"/>
          <table:table-cell office:value-type="float" office:value="9745.0"/>
          <table:table-cell office:value-type="float" office:value="7828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7000/ins_7000_1_0484</text:p>
          </table:table-cell>
          <table:table-cell office:value-type="float" office:value="0.181795"/>
          <table:table-cell office:value-type="float" office:value="0.1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39.0"/>
          <table:table-cell office:value-type="float" office:value="1439.0"/>
          <table:table-cell office:value-type="float" office:value="5011.0"/>
          <table:table-cell office:value-type="float" office:value="282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7000/ins_7000_2_0404</text:p>
          </table:table-cell>
          <table:table-cell office:value-type="float" office:value="0.247851"/>
          <table:table-cell office:value-type="float" office:value="0.237"/>
          <table:table-cell office:value-type="float" office:value="0.04"/>
          <table:table-cell office:value-type="float" office:value="58.0"/>
          <table:table-cell office:value-type="float" office:value="0.0"/>
          <table:table-cell office:value-type="float" office:value="1.0"/>
          <table:table-cell office:value-type="float" office:value="479.0"/>
          <table:table-cell office:value-type="float" office:value="23596.0"/>
          <table:table-cell office:value-type="float" office:value="23596.0"/>
          <table:table-cell office:value-type="float" office:value="6971.0"/>
          <table:table-cell office:value-type="float" office:value="2902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7000/ins_7000_2_0414</text:p>
          </table:table-cell>
          <table:table-cell office:value-type="float" office:value="0.233127"/>
          <table:table-cell office:value-type="float" office:value="0.222"/>
          <table:table-cell office:value-type="float" office:value="0.03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9168.0"/>
          <table:table-cell office:value-type="float" office:value="19168.0"/>
          <table:table-cell office:value-type="float" office:value="6786.0"/>
          <table:table-cell office:value-type="float" office:value="2728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7000/ins_7000_2_0424</text:p>
          </table:table-cell>
          <table:table-cell office:value-type="float" office:value="0.224634"/>
          <table:table-cell office:value-type="float" office:value="0.211"/>
          <table:table-cell office:value-type="float" office:value="0.01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7045.0"/>
          <table:table-cell office:value-type="float" office:value="7045.0"/>
          <table:table-cell office:value-type="float" office:value="6570.0"/>
          <table:table-cell office:value-type="float" office:value="2282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7000/ins_7000_2_0434</text:p>
          </table:table-cell>
          <table:table-cell office:value-type="float" office:value="600.0"/>
          <table:table-cell office:value-type="float" office:value="600.021"/>
          <table:table-cell office:value-type="float" office:value="599.81"/>
          <table:table-cell office:value-type="float" office:value="279743.0"/>
          <table:table-cell office:value-type="float" office:value="1.0"/>
          <table:table-cell office:value-type="float" office:value="15.0"/>
          <table:table-cell office:value-type="float" office:value="600541.0"/>
          <table:table-cell office:value-type="float" office:value="241851250.0"/>
          <table:table-cell office:value-type="float" office:value="241851250.0"/>
          <table:table-cell office:value-type="float" office:value="9299.0"/>
          <table:table-cell office:value-type="float" office:value="8200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7000/ins_7000_2_0444</text:p>
          </table:table-cell>
          <table:table-cell office:value-type="float" office:value="600.0"/>
          <table:table-cell office:value-type="float" office:value="600.026"/>
          <table:table-cell office:value-type="float" office:value="599.82"/>
          <table:table-cell office:value-type="float" office:value="225721.0"/>
          <table:table-cell office:value-type="float" office:value="1.0"/>
          <table:table-cell office:value-type="float" office:value="18.0"/>
          <table:table-cell office:value-type="float" office:value="1719739.0"/>
          <table:table-cell office:value-type="float" office:value="81213287.0"/>
          <table:table-cell office:value-type="float" office:value="81213287.0"/>
          <table:table-cell office:value-type="float" office:value="7230.0"/>
          <table:table-cell office:value-type="float" office:value="3047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7000/ins_7000_2_0454</text:p>
          </table:table-cell>
          <table:table-cell office:value-type="float" office:value="10.5118"/>
          <table:table-cell office:value-type="float" office:value="10.501"/>
          <table:table-cell office:value-type="float" office:value="10.31"/>
          <table:table-cell office:value-type="float" office:value="11872.0"/>
          <table:table-cell office:value-type="float" office:value="0.0"/>
          <table:table-cell office:value-type="float" office:value="14.0"/>
          <table:table-cell office:value-type="float" office:value="143580.0"/>
          <table:table-cell office:value-type="float" office:value="3997960.0"/>
          <table:table-cell office:value-type="float" office:value="3997960.0"/>
          <table:table-cell office:value-type="float" office:value="6641.0"/>
          <table:table-cell office:value-type="float" office:value="2727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7000/ins_7000_2_0464</text:p>
          </table:table-cell>
          <table:table-cell office:value-type="float" office:value="0.20447"/>
          <table:table-cell office:value-type="float" office:value="0.194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205.0"/>
          <table:table-cell office:value-type="float" office:value="3205.0"/>
          <table:table-cell office:value-type="float" office:value="6604.0"/>
          <table:table-cell office:value-type="float" office:value="2520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7000/ins_7000_2_0474</text:p>
          </table:table-cell>
          <table:table-cell office:value-type="float" office:value="1.98898"/>
          <table:table-cell office:value-type="float" office:value="1.978"/>
          <table:table-cell office:value-type="float" office:value="1.77"/>
          <table:table-cell office:value-type="float" office:value="3168.0"/>
          <table:table-cell office:value-type="float" office:value="0.0"/>
          <table:table-cell office:value-type="float" office:value="6.0"/>
          <table:table-cell office:value-type="float" office:value="8806.0"/>
          <table:table-cell office:value-type="float" office:value="1180356.0"/>
          <table:table-cell office:value-type="float" office:value="1180356.0"/>
          <table:table-cell office:value-type="float" office:value="6892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7000/ins_7000_2_0484</text:p>
          </table:table-cell>
          <table:table-cell office:value-type="float" office:value="600.0"/>
          <table:table-cell office:value-type="float" office:value="600.02"/>
          <table:table-cell office:value-type="float" office:value="599.86"/>
          <table:table-cell office:value-type="float" office:value="410353.0"/>
          <table:table-cell office:value-type="float" office:value="1.0"/>
          <table:table-cell office:value-type="float" office:value="13.0"/>
          <table:table-cell office:value-type="float" office:value="364797.0"/>
          <table:table-cell office:value-type="float" office:value="207881367.0"/>
          <table:table-cell office:value-type="float" office:value="207881367.0"/>
          <table:table-cell office:value-type="float" office:value="6126.0"/>
          <table:table-cell office:value-type="float" office:value="5974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7000/ins_7000_3_0404</text:p>
          </table:table-cell>
          <table:table-cell office:value-type="float" office:value="0.205059"/>
          <table:table-cell office:value-type="float" office:value="0.19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7.0"/>
          <table:table-cell office:value-type="float" office:value="547.0"/>
          <table:table-cell office:value-type="float" office:value="6201.0"/>
          <table:table-cell office:value-type="float" office:value="1420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7000/ins_7000_3_0414</text:p>
          </table:table-cell>
          <table:table-cell office:value-type="float" office:value="0.215278"/>
          <table:table-cell office:value-type="float" office:value="0.20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678.0"/>
          <table:table-cell office:value-type="float" office:value="2678.0"/>
          <table:table-cell office:value-type="float" office:value="6592.0"/>
          <table:table-cell office:value-type="float" office:value="2434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7000/ins_7000_3_0424</text:p>
          </table:table-cell>
          <table:table-cell office:value-type="float" office:value="0.211054"/>
          <table:table-cell office:value-type="float" office:value="0.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956.0"/>
          <table:table-cell office:value-type="float" office:value="1956.0"/>
          <table:table-cell office:value-type="float" office:value="6572.0"/>
          <table:table-cell office:value-type="float" office:value="2333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7000/ins_7000_3_0434</text:p>
          </table:table-cell>
          <table:table-cell office:value-type="float" office:value="0.225365"/>
          <table:table-cell office:value-type="float" office:value="0.214"/>
          <table:table-cell office:value-type="float" office:value="0.01"/>
          <table:table-cell office:value-type="float" office:value="2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6543.0"/>
          <table:table-cell office:value-type="float" office:value="6543.0"/>
          <table:table-cell office:value-type="float" office:value="6448.0"/>
          <table:table-cell office:value-type="float" office:value="228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7000/ins_7000_3_0444</text:p>
          </table:table-cell>
          <table:table-cell office:value-type="float" office:value="0.560034"/>
          <table:table-cell office:value-type="float" office:value="0.549"/>
          <table:table-cell office:value-type="float" office:value="0.35"/>
          <table:table-cell office:value-type="float" office:value="1024.0"/>
          <table:table-cell office:value-type="float" office:value="0.0"/>
          <table:table-cell office:value-type="float" office:value="2.0"/>
          <table:table-cell office:value-type="float" office:value="2260.0"/>
          <table:table-cell office:value-type="float" office:value="271846.0"/>
          <table:table-cell office:value-type="float" office:value="271846.0"/>
          <table:table-cell office:value-type="float" office:value="6538.0"/>
          <table:table-cell office:value-type="float" office:value="1602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7000/ins_7000_3_0454</text:p>
          </table:table-cell>
          <table:table-cell office:value-type="float" office:value="0.203115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05.0"/>
          <table:table-cell office:value-type="float" office:value="305.0"/>
          <table:table-cell office:value-type="float" office:value="5989.0"/>
          <table:table-cell office:value-type="float" office:value="1428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7000/ins_7000_3_0464</text:p>
          </table:table-cell>
          <table:table-cell office:value-type="float" office:value="0.21635"/>
          <table:table-cell office:value-type="float" office:value="0.2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28.0"/>
          <table:table-cell office:value-type="float" office:value="828.0"/>
          <table:table-cell office:value-type="float" office:value="6334.0"/>
          <table:table-cell office:value-type="float" office:value="1947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7000/ins_7000_3_0474</text:p>
          </table:table-cell>
          <table:table-cell office:value-type="float" office:value="0.215329"/>
          <table:table-cell office:value-type="float" office:value="0.2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976.0"/>
          <table:table-cell office:value-type="float" office:value="976.0"/>
          <table:table-cell office:value-type="float" office:value="6518.0"/>
          <table:table-cell office:value-type="float" office:value="18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7000/ins_7000_3_0484</text:p>
          </table:table-cell>
          <table:table-cell office:value-type="float" office:value="0.209808"/>
          <table:table-cell office:value-type="float" office:value="0.2"/>
          <table:table-cell office:value-type="float" office:value="0.05"/>
          <table:table-cell office:value-type="float" office:value="96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29505.0"/>
          <table:table-cell office:value-type="float" office:value="29505.0"/>
          <table:table-cell office:value-type="float" office:value="5169.0"/>
          <table:table-cell office:value-type="float" office:value="3618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7000/ins_7000_4_0404</text:p>
          </table:table-cell>
          <table:table-cell office:value-type="float" office:value="0.222119"/>
          <table:table-cell office:value-type="float" office:value="0.211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2327.0"/>
          <table:table-cell office:value-type="float" office:value="2327.0"/>
          <table:table-cell office:value-type="float" office:value="6706.0"/>
          <table:table-cell office:value-type="float" office:value="2413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7000/ins_7000_4_0414</text:p>
          </table:table-cell>
          <table:table-cell office:value-type="float" office:value="0.215906"/>
          <table:table-cell office:value-type="float" office:value="0.20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920.0"/>
          <table:table-cell office:value-type="float" office:value="920.0"/>
          <table:table-cell office:value-type="float" office:value="6439.0"/>
          <table:table-cell office:value-type="float" office:value="2013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7000/ins_7000_4_0424</text:p>
          </table:table-cell>
          <table:table-cell office:value-type="float" office:value="0.204758"/>
          <table:table-cell office:value-type="float" office:value="0.19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248.0"/>
          <table:table-cell office:value-type="float" office:value="1248.0"/>
          <table:table-cell office:value-type="float" office:value="6300.0"/>
          <table:table-cell office:value-type="float" office:value="173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7000/ins_7000_4_0434</text:p>
          </table:table-cell>
          <table:table-cell office:value-type="float" office:value="0.228366"/>
          <table:table-cell office:value-type="float" office:value="0.217"/>
          <table:table-cell office:value-type="float" office:value="0.01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1580.0"/>
          <table:table-cell office:value-type="float" office:value="11580.0"/>
          <table:table-cell office:value-type="float" office:value="6357.0"/>
          <table:table-cell office:value-type="float" office:value="1999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7000/ins_7000_4_0444</text:p>
          </table:table-cell>
          <table:table-cell office:value-type="float" office:value="3.93593"/>
          <table:table-cell office:value-type="float" office:value="3.925"/>
          <table:table-cell office:value-type="float" office:value="3.73"/>
          <table:table-cell office:value-type="float" office:value="5568.0"/>
          <table:table-cell office:value-type="float" office:value="0.0"/>
          <table:table-cell office:value-type="float" office:value="8.0"/>
          <table:table-cell office:value-type="float" office:value="17889.0"/>
          <table:table-cell office:value-type="float" office:value="2300343.0"/>
          <table:table-cell office:value-type="float" office:value="2300343.0"/>
          <table:table-cell office:value-type="float" office:value="7090.0"/>
          <table:table-cell office:value-type="float" office:value="269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7000/ins_7000_4_0454</text:p>
          </table:table-cell>
          <table:table-cell office:value-type="float" office:value="0.229649"/>
          <table:table-cell office:value-type="float" office:value="0.218"/>
          <table:table-cell office:value-type="float" office:value="0.02"/>
          <table:table-cell office:value-type="float" office:value="37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13083.0"/>
          <table:table-cell office:value-type="float" office:value="13083.0"/>
          <table:table-cell office:value-type="float" office:value="6447.0"/>
          <table:table-cell office:value-type="float" office:value="2275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7000/ins_7000_4_0464</text:p>
          </table:table-cell>
          <table:table-cell office:value-type="float" office:value="0.203685"/>
          <table:table-cell office:value-type="float" office:value="0.193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45.0"/>
          <table:table-cell office:value-type="float" office:value="1245.0"/>
          <table:table-cell office:value-type="float" office:value="6374.0"/>
          <table:table-cell office:value-type="float" office:value="1916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7000/ins_7000_4_0474</text:p>
          </table:table-cell>
          <table:table-cell office:value-type="float" office:value="0.247826"/>
          <table:table-cell office:value-type="float" office:value="0.237"/>
          <table:table-cell office:value-type="float" office:value="0.04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28707.0"/>
          <table:table-cell office:value-type="float" office:value="28707.0"/>
          <table:table-cell office:value-type="float" office:value="6737.0"/>
          <table:table-cell office:value-type="float" office:value="242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7000/ins_7000_4_0484</text:p>
          </table:table-cell>
          <table:table-cell office:value-type="float" office:value="600.0"/>
          <table:table-cell office:value-type="float" office:value="600.019"/>
          <table:table-cell office:value-type="float" office:value="599.85"/>
          <table:table-cell office:value-type="float" office:value="241594.0"/>
          <table:table-cell office:value-type="float" office:value="1.0"/>
          <table:table-cell office:value-type="float" office:value="17.0"/>
          <table:table-cell office:value-type="float" office:value="1756650.0"/>
          <table:table-cell office:value-type="float" office:value="110267427.0"/>
          <table:table-cell office:value-type="float" office:value="110267427.0"/>
          <table:table-cell office:value-type="float" office:value="6382.0"/>
          <table:table-cell office:value-type="float" office:value="6378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7000/ins_7000_5_0404</text:p>
          </table:table-cell>
          <table:table-cell office:value-type="float" office:value="0.217058"/>
          <table:table-cell office:value-type="float" office:value="0.206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1075.0"/>
          <table:table-cell office:value-type="float" office:value="11075.0"/>
          <table:table-cell office:value-type="float" office:value="6926.0"/>
          <table:table-cell office:value-type="float" office:value="274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7000/ins_7000_5_0414</text:p>
          </table:table-cell>
          <table:table-cell office:value-type="float" office:value="0.209038"/>
          <table:table-cell office:value-type="float" office:value="0.1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055.0"/>
          <table:table-cell office:value-type="float" office:value="2055.0"/>
          <table:table-cell office:value-type="float" office:value="6869.0"/>
          <table:table-cell office:value-type="float" office:value="2858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7000/ins_7000_5_0424</text:p>
          </table:table-cell>
          <table:table-cell office:value-type="float" office:value="0.20751"/>
          <table:table-cell office:value-type="float" office:value="0.1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03.0"/>
          <table:table-cell office:value-type="float" office:value="1703.0"/>
          <table:table-cell office:value-type="float" office:value="6637.0"/>
          <table:table-cell office:value-type="float" office:value="2358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7000/ins_7000_5_0434</text:p>
          </table:table-cell>
          <table:table-cell office:value-type="float" office:value="0.203984"/>
          <table:table-cell office:value-type="float" office:value="0.19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656.0"/>
          <table:table-cell office:value-type="float" office:value="1656.0"/>
          <table:table-cell office:value-type="float" office:value="6518.0"/>
          <table:table-cell office:value-type="float" office:value="2439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7000/ins_7000_5_0444</text:p>
          </table:table-cell>
          <table:table-cell office:value-type="float" office:value="3.85062"/>
          <table:table-cell office:value-type="float" office:value="3.839"/>
          <table:table-cell office:value-type="float" office:value="3.63"/>
          <table:table-cell office:value-type="float" office:value="5851.0"/>
          <table:table-cell office:value-type="float" office:value="0.0"/>
          <table:table-cell office:value-type="float" office:value="7.0"/>
          <table:table-cell office:value-type="float" office:value="11620.0"/>
          <table:table-cell office:value-type="float" office:value="2385333.0"/>
          <table:table-cell office:value-type="float" office:value="2385333.0"/>
          <table:table-cell office:value-type="float" office:value="7139.0"/>
          <table:table-cell office:value-type="float" office:value="2850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7000/ins_7000_5_0454</text:p>
          </table:table-cell>
          <table:table-cell office:value-type="float" office:value="0.211842"/>
          <table:table-cell office:value-type="float" office:value="0.201"/>
          <table:table-cell office:value-type="float" office:value="0.01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7039.0"/>
          <table:table-cell office:value-type="float" office:value="7039.0"/>
          <table:table-cell office:value-type="float" office:value="6518.0"/>
          <table:table-cell office:value-type="float" office:value="2517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7000/ins_7000_5_0464</text:p>
          </table:table-cell>
          <table:table-cell office:value-type="float" office:value="0.219307"/>
          <table:table-cell office:value-type="float" office:value="0.206"/>
          <table:table-cell office:value-type="float" office:value="0.01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6833.0"/>
          <table:table-cell office:value-type="float" office:value="6833.0"/>
          <table:table-cell office:value-type="float" office:value="6897.0"/>
          <table:table-cell office:value-type="float" office:value="3123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7000/ins_7000_5_0474</text:p>
          </table:table-cell>
          <table:table-cell office:value-type="float" office:value="0.218583"/>
          <table:table-cell office:value-type="float" office:value="0.2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477.0"/>
          <table:table-cell office:value-type="float" office:value="1477.0"/>
          <table:table-cell office:value-type="float" office:value="7179.0"/>
          <table:table-cell office:value-type="float" office:value="3301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7000/ins_7000_5_0484</text:p>
          </table:table-cell>
          <table:table-cell office:value-type="float" office:value="112.54"/>
          <table:table-cell office:value-type="float" office:value="112.53"/>
          <table:table-cell office:value-type="float" office:value="112.38"/>
          <table:table-cell office:value-type="float" office:value="30096.0"/>
          <table:table-cell office:value-type="float" office:value="0.0"/>
          <table:table-cell office:value-type="float" office:value="21.0"/>
          <table:table-cell office:value-type="float" office:value="1583268.0"/>
          <table:table-cell office:value-type="float" office:value="16385385.0"/>
          <table:table-cell office:value-type="float" office:value="16385385.0"/>
          <table:table-cell office:value-type="float" office:value="5798.0"/>
          <table:table-cell office:value-type="float" office:value="4721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7000/ins_7000_6_0404</text:p>
          </table:table-cell>
          <table:table-cell office:value-type="float" office:value="0.203427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259.0"/>
          <table:table-cell office:value-type="float" office:value="6255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7000/ins_7000_6_0414</text:p>
          </table:table-cell>
          <table:table-cell office:value-type="float" office:value="0.210941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293.0"/>
          <table:table-cell office:value-type="float" office:value="6286.0"/>
          <table:table-cell office:value-type="float" office:value="1583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7000/ins_7000_6_0424</text:p>
          </table:table-cell>
          <table:table-cell office:value-type="float" office:value="0.207678"/>
          <table:table-cell office:value-type="float" office:value="0.1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7.0"/>
          <table:table-cell office:value-type="float" office:value="277.0"/>
          <table:table-cell office:value-type="float" office:value="6290.0"/>
          <table:table-cell office:value-type="float" office:value="1560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7000/ins_7000_6_0434</text:p>
          </table:table-cell>
          <table:table-cell office:value-type="float" office:value="0.20716"/>
          <table:table-cell office:value-type="float" office:value="0.197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2664.0"/>
          <table:table-cell office:value-type="float" office:value="2664.0"/>
          <table:table-cell office:value-type="float" office:value="6437.0"/>
          <table:table-cell office:value-type="float" office:value="2076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7000/ins_7000_6_0444</text:p>
          </table:table-cell>
          <table:table-cell office:value-type="float" office:value="0.518054"/>
          <table:table-cell office:value-type="float" office:value="0.507"/>
          <table:table-cell office:value-type="float" office:value="0.3"/>
          <table:table-cell office:value-type="float" office:value="307.0"/>
          <table:table-cell office:value-type="float" office:value="0.0"/>
          <table:table-cell office:value-type="float" office:value="7.0"/>
          <table:table-cell office:value-type="float" office:value="8919.0"/>
          <table:table-cell office:value-type="float" office:value="87244.0"/>
          <table:table-cell office:value-type="float" office:value="87244.0"/>
          <table:table-cell office:value-type="float" office:value="6521.0"/>
          <table:table-cell office:value-type="float" office:value="1520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7000/ins_7000_6_0454</text:p>
          </table:table-cell>
          <table:table-cell office:value-type="float" office:value="0.206308"/>
          <table:table-cell office:value-type="float" office:value="0.19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98.0"/>
          <table:table-cell office:value-type="float" office:value="398.0"/>
          <table:table-cell office:value-type="float" office:value="6056.0"/>
          <table:table-cell office:value-type="float" office:value="1322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7000/ins_7000_6_0464</text:p>
          </table:table-cell>
          <table:table-cell office:value-type="float" office:value="0.220239"/>
          <table:table-cell office:value-type="float" office:value="0.2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78.0"/>
          <table:table-cell office:value-type="float" office:value="478.0"/>
          <table:table-cell office:value-type="float" office:value="6340.0"/>
          <table:table-cell office:value-type="float" office:value="1704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7000/ins_7000_6_0474</text:p>
          </table:table-cell>
          <table:table-cell office:value-type="float" office:value="0.222526"/>
          <table:table-cell office:value-type="float" office:value="0.21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296.0"/>
          <table:table-cell office:value-type="float" office:value="1296.0"/>
          <table:table-cell office:value-type="float" office:value="6392.0"/>
          <table:table-cell office:value-type="float" office:value="1549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7000/ins_7000_6_0484</text:p>
          </table:table-cell>
          <table:table-cell office:value-type="float" office:value="0.172037"/>
          <table:table-cell office:value-type="float" office:value="0.162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2986.0"/>
          <table:table-cell office:value-type="float" office:value="2986.0"/>
          <table:table-cell office:value-type="float" office:value="5460.0"/>
          <table:table-cell office:value-type="float" office:value="3965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7000/ins_7000_7_0404</text:p>
          </table:table-cell>
          <table:table-cell office:value-type="float" office:value="0.198532"/>
          <table:table-cell office:value-type="float" office:value="0.18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97.0"/>
          <table:table-cell office:value-type="float" office:value="597.0"/>
          <table:table-cell office:value-type="float" office:value="6168.0"/>
          <table:table-cell office:value-type="float" office:value="1375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7000/ins_7000_7_0414</text:p>
          </table:table-cell>
          <table:table-cell office:value-type="float" office:value="0.207181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02.0"/>
          <table:table-cell office:value-type="float" office:value="502.0"/>
          <table:table-cell office:value-type="float" office:value="6342.0"/>
          <table:table-cell office:value-type="float" office:value="1921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7000/ins_7000_7_0424</text:p>
          </table:table-cell>
          <table:table-cell office:value-type="float" office:value="0.208178"/>
          <table:table-cell office:value-type="float" office:value="0.19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037.0"/>
          <table:table-cell office:value-type="float" office:value="1037.0"/>
          <table:table-cell office:value-type="float" office:value="6567.0"/>
          <table:table-cell office:value-type="float" office:value="2237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7000/ins_7000_7_0434</text:p>
          </table:table-cell>
          <table:table-cell office:value-type="float" office:value="0.217946"/>
          <table:table-cell office:value-type="float" office:value="0.20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881.0"/>
          <table:table-cell office:value-type="float" office:value="2881.0"/>
          <table:table-cell office:value-type="float" office:value="6269.0"/>
          <table:table-cell office:value-type="float" office:value="1977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7000/ins_7000_7_0444</text:p>
          </table:table-cell>
          <table:table-cell office:value-type="float" office:value="6.3416"/>
          <table:table-cell office:value-type="float" office:value="6.33"/>
          <table:table-cell office:value-type="float" office:value="6.13"/>
          <table:table-cell office:value-type="float" office:value="10050.0"/>
          <table:table-cell office:value-type="float" office:value="0.0"/>
          <table:table-cell office:value-type="float" office:value="9.0"/>
          <table:table-cell office:value-type="float" office:value="29407.0"/>
          <table:table-cell office:value-type="float" office:value="3699952.0"/>
          <table:table-cell office:value-type="float" office:value="3699952.0"/>
          <table:table-cell office:value-type="float" office:value="6979.0"/>
          <table:table-cell office:value-type="float" office:value="2536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7000/ins_7000_7_0454</text:p>
          </table:table-cell>
          <table:table-cell office:value-type="float" office:value="0.241545"/>
          <table:table-cell office:value-type="float" office:value="0.23"/>
          <table:table-cell office:value-type="float" office:value="0.02"/>
          <table:table-cell office:value-type="float" office:value="44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15104.0"/>
          <table:table-cell office:value-type="float" office:value="15104.0"/>
          <table:table-cell office:value-type="float" office:value="6284.0"/>
          <table:table-cell office:value-type="float" office:value="2107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7000/ins_7000_7_0464</text:p>
          </table:table-cell>
          <table:table-cell office:value-type="float" office:value="0.209214"/>
          <table:table-cell office:value-type="float" office:value="0.19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88.0"/>
          <table:table-cell office:value-type="float" office:value="588.0"/>
          <table:table-cell office:value-type="float" office:value="6247.0"/>
          <table:table-cell office:value-type="float" office:value="1723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7000/ins_7000_7_0474</text:p>
          </table:table-cell>
          <table:table-cell office:value-type="float" office:value="0.365677"/>
          <table:table-cell office:value-type="float" office:value="0.354"/>
          <table:table-cell office:value-type="float" office:value="0.14"/>
          <table:table-cell office:value-type="float" office:value="36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19619.0"/>
          <table:table-cell office:value-type="float" office:value="119619.0"/>
          <table:table-cell office:value-type="float" office:value="6663.0"/>
          <table:table-cell office:value-type="float" office:value="2202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7000/ins_7000_7_0484</text:p>
          </table:table-cell>
          <table:table-cell office:value-type="float" office:value="0.167875"/>
          <table:table-cell office:value-type="float" office:value="0.158"/>
          <table:table-cell office:value-type="float" office:value="0.02"/>
          <table:table-cell office:value-type="float" office:value="68.0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15422.0"/>
          <table:table-cell office:value-type="float" office:value="15422.0"/>
          <table:table-cell office:value-type="float" office:value="4361.0"/>
          <table:table-cell office:value-type="float" office:value="170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7000/ins_7000_8_0404</text:p>
          </table:table-cell>
          <table:table-cell office:value-type="float" office:value="0.245979"/>
          <table:table-cell office:value-type="float" office:value="0.229"/>
          <table:table-cell office:value-type="float" office:value="0.03"/>
          <table:table-cell office:value-type="float" office:value="32.0"/>
          <table:table-cell office:value-type="float" office:value="0.0"/>
          <table:table-cell office:value-type="float" office:value="3.0"/>
          <table:table-cell office:value-type="float" office:value="769.0"/>
          <table:table-cell office:value-type="float" office:value="12010.0"/>
          <table:table-cell office:value-type="float" office:value="12010.0"/>
          <table:table-cell office:value-type="float" office:value="6702.0"/>
          <table:table-cell office:value-type="float" office:value="2445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7000/ins_7000_8_0414</text:p>
          </table:table-cell>
          <table:table-cell office:value-type="float" office:value="0.214586"/>
          <table:table-cell office:value-type="float" office:value="0.203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3031.0"/>
          <table:table-cell office:value-type="float" office:value="3031.0"/>
          <table:table-cell office:value-type="float" office:value="6333.0"/>
          <table:table-cell office:value-type="float" office:value="1962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7000/ins_7000_8_0424</text:p>
          </table:table-cell>
          <table:table-cell office:value-type="float" office:value="0.197944"/>
          <table:table-cell office:value-type="float" office:value="0.188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451.0"/>
          <table:table-cell office:value-type="float" office:value="2451.0"/>
          <table:table-cell office:value-type="float" office:value="6363.0"/>
          <table:table-cell office:value-type="float" office:value="1956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7000/ins_7000_8_0434</text:p>
          </table:table-cell>
          <table:table-cell office:value-type="float" office:value="0.203208"/>
          <table:table-cell office:value-type="float" office:value="0.192"/>
          <table:table-cell office:value-type="float" office:value="0.0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274.0"/>
          <table:table-cell office:value-type="float" office:value="4274.0"/>
          <table:table-cell office:value-type="float" office:value="6278.0"/>
          <table:table-cell office:value-type="float" office:value="1994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7000/ins_7000_8_0444</text:p>
          </table:table-cell>
          <table:table-cell office:value-type="float" office:value="9.19548"/>
          <table:table-cell office:value-type="float" office:value="9.185"/>
          <table:table-cell office:value-type="float" office:value="8.99"/>
          <table:table-cell office:value-type="float" office:value="14256.0"/>
          <table:table-cell office:value-type="float" office:value="0.0"/>
          <table:table-cell office:value-type="float" office:value="11.0"/>
          <table:table-cell office:value-type="float" office:value="43312.0"/>
          <table:table-cell office:value-type="float" office:value="5608538.0"/>
          <table:table-cell office:value-type="float" office:value="5608538.0"/>
          <table:table-cell office:value-type="float" office:value="7049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7000/ins_7000_8_0454</text:p>
          </table:table-cell>
          <table:table-cell office:value-type="float" office:value="0.414141"/>
          <table:table-cell office:value-type="float" office:value="0.403"/>
          <table:table-cell office:value-type="float" office:value="0.21"/>
          <table:table-cell office:value-type="float" office:value="456.0"/>
          <table:table-cell office:value-type="float" office:value="0.0"/>
          <table:table-cell office:value-type="float" office:value="3.0"/>
          <table:table-cell office:value-type="float" office:value="1636.0"/>
          <table:table-cell office:value-type="float" office:value="154895.0"/>
          <table:table-cell office:value-type="float" office:value="154895.0"/>
          <table:table-cell office:value-type="float" office:value="6358.0"/>
          <table:table-cell office:value-type="float" office:value="2293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7000/ins_7000_8_0464</text:p>
          </table:table-cell>
          <table:table-cell office:value-type="float" office:value="0.199567"/>
          <table:table-cell office:value-type="float" office:value="0.18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425.0"/>
          <table:table-cell office:value-type="float" office:value="1425.0"/>
          <table:table-cell office:value-type="float" office:value="6266.0"/>
          <table:table-cell office:value-type="float" office:value="1762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7000/ins_7000_8_0474</text:p>
          </table:table-cell>
          <table:table-cell office:value-type="float" office:value="0.245233"/>
          <table:table-cell office:value-type="float" office:value="0.235"/>
          <table:table-cell office:value-type="float" office:value="0.05"/>
          <table:table-cell office:value-type="float" office:value="128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35101.0"/>
          <table:table-cell office:value-type="float" office:value="35101.0"/>
          <table:table-cell office:value-type="float" office:value="6520.0"/>
          <table:table-cell office:value-type="float" office:value="2009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7000/ins_7000_8_0484</text:p>
          </table:table-cell>
          <table:table-cell office:value-type="float" office:value="0.708751"/>
          <table:table-cell office:value-type="float" office:value="0.698"/>
          <table:table-cell office:value-type="float" office:value="0.54"/>
          <table:table-cell office:value-type="float" office:value="735.0"/>
          <table:table-cell office:value-type="float" office:value="0.0"/>
          <table:table-cell office:value-type="float" office:value="0.0"/>
          <table:table-cell office:value-type="float" office:value="1033.0"/>
          <table:table-cell office:value-type="float" office:value="380398.0"/>
          <table:table-cell office:value-type="float" office:value="380398.0"/>
          <table:table-cell office:value-type="float" office:value="5698.0"/>
          <table:table-cell office:value-type="float" office:value="423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7000/ins_7000_9_0404</text:p>
          </table:table-cell>
          <table:table-cell office:value-type="float" office:value="0.297766"/>
          <table:table-cell office:value-type="float" office:value="0.287"/>
          <table:table-cell office:value-type="float" office:value="0.09"/>
          <table:table-cell office:value-type="float" office:value="184.0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57966.0"/>
          <table:table-cell office:value-type="float" office:value="57966.0"/>
          <table:table-cell office:value-type="float" office:value="6856.0"/>
          <table:table-cell office:value-type="float" office:value="2592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7000/ins_7000_9_0414</text:p>
          </table:table-cell>
          <table:table-cell office:value-type="float" office:value="0.316136"/>
          <table:table-cell office:value-type="float" office:value="0.306"/>
          <table:table-cell office:value-type="float" office:value="0.11"/>
          <table:table-cell office:value-type="float" office:value="26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89198.0"/>
          <table:table-cell office:value-type="float" office:value="89198.0"/>
          <table:table-cell office:value-type="float" office:value="6737.0"/>
          <table:table-cell office:value-type="float" office:value="2514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7000/ins_7000_9_0424</text:p>
          </table:table-cell>
          <table:table-cell office:value-type="float" office:value="0.210281"/>
          <table:table-cell office:value-type="float" office:value="0.19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747.0"/>
          <table:table-cell office:value-type="float" office:value="1747.0"/>
          <table:table-cell office:value-type="float" office:value="6480.0"/>
          <table:table-cell office:value-type="float" office:value="1924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7000/ins_7000_9_0434</text:p>
          </table:table-cell>
          <table:table-cell office:value-type="float" office:value="43.4581"/>
          <table:table-cell office:value-type="float" office:value="43.446"/>
          <table:table-cell office:value-type="float" office:value="43.23"/>
          <table:table-cell office:value-type="float" office:value="33084.0"/>
          <table:table-cell office:value-type="float" office:value="0.0"/>
          <table:table-cell office:value-type="float" office:value="6.0"/>
          <table:table-cell office:value-type="float" office:value="47322.0"/>
          <table:table-cell office:value-type="float" office:value="24989852.0"/>
          <table:table-cell office:value-type="float" office:value="24989852.0"/>
          <table:table-cell office:value-type="float" office:value="8582.0"/>
          <table:table-cell office:value-type="float" office:value="5916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7000/ins_7000_9_0444</text:p>
          </table:table-cell>
          <table:table-cell office:value-type="float" office:value="600.0"/>
          <table:table-cell office:value-type="float" office:value="600.021"/>
          <table:table-cell office:value-type="float" office:value="599.82"/>
          <table:table-cell office:value-type="float" office:value="433113.0"/>
          <table:table-cell office:value-type="float" office:value="1.0"/>
          <table:table-cell office:value-type="float" office:value="16.0"/>
          <table:table-cell office:value-type="float" office:value="1077722.0"/>
          <table:table-cell office:value-type="float" office:value="118314173.0"/>
          <table:table-cell office:value-type="float" office:value="118314173.0"/>
          <table:table-cell office:value-type="float" office:value="7052.0"/>
          <table:table-cell office:value-type="float" office:value="2685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7000/ins_7000_9_0454</text:p>
          </table:table-cell>
          <table:table-cell office:value-type="float" office:value="30.1285"/>
          <table:table-cell office:value-type="float" office:value="30.117"/>
          <table:table-cell office:value-type="float" office:value="29.91"/>
          <table:table-cell office:value-type="float" office:value="39468.0"/>
          <table:table-cell office:value-type="float" office:value="0.0"/>
          <table:table-cell office:value-type="float" office:value="14.0"/>
          <table:table-cell office:value-type="float" office:value="255087.0"/>
          <table:table-cell office:value-type="float" office:value="12519481.0"/>
          <table:table-cell office:value-type="float" office:value="12519481.0"/>
          <table:table-cell office:value-type="float" office:value="6746.0"/>
          <table:table-cell office:value-type="float" office:value="287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7000/ins_7000_9_0464</text:p>
          </table:table-cell>
          <table:table-cell office:value-type="float" office:value="0.288626"/>
          <table:table-cell office:value-type="float" office:value="0.278"/>
          <table:table-cell office:value-type="float" office:value="0.08"/>
          <table:table-cell office:value-type="float" office:value="216.0"/>
          <table:table-cell office:value-type="float" office:value="0.0"/>
          <table:table-cell office:value-type="float" office:value="0.0"/>
          <table:table-cell office:value-type="float" office:value="259.0"/>
          <table:table-cell office:value-type="float" office:value="72294.0"/>
          <table:table-cell office:value-type="float" office:value="72294.0"/>
          <table:table-cell office:value-type="float" office:value="6616.0"/>
          <table:table-cell office:value-type="float" office:value="2283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7000/ins_7000_9_0474</text:p>
          </table:table-cell>
          <table:table-cell office:value-type="float" office:value="74.4091"/>
          <table:table-cell office:value-type="float" office:value="74.397"/>
          <table:table-cell office:value-type="float" office:value="74.2"/>
          <table:table-cell office:value-type="float" office:value="95472.0"/>
          <table:table-cell office:value-type="float" office:value="0.0"/>
          <table:table-cell office:value-type="float" office:value="14.0"/>
          <table:table-cell office:value-type="float" office:value="475119.0"/>
          <table:table-cell office:value-type="float" office:value="25026039.0"/>
          <table:table-cell office:value-type="float" office:value="25026039.0"/>
          <table:table-cell office:value-type="float" office:value="6852.0"/>
          <table:table-cell office:value-type="float" office:value="2528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7000/ins_7000_9_0484</text:p>
          </table:table-cell>
          <table:table-cell office:value-type="float" office:value="600.0"/>
          <table:table-cell office:value-type="float" office:value="600.019"/>
          <table:table-cell office:value-type="float" office:value="599.86"/>
          <table:table-cell office:value-type="float" office:value="382453.0"/>
          <table:table-cell office:value-type="float" office:value="1.0"/>
          <table:table-cell office:value-type="float" office:value="14.0"/>
          <table:table-cell office:value-type="float" office:value="360147.0"/>
          <table:table-cell office:value-type="float" office:value="128275897.0"/>
          <table:table-cell office:value-type="float" office:value="128275897.0"/>
          <table:table-cell office:value-type="float" office:value="6144.0"/>
          <table:table-cell office:value-type="float" office:value="5356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8000/ins_8000_0_0404</text:p>
          </table:table-cell>
          <table:table-cell office:value-type="float" office:value="3.98371"/>
          <table:table-cell office:value-type="float" office:value="3.972"/>
          <table:table-cell office:value-type="float" office:value="3.74"/>
          <table:table-cell office:value-type="float" office:value="571.0"/>
          <table:table-cell office:value-type="float" office:value="0.0"/>
          <table:table-cell office:value-type="float" office:value="15.0"/>
          <table:table-cell office:value-type="float" office:value="103407.0"/>
          <table:table-cell office:value-type="float" office:value="409154.0"/>
          <table:table-cell office:value-type="float" office:value="409154.0"/>
          <table:table-cell office:value-type="float" office:value="8097.0"/>
          <table:table-cell office:value-type="float" office:value="3327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8000/ins_8000_0_0414</text:p>
          </table:table-cell>
          <table:table-cell office:value-type="float" office:value="1.19485"/>
          <table:table-cell office:value-type="float" office:value="1.182"/>
          <table:table-cell office:value-type="float" office:value="0.95"/>
          <table:table-cell office:value-type="float" office:value="120.0"/>
          <table:table-cell office:value-type="float" office:value="0.0"/>
          <table:table-cell office:value-type="float" office:value="12.0"/>
          <table:table-cell office:value-type="float" office:value="30006.0"/>
          <table:table-cell office:value-type="float" office:value="93239.0"/>
          <table:table-cell office:value-type="float" office:value="93239.0"/>
          <table:table-cell office:value-type="float" office:value="7834.0"/>
          <table:table-cell office:value-type="float" office:value="2993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8000/ins_8000_0_0424</text:p>
          </table:table-cell>
          <table:table-cell office:value-type="float" office:value="0.248898"/>
          <table:table-cell office:value-type="float" office:value="0.237"/>
          <table:table-cell office:value-type="float" office:value="0.01"/>
          <table:table-cell office:value-type="float" office:value="18.0"/>
          <table:table-cell office:value-type="float" office:value="0.0"/>
          <table:table-cell office:value-type="float" office:value="1.0"/>
          <table:table-cell office:value-type="float" office:value="217.0"/>
          <table:table-cell office:value-type="float" office:value="6727.0"/>
          <table:table-cell office:value-type="float" office:value="6727.0"/>
          <table:table-cell office:value-type="float" office:value="7743.0"/>
          <table:table-cell office:value-type="float" office:value="2787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8000/ins_8000_0_0434</text:p>
          </table:table-cell>
          <table:table-cell office:value-type="float" office:value="0.346479"/>
          <table:table-cell office:value-type="float" office:value="0.335"/>
          <table:table-cell office:value-type="float" office:value="0.09"/>
          <table:table-cell office:value-type="float" office:value="78.0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2132.0"/>
          <table:table-cell office:value-type="float" office:value="62132.0"/>
          <table:table-cell office:value-type="float" office:value="9998.0"/>
          <table:table-cell office:value-type="float" office:value="7082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8000/ins_8000_0_0444</text:p>
          </table:table-cell>
          <table:table-cell office:value-type="float" office:value="600.0"/>
          <table:table-cell office:value-type="float" office:value="600.019"/>
          <table:table-cell office:value-type="float" office:value="599.77"/>
          <table:table-cell office:value-type="float" office:value="290044.0"/>
          <table:table-cell office:value-type="float" office:value="1.0"/>
          <table:table-cell office:value-type="float" office:value="17.0"/>
          <table:table-cell office:value-type="float" office:value="1517525.0"/>
          <table:table-cell office:value-type="float" office:value="120073128.0"/>
          <table:table-cell office:value-type="float" office:value="120073128.0"/>
          <table:table-cell office:value-type="float" office:value="8516.0"/>
          <table:table-cell office:value-type="float" office:value="3604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8000/ins_8000_0_0454</text:p>
          </table:table-cell>
          <table:table-cell office:value-type="float" office:value="359.47"/>
          <table:table-cell office:value-type="float" office:value="359.458"/>
          <table:table-cell office:value-type="float" office:value="359.22"/>
          <table:table-cell office:value-type="float" office:value="21000.0"/>
          <table:table-cell office:value-type="float" office:value="0.0"/>
          <table:table-cell office:value-type="float" office:value="24.0"/>
          <table:table-cell office:value-type="float" office:value="6481250.0"/>
          <table:table-cell office:value-type="float" office:value="16781813.0"/>
          <table:table-cell office:value-type="float" office:value="16781813.0"/>
          <table:table-cell office:value-type="float" office:value="7800.0"/>
          <table:table-cell office:value-type="float" office:value="3171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8000/ins_8000_0_0464</text:p>
          </table:table-cell>
          <table:table-cell office:value-type="float" office:value="0.250697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42.0"/>
          <table:table-cell office:value-type="float" office:value="442.0"/>
          <table:table-cell office:value-type="float" office:value="7627.0"/>
          <table:table-cell office:value-type="float" office:value="2569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8000/ins_8000_0_0474</text:p>
          </table:table-cell>
          <table:table-cell office:value-type="float" office:value="45.1541"/>
          <table:table-cell office:value-type="float" office:value="45.142"/>
          <table:table-cell office:value-type="float" office:value="44.9"/>
          <table:table-cell office:value-type="float" office:value="46080.0"/>
          <table:table-cell office:value-type="float" office:value="0.0"/>
          <table:table-cell office:value-type="float" office:value="13.0"/>
          <table:table-cell office:value-type="float" office:value="441151.0"/>
          <table:table-cell office:value-type="float" office:value="14517187.0"/>
          <table:table-cell office:value-type="float" office:value="14517187.0"/>
          <table:table-cell office:value-type="float" office:value="7880.0"/>
          <table:table-cell office:value-type="float" office:value="2839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8000/ins_8000_0_0484</text:p>
          </table:table-cell>
          <table:table-cell office:value-type="float" office:value="600.0"/>
          <table:table-cell office:value-type="float" office:value="600.02"/>
          <table:table-cell office:value-type="float" office:value="599.82"/>
          <table:table-cell office:value-type="float" office:value="181483.0"/>
          <table:table-cell office:value-type="float" office:value="1.0"/>
          <table:table-cell office:value-type="float" office:value="15.0"/>
          <table:table-cell office:value-type="float" office:value="1464041.0"/>
          <table:table-cell office:value-type="float" office:value="147452990.0"/>
          <table:table-cell office:value-type="float" office:value="147452990.0"/>
          <table:table-cell office:value-type="float" office:value="8606.0"/>
          <table:table-cell office:value-type="float" office:value="9144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8000/ins_8000_1_0404</text:p>
          </table:table-cell>
          <table:table-cell office:value-type="float" office:value="0.244456"/>
          <table:table-cell office:value-type="float" office:value="0.23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467.0"/>
          <table:table-cell office:value-type="float" office:value="1467.0"/>
          <table:table-cell office:value-type="float" office:value="7339.0"/>
          <table:table-cell office:value-type="float" office:value="1727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8000/ins_8000_1_0414</text:p>
          </table:table-cell>
          <table:table-cell office:value-type="float" office:value="0.266611"/>
          <table:table-cell office:value-type="float" office:value="0.255"/>
          <table:table-cell office:value-type="float" office:value="0.01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947.0"/>
          <table:table-cell office:value-type="float" office:value="6947.0"/>
          <table:table-cell office:value-type="float" office:value="7786.0"/>
          <table:table-cell office:value-type="float" office:value="2867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8000/ins_8000_1_0424</text:p>
          </table:table-cell>
          <table:table-cell office:value-type="float" office:value="0.264687"/>
          <table:table-cell office:value-type="float" office:value="0.253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622.0"/>
          <table:table-cell office:value-type="float" office:value="7622.0"/>
          <table:table-cell office:value-type="float" office:value="7693.0"/>
          <table:table-cell office:value-type="float" office:value="2661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8000/ins_8000_1_0434</text:p>
          </table:table-cell>
          <table:table-cell office:value-type="float" office:value="105.509"/>
          <table:table-cell office:value-type="float" office:value="105.495"/>
          <table:table-cell office:value-type="float" office:value="105.22"/>
          <table:table-cell office:value-type="float" office:value="26280.0"/>
          <table:table-cell office:value-type="float" office:value="0.0"/>
          <table:table-cell office:value-type="float" office:value="18.0"/>
          <table:table-cell office:value-type="float" office:value="1081866.0"/>
          <table:table-cell office:value-type="float" office:value="26039297.0"/>
          <table:table-cell office:value-type="float" office:value="26039297.0"/>
          <table:table-cell office:value-type="float" office:value="10166.0"/>
          <table:table-cell office:value-type="float" office:value="7424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8000/ins_8000_1_0444</text:p>
          </table:table-cell>
          <table:table-cell office:value-type="float" office:value="0.738475"/>
          <table:table-cell office:value-type="float" office:value="0.725"/>
          <table:table-cell office:value-type="float" office:value="0.48"/>
          <table:table-cell office:value-type="float" office:value="1316.0"/>
          <table:table-cell office:value-type="float" office:value="0.0"/>
          <table:table-cell office:value-type="float" office:value="3.0"/>
          <table:table-cell office:value-type="float" office:value="2171.0"/>
          <table:table-cell office:value-type="float" office:value="403486.0"/>
          <table:table-cell office:value-type="float" office:value="403486.0"/>
          <table:table-cell office:value-type="float" office:value="7671.0"/>
          <table:table-cell office:value-type="float" office:value="2158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8000/ins_8000_1_0454</text:p>
          </table:table-cell>
          <table:table-cell office:value-type="float" office:value="0.355224"/>
          <table:table-cell office:value-type="float" office:value="0.344"/>
          <table:table-cell office:value-type="float" office:value="0.11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78819.0"/>
          <table:table-cell office:value-type="float" office:value="78819.0"/>
          <table:table-cell office:value-type="float" office:value="7692.0"/>
          <table:table-cell office:value-type="float" office:value="3015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8000/ins_8000_1_0464</text:p>
          </table:table-cell>
          <table:table-cell office:value-type="float" office:value="0.248336"/>
          <table:table-cell office:value-type="float" office:value="0.237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7619.0"/>
          <table:table-cell office:value-type="float" office:value="7619.0"/>
          <table:table-cell office:value-type="float" office:value="7605.0"/>
          <table:table-cell office:value-type="float" office:value="2486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8000/ins_8000_1_0474</text:p>
          </table:table-cell>
          <table:table-cell office:value-type="float" office:value="0.250946"/>
          <table:table-cell office:value-type="float" office:value="0.24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3848.0"/>
          <table:table-cell office:value-type="float" office:value="3848.0"/>
          <table:table-cell office:value-type="float" office:value="7588.0"/>
          <table:table-cell office:value-type="float" office:value="2224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8000/ins_8000_1_0484</text:p>
          </table:table-cell>
          <table:table-cell office:value-type="float" office:value="600.0"/>
          <table:table-cell office:value-type="float" office:value="600.027"/>
          <table:table-cell office:value-type="float" office:value="599.81"/>
          <table:table-cell office:value-type="float" office:value="247720.0"/>
          <table:table-cell office:value-type="float" office:value="1.0"/>
          <table:table-cell office:value-type="float" office:value="11.0"/>
          <table:table-cell office:value-type="float" office:value="258214.0"/>
          <table:table-cell office:value-type="float" office:value="198483034.0"/>
          <table:table-cell office:value-type="float" office:value="198483034.0"/>
          <table:table-cell office:value-type="float" office:value="9657.0"/>
          <table:table-cell office:value-type="float" office:value="1156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8000/ins_8000_2_0404</text:p>
          </table:table-cell>
          <table:table-cell office:value-type="float" office:value="0.333387"/>
          <table:table-cell office:value-type="float" office:value="0.322"/>
          <table:table-cell office:value-type="float" office:value="0.1"/>
          <table:table-cell office:value-type="float" office:value="114.0"/>
          <table:table-cell office:value-type="float" office:value="0.0"/>
          <table:table-cell office:value-type="float" office:value="3.0"/>
          <table:table-cell office:value-type="float" office:value="1400.0"/>
          <table:table-cell office:value-type="float" office:value="49928.0"/>
          <table:table-cell office:value-type="float" office:value="49928.0"/>
          <table:table-cell office:value-type="float" office:value="8028.0"/>
          <table:table-cell office:value-type="float" office:value="3105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8000/ins_8000_2_0414</text:p>
          </table:table-cell>
          <table:table-cell office:value-type="float" office:value="0.261376"/>
          <table:table-cell office:value-type="float" office:value="0.25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3228.0"/>
          <table:table-cell office:value-type="float" office:value="3228.0"/>
          <table:table-cell office:value-type="float" office:value="7699.0"/>
          <table:table-cell office:value-type="float" office:value="2645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8000/ins_8000_2_0424</text:p>
          </table:table-cell>
          <table:table-cell office:value-type="float" office:value="0.246886"/>
          <table:table-cell office:value-type="float" office:value="0.233"/>
          <table:table-cell office:value-type="float" office:value="0.0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4310.0"/>
          <table:table-cell office:value-type="float" office:value="4310.0"/>
          <table:table-cell office:value-type="float" office:value="7858.0"/>
          <table:table-cell office:value-type="float" office:value="2863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8000/ins_8000_2_0434</text:p>
          </table:table-cell>
          <table:table-cell office:value-type="float" office:value="74.4208"/>
          <table:table-cell office:value-type="float" office:value="74.408"/>
          <table:table-cell office:value-type="float" office:value="74.17"/>
          <table:table-cell office:value-type="float" office:value="38220.0"/>
          <table:table-cell office:value-type="float" office:value="0.0"/>
          <table:table-cell office:value-type="float" office:value="14.0"/>
          <table:table-cell office:value-type="float" office:value="212223.0"/>
          <table:table-cell office:value-type="float" office:value="37812096.0"/>
          <table:table-cell office:value-type="float" office:value="37812096.0"/>
          <table:table-cell office:value-type="float" office:value="10326.0"/>
          <table:table-cell office:value-type="float" office:value="749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8000/ins_8000_2_0444</text:p>
          </table:table-cell>
          <table:table-cell office:value-type="float" office:value="600.0"/>
          <table:table-cell office:value-type="float" office:value="600.021"/>
          <table:table-cell office:value-type="float" office:value="599.78"/>
          <table:table-cell office:value-type="float" office:value="353202.0"/>
          <table:table-cell office:value-type="float" office:value="1.0"/>
          <table:table-cell office:value-type="float" office:value="17.0"/>
          <table:table-cell office:value-type="float" office:value="789455.0"/>
          <table:table-cell office:value-type="float" office:value="149626300.0"/>
          <table:table-cell office:value-type="float" office:value="149626300.0"/>
          <table:table-cell office:value-type="float" office:value="8419.0"/>
          <table:table-cell office:value-type="float" office:value="3344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8000/ins_8000_2_0454</text:p>
          </table:table-cell>
          <table:table-cell office:value-type="float" office:value="0.932063"/>
          <table:table-cell office:value-type="float" office:value="0.92"/>
          <table:table-cell office:value-type="float" office:value="0.7"/>
          <table:table-cell office:value-type="float" office:value="1204.0"/>
          <table:table-cell office:value-type="float" office:value="0.0"/>
          <table:table-cell office:value-type="float" office:value="2.0"/>
          <table:table-cell office:value-type="float" office:value="3431.0"/>
          <table:table-cell office:value-type="float" office:value="475154.0"/>
          <table:table-cell office:value-type="float" office:value="475154.0"/>
          <table:table-cell office:value-type="float" office:value="7669.0"/>
          <table:table-cell office:value-type="float" office:value="2777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8000/ins_8000_2_0464</text:p>
          </table:table-cell>
          <table:table-cell office:value-type="float" office:value="0.25392"/>
          <table:table-cell office:value-type="float" office:value="0.242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094.0"/>
          <table:table-cell office:value-type="float" office:value="4094.0"/>
          <table:table-cell office:value-type="float" office:value="7754.0"/>
          <table:table-cell office:value-type="float" office:value="2750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8000/ins_8000_2_0474</text:p>
          </table:table-cell>
          <table:table-cell office:value-type="float" office:value="0.60174"/>
          <table:table-cell office:value-type="float" office:value="0.59"/>
          <table:table-cell office:value-type="float" office:value="0.35"/>
          <table:table-cell office:value-type="float" office:value="588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258476.0"/>
          <table:table-cell office:value-type="float" office:value="258476.0"/>
          <table:table-cell office:value-type="float" office:value="8136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8000/ins_8000_2_0484</text:p>
          </table:table-cell>
          <table:table-cell office:value-type="float" office:value="600.0"/>
          <table:table-cell office:value-type="float" office:value="600.02"/>
          <table:table-cell office:value-type="float" office:value="599.82"/>
          <table:table-cell office:value-type="float" office:value="160128.0"/>
          <table:table-cell office:value-type="float" office:value="1.0"/>
          <table:table-cell office:value-type="float" office:value="20.0"/>
          <table:table-cell office:value-type="float" office:value="2749020.0"/>
          <table:table-cell office:value-type="float" office:value="79965021.0"/>
          <table:table-cell office:value-type="float" office:value="79965021.0"/>
          <table:table-cell office:value-type="float" office:value="6881.0"/>
          <table:table-cell office:value-type="float" office:value="5033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8000/ins_8000_3_0404</text:p>
          </table:table-cell>
          <table:table-cell office:value-type="float" office:value="0.244228"/>
          <table:table-cell office:value-type="float" office:value="0.2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1.0"/>
          <table:table-cell office:value-type="float" office:value="321.0"/>
          <table:table-cell office:value-type="float" office:value="7418.0"/>
          <table:table-cell office:value-type="float" office:value="1851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8000/ins_8000_3_0414</text:p>
          </table:table-cell>
          <table:table-cell office:value-type="float" office:value="0.238248"/>
          <table:table-cell office:value-type="float" office:value="0.2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356.0"/>
          <table:table-cell office:value-type="float" office:value="7415.0"/>
          <table:table-cell office:value-type="float" office:value="2012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8000/ins_8000_3_0424</text:p>
          </table:table-cell>
          <table:table-cell office:value-type="float" office:value="0.260955"/>
          <table:table-cell office:value-type="float" office:value="0.2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703.0"/>
          <table:table-cell office:value-type="float" office:value="703.0"/>
          <table:table-cell office:value-type="float" office:value="7914.0"/>
          <table:table-cell office:value-type="float" office:value="2961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8000/ins_8000_3_0434</text:p>
          </table:table-cell>
          <table:table-cell office:value-type="float" office:value="0.237759"/>
          <table:table-cell office:value-type="float" office:value="0.22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77.0"/>
          <table:table-cell office:value-type="float" office:value="1977.0"/>
          <table:table-cell office:value-type="float" office:value="7911.0"/>
          <table:table-cell office:value-type="float" office:value="3259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8000/ins_8000_3_0444</text:p>
          </table:table-cell>
          <table:table-cell office:value-type="float" office:value="4.73429"/>
          <table:table-cell office:value-type="float" office:value="4.723"/>
          <table:table-cell office:value-type="float" office:value="4.49"/>
          <table:table-cell office:value-type="float" office:value="7067.0"/>
          <table:table-cell office:value-type="float" office:value="0.0"/>
          <table:table-cell office:value-type="float" office:value="10.0"/>
          <table:table-cell office:value-type="float" office:value="29169.0"/>
          <table:table-cell office:value-type="float" office:value="2493576.0"/>
          <table:table-cell office:value-type="float" office:value="2493576.0"/>
          <table:table-cell office:value-type="float" office:value="8007.0"/>
          <table:table-cell office:value-type="float" office:value="2502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8000/ins_8000_3_0454</text:p>
          </table:table-cell>
          <table:table-cell office:value-type="float" office:value="0.232468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5.0"/>
          <table:table-cell office:value-type="float" office:value="385.0"/>
          <table:table-cell office:value-type="float" office:value="7178.0"/>
          <table:table-cell office:value-type="float" office:value="1855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8000/ins_8000_3_0464</text:p>
          </table:table-cell>
          <table:table-cell office:value-type="float" office:value="0.24107"/>
          <table:table-cell office:value-type="float" office:value="0.2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689.0"/>
          <table:table-cell office:value-type="float" office:value="689.0"/>
          <table:table-cell office:value-type="float" office:value="7643.0"/>
          <table:table-cell office:value-type="float" office:value="2504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8000/ins_8000_3_0474</text:p>
          </table:table-cell>
          <table:table-cell office:value-type="float" office:value="0.261565"/>
          <table:table-cell office:value-type="float" office:value="0.2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82.0"/>
          <table:table-cell office:value-type="float" office:value="882.0"/>
          <table:table-cell office:value-type="float" office:value="8137.0"/>
          <table:table-cell office:value-type="float" office:value="3180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8000/ins_8000_3_0484</text:p>
          </table:table-cell>
          <table:table-cell office:value-type="float" office:value="600.0"/>
          <table:table-cell office:value-type="float" office:value="600.022"/>
          <table:table-cell office:value-type="float" office:value="599.82"/>
          <table:table-cell office:value-type="float" office:value="214142.0"/>
          <table:table-cell office:value-type="float" office:value="1.0"/>
          <table:table-cell office:value-type="float" office:value="11.0"/>
          <table:table-cell office:value-type="float" office:value="859776.0"/>
          <table:table-cell office:value-type="float" office:value="149813122.0"/>
          <table:table-cell office:value-type="float" office:value="149813122.0"/>
          <table:table-cell office:value-type="float" office:value="8608.0"/>
          <table:table-cell office:value-type="float" office:value="9440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8000/ins_8000_4_0404</text:p>
          </table:table-cell>
          <table:table-cell office:value-type="float" office:value="0.253926"/>
          <table:table-cell office:value-type="float" office:value="0.241"/>
          <table:table-cell office:value-type="float" office:value="0.0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9001.0"/>
          <table:table-cell office:value-type="float" office:value="9001.0"/>
          <table:table-cell office:value-type="float" office:value="7916.0"/>
          <table:table-cell office:value-type="float" office:value="2924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8000/ins_8000_4_0414</text:p>
          </table:table-cell>
          <table:table-cell office:value-type="float" office:value="0.235122"/>
          <table:table-cell office:value-type="float" office:value="0.22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485.0"/>
          <table:table-cell office:value-type="float" office:value="1485.0"/>
          <table:table-cell office:value-type="float" office:value="7832.0"/>
          <table:table-cell office:value-type="float" office:value="2915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8000/ins_8000_4_0424</text:p>
          </table:table-cell>
          <table:table-cell office:value-type="float" office:value="0.252382"/>
          <table:table-cell office:value-type="float" office:value="0.241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4016.0"/>
          <table:table-cell office:value-type="float" office:value="4016.0"/>
          <table:table-cell office:value-type="float" office:value="8057.0"/>
          <table:table-cell office:value-type="float" office:value="3227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8000/ins_8000_4_0434</text:p>
          </table:table-cell>
          <table:table-cell office:value-type="float" office:value="13.2556"/>
          <table:table-cell office:value-type="float" office:value="13.242"/>
          <table:table-cell office:value-type="float" office:value="12.99"/>
          <table:table-cell office:value-type="float" office:value="6525.0"/>
          <table:table-cell office:value-type="float" office:value="0.0"/>
          <table:table-cell office:value-type="float" office:value="9.0"/>
          <table:table-cell office:value-type="float" office:value="29636.0"/>
          <table:table-cell office:value-type="float" office:value="6931939.0"/>
          <table:table-cell office:value-type="float" office:value="6931939.0"/>
          <table:table-cell office:value-type="float" office:value="10569.0"/>
          <table:table-cell office:value-type="float" office:value="8114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8000/ins_8000_4_0444</text:p>
          </table:table-cell>
          <table:table-cell office:value-type="float" office:value="296.606"/>
          <table:table-cell office:value-type="float" office:value="296.594"/>
          <table:table-cell office:value-type="float" office:value="296.35"/>
          <table:table-cell office:value-type="float" office:value="61443.0"/>
          <table:table-cell office:value-type="float" office:value="0.0"/>
          <table:table-cell office:value-type="float" office:value="21.0"/>
          <table:table-cell office:value-type="float" office:value="2485008.0"/>
          <table:table-cell office:value-type="float" office:value="29366158.0"/>
          <table:table-cell office:value-type="float" office:value="29366158.0"/>
          <table:table-cell office:value-type="float" office:value="8517.0"/>
          <table:table-cell office:value-type="float" office:value="3515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8000/ins_8000_4_0454</text:p>
          </table:table-cell>
          <table:table-cell office:value-type="float" office:value="0.260762"/>
          <table:table-cell office:value-type="float" office:value="0.249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454.0"/>
          <table:table-cell office:value-type="float" office:value="3454.0"/>
          <table:table-cell office:value-type="float" office:value="7660.0"/>
          <table:table-cell office:value-type="float" office:value="2799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8000/ins_8000_4_0464</text:p>
          </table:table-cell>
          <table:table-cell office:value-type="float" office:value="0.252539"/>
          <table:table-cell office:value-type="float" office:value="0.241"/>
          <table:table-cell office:value-type="float" office:value="0.02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15450.0"/>
          <table:table-cell office:value-type="float" office:value="15450.0"/>
          <table:table-cell office:value-type="float" office:value="7853.0"/>
          <table:table-cell office:value-type="float" office:value="2944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8000/ins_8000_4_0474</text:p>
          </table:table-cell>
          <table:table-cell office:value-type="float" office:value="1.03239"/>
          <table:table-cell office:value-type="float" office:value="1.02"/>
          <table:table-cell office:value-type="float" office:value="0.79"/>
          <table:table-cell office:value-type="float" office:value="1032.0"/>
          <table:table-cell office:value-type="float" office:value="0.0"/>
          <table:table-cell office:value-type="float" office:value="0.0"/>
          <table:table-cell office:value-type="float" office:value="744.0"/>
          <table:table-cell office:value-type="float" office:value="518233.0"/>
          <table:table-cell office:value-type="float" office:value="518233.0"/>
          <table:table-cell office:value-type="float" office:value="8627.0"/>
          <table:table-cell office:value-type="float" office:value="4199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8000/ins_8000_4_0484</text:p>
          </table:table-cell>
          <table:table-cell office:value-type="float" office:value="600.0"/>
          <table:table-cell office:value-type="float" office:value="600.02"/>
          <table:table-cell office:value-type="float" office:value="599.82"/>
          <table:table-cell office:value-type="float" office:value="283677.0"/>
          <table:table-cell office:value-type="float" office:value="1.0"/>
          <table:table-cell office:value-type="float" office:value="11.0"/>
          <table:table-cell office:value-type="float" office:value="470482.0"/>
          <table:table-cell office:value-type="float" office:value="201198135.0"/>
          <table:table-cell office:value-type="float" office:value="201198135.0"/>
          <table:table-cell office:value-type="float" office:value="9024.0"/>
          <table:table-cell office:value-type="float" office:value="10629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8000/ins_8000_5_0404</text:p>
          </table:table-cell>
          <table:table-cell office:value-type="float" office:value="600.0"/>
          <table:table-cell office:value-type="float" office:value="600.02"/>
          <table:table-cell office:value-type="float" office:value="599.78"/>
          <table:table-cell office:value-type="float" office:value="143663.0"/>
          <table:table-cell office:value-type="float" office:value="1.0"/>
          <table:table-cell office:value-type="float" office:value="18.0"/>
          <table:table-cell office:value-type="float" office:value="3599249.0"/>
          <table:table-cell office:value-type="float" office:value="65474178.0"/>
          <table:table-cell office:value-type="float" office:value="65474178.0"/>
          <table:table-cell office:value-type="float" office:value="8416.0"/>
          <table:table-cell office:value-type="float" office:value="3852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8000/ins_8000_5_0414</text:p>
          </table:table-cell>
          <table:table-cell office:value-type="float" office:value="0.903393"/>
          <table:table-cell office:value-type="float" office:value="0.891"/>
          <table:table-cell office:value-type="float" office:value="0.64"/>
          <table:table-cell office:value-type="float" office:value="744.0"/>
          <table:table-cell office:value-type="float" office:value="0.0"/>
          <table:table-cell office:value-type="float" office:value="5.0"/>
          <table:table-cell office:value-type="float" office:value="6630.0"/>
          <table:table-cell office:value-type="float" office:value="358592.0"/>
          <table:table-cell office:value-type="float" office:value="358592.0"/>
          <table:table-cell office:value-type="float" office:value="8277.0"/>
          <table:table-cell office:value-type="float" office:value="3779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8000/ins_8000_5_0424</text:p>
          </table:table-cell>
          <table:table-cell office:value-type="float" office:value="1.44746"/>
          <table:table-cell office:value-type="float" office:value="1.435"/>
          <table:table-cell office:value-type="float" office:value="1.19"/>
          <table:table-cell office:value-type="float" office:value="1980.0"/>
          <table:table-cell office:value-type="float" office:value="0.0"/>
          <table:table-cell office:value-type="float" office:value="0.0"/>
          <table:table-cell office:value-type="float" office:value="1742.0"/>
          <table:table-cell office:value-type="float" office:value="778833.0"/>
          <table:table-cell office:value-type="float" office:value="778833.0"/>
          <table:table-cell office:value-type="float" office:value="8000.0"/>
          <table:table-cell office:value-type="float" office:value="3205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8000/ins_8000_5_0434</text:p>
          </table:table-cell>
          <table:table-cell office:value-type="float" office:value="0.298071"/>
          <table:table-cell office:value-type="float" office:value="0.287"/>
          <table:table-cell office:value-type="float" office:value="0.05"/>
          <table:table-cell office:value-type="float" office:value="108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39391.0"/>
          <table:table-cell office:value-type="float" office:value="39391.0"/>
          <table:table-cell office:value-type="float" office:value="7824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8000/ins_8000_5_0444</text:p>
          </table:table-cell>
          <table:table-cell office:value-type="float" office:value="600.0"/>
          <table:table-cell office:value-type="float" office:value="600.02"/>
          <table:table-cell office:value-type="float" office:value="599.77"/>
          <table:table-cell office:value-type="float" office:value="173530.0"/>
          <table:table-cell office:value-type="float" office:value="1.0"/>
          <table:table-cell office:value-type="float" office:value="19.0"/>
          <table:table-cell office:value-type="float" office:value="2721123.0"/>
          <table:table-cell office:value-type="float" office:value="79225385.0"/>
          <table:table-cell office:value-type="float" office:value="79225385.0"/>
          <table:table-cell office:value-type="float" office:value="8665.0"/>
          <table:table-cell office:value-type="float" office:value="3948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8000/ins_8000_5_0454</text:p>
          </table:table-cell>
          <table:table-cell office:value-type="float" office:value="194.27"/>
          <table:table-cell office:value-type="float" office:value="194.257"/>
          <table:table-cell office:value-type="float" office:value="194.03"/>
          <table:table-cell office:value-type="float" office:value="41958.0"/>
          <table:table-cell office:value-type="float" office:value="0.0"/>
          <table:table-cell office:value-type="float" office:value="16.0"/>
          <table:table-cell office:value-type="float" office:value="2144218.0"/>
          <table:table-cell office:value-type="float" office:value="19014160.0"/>
          <table:table-cell office:value-type="float" office:value="19014160.0"/>
          <table:table-cell office:value-type="float" office:value="7891.0"/>
          <table:table-cell office:value-type="float" office:value="3375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8000/ins_8000_5_0464</text:p>
          </table:table-cell>
          <table:table-cell office:value-type="float" office:value="0.37172"/>
          <table:table-cell office:value-type="float" office:value="0.359"/>
          <table:table-cell office:value-type="float" office:value="0.11"/>
          <table:table-cell office:value-type="float" office:value="18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88168.0"/>
          <table:table-cell office:value-type="float" office:value="88168.0"/>
          <table:table-cell office:value-type="float" office:value="8334.0"/>
          <table:table-cell office:value-type="float" office:value="4128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8000/ins_8000_5_0474</text:p>
          </table:table-cell>
          <table:table-cell office:value-type="float" office:value="3.34461"/>
          <table:table-cell office:value-type="float" office:value="3.332"/>
          <table:table-cell office:value-type="float" office:value="3.09"/>
          <table:table-cell office:value-type="float" office:value="3360.0"/>
          <table:table-cell office:value-type="float" office:value="0.0"/>
          <table:table-cell office:value-type="float" office:value="0.0"/>
          <table:table-cell office:value-type="float" office:value="1943.0"/>
          <table:table-cell office:value-type="float" office:value="1843904.0"/>
          <table:table-cell office:value-type="float" office:value="1843904.0"/>
          <table:table-cell office:value-type="float" office:value="8786.0"/>
          <table:table-cell office:value-type="float" office:value="4591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8000/ins_8000_5_0484</text:p>
          </table:table-cell>
          <table:table-cell office:value-type="float" office:value="600.0"/>
          <table:table-cell office:value-type="float" office:value="600.019"/>
          <table:table-cell office:value-type="float" office:value="599.8"/>
          <table:table-cell office:value-type="float" office:value="191081.0"/>
          <table:table-cell office:value-type="float" office:value="1.0"/>
          <table:table-cell office:value-type="float" office:value="18.0"/>
          <table:table-cell office:value-type="float" office:value="1251448.0"/>
          <table:table-cell office:value-type="float" office:value="131001559.0"/>
          <table:table-cell office:value-type="float" office:value="131001559.0"/>
          <table:table-cell office:value-type="float" office:value="9425.0"/>
          <table:table-cell office:value-type="float" office:value="11126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8000/ins_8000_6_0404</text:p>
          </table:table-cell>
          <table:table-cell office:value-type="float" office:value="0.28652"/>
          <table:table-cell office:value-type="float" office:value="0.275"/>
          <table:table-cell office:value-type="float" office:value="0.03"/>
          <table:table-cell office:value-type="float" office:value="78.0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24283.0"/>
          <table:table-cell office:value-type="float" office:value="24283.0"/>
          <table:table-cell office:value-type="float" office:value="7598.0"/>
          <table:table-cell office:value-type="float" office:value="2171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8000/ins_8000_6_0414</text:p>
          </table:table-cell>
          <table:table-cell office:value-type="float" office:value="0.356428"/>
          <table:table-cell office:value-type="float" office:value="0.344"/>
          <table:table-cell office:value-type="float" office:value="0.1"/>
          <table:table-cell office:value-type="float" office:value="156.0"/>
          <table:table-cell office:value-type="float" office:value="0.0"/>
          <table:table-cell office:value-type="float" office:value="3.0"/>
          <table:table-cell office:value-type="float" office:value="955.0"/>
          <table:table-cell office:value-type="float" office:value="60731.0"/>
          <table:table-cell office:value-type="float" office:value="60731.0"/>
          <table:table-cell office:value-type="float" office:value="7914.0"/>
          <table:table-cell office:value-type="float" office:value="3064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8000/ins_8000_6_0424</text:p>
          </table:table-cell>
          <table:table-cell office:value-type="float" office:value="0.403655"/>
          <table:table-cell office:value-type="float" office:value="0.391"/>
          <table:table-cell office:value-type="float" office:value="0.14"/>
          <table:table-cell office:value-type="float" office:value="225.0"/>
          <table:table-cell office:value-type="float" office:value="0.0"/>
          <table:table-cell office:value-type="float" office:value="0.0"/>
          <table:table-cell office:value-type="float" office:value="392.0"/>
          <table:table-cell office:value-type="float" office:value="97634.0"/>
          <table:table-cell office:value-type="float" office:value="97634.0"/>
          <table:table-cell office:value-type="float" office:value="8104.0"/>
          <table:table-cell office:value-type="float" office:value="3323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8000/ins_8000_6_0434</text:p>
          </table:table-cell>
          <table:table-cell office:value-type="float" office:value="0.329512"/>
          <table:table-cell office:value-type="float" office:value="0.318"/>
          <table:table-cell office:value-type="float" office:value="0.08"/>
          <table:table-cell office:value-type="float" office:value="52.0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48253.0"/>
          <table:table-cell office:value-type="float" office:value="48253.0"/>
          <table:table-cell office:value-type="float" office:value="9924.0"/>
          <table:table-cell office:value-type="float" office:value="6775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8000/ins_8000_6_0444</text:p>
          </table:table-cell>
          <table:table-cell office:value-type="float" office:value="600.0"/>
          <table:table-cell office:value-type="float" office:value="600.019"/>
          <table:table-cell office:value-type="float" office:value="599.74"/>
          <table:table-cell office:value-type="float" office:value="178458.0"/>
          <table:table-cell office:value-type="float" office:value="1.0"/>
          <table:table-cell office:value-type="float" office:value="19.0"/>
          <table:table-cell office:value-type="float" office:value="2986612.0"/>
          <table:table-cell office:value-type="float" office:value="62258202.0"/>
          <table:table-cell office:value-type="float" office:value="62258202.0"/>
          <table:table-cell office:value-type="float" office:value="8156.0"/>
          <table:table-cell office:value-type="float" office:value="2724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8000/ins_8000_6_0454</text:p>
          </table:table-cell>
          <table:table-cell office:value-type="float" office:value="0.29059"/>
          <table:table-cell office:value-type="float" office:value="0.279"/>
          <table:table-cell office:value-type="float" office:value="0.06"/>
          <table:table-cell office:value-type="float" office:value="117.0"/>
          <table:table-cell office:value-type="float" office:value="0.0"/>
          <table:table-cell office:value-type="float" office:value="2.0"/>
          <table:table-cell office:value-type="float" office:value="751.0"/>
          <table:table-cell office:value-type="float" office:value="40830.0"/>
          <table:table-cell office:value-type="float" office:value="40830.0"/>
          <table:table-cell office:value-type="float" office:value="7330.0"/>
          <table:table-cell office:value-type="float" office:value="214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8000/ins_8000_6_0464</text:p>
          </table:table-cell>
          <table:table-cell office:value-type="float" office:value="0.324404"/>
          <table:table-cell office:value-type="float" office:value="0.313"/>
          <table:table-cell office:value-type="float" office:value="0.07"/>
          <table:table-cell office:value-type="float" office:value="120.0"/>
          <table:table-cell office:value-type="float" office:value="0.0"/>
          <table:table-cell office:value-type="float" office:value="2.0"/>
          <table:table-cell office:value-type="float" office:value="843.0"/>
          <table:table-cell office:value-type="float" office:value="44840.0"/>
          <table:table-cell office:value-type="float" office:value="44840.0"/>
          <table:table-cell office:value-type="float" office:value="7711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8000/ins_8000_6_0474</text:p>
          </table:table-cell>
          <table:table-cell office:value-type="float" office:value="0.391312"/>
          <table:table-cell office:value-type="float" office:value="0.379"/>
          <table:table-cell office:value-type="float" office:value="0.13"/>
          <table:table-cell office:value-type="float" office:value="195.0"/>
          <table:table-cell office:value-type="float" office:value="0.0"/>
          <table:table-cell office:value-type="float" office:value="3.0"/>
          <table:table-cell office:value-type="float" office:value="1078.0"/>
          <table:table-cell office:value-type="float" office:value="79591.0"/>
          <table:table-cell office:value-type="float" office:value="79591.0"/>
          <table:table-cell office:value-type="float" office:value="8160.0"/>
          <table:table-cell office:value-type="float" office:value="3191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8000/ins_8000_6_0484</text:p>
          </table:table-cell>
          <table:table-cell office:value-type="float" office:value="0.285511"/>
          <table:table-cell office:value-type="float" office:value="0.274"/>
          <table:table-cell office:value-type="float" office:value="0.08"/>
          <table:table-cell office:value-type="float" office:value="80.0"/>
          <table:table-cell office:value-type="float" office:value="0.0"/>
          <table:table-cell office:value-type="float" office:value="1.0"/>
          <table:table-cell office:value-type="float" office:value="257.0"/>
          <table:table-cell office:value-type="float" office:value="41944.0"/>
          <table:table-cell office:value-type="float" office:value="41944.0"/>
          <table:table-cell office:value-type="float" office:value="6707.0"/>
          <table:table-cell office:value-type="float" office:value="5266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8000/ins_8000_7_0404</text:p>
          </table:table-cell>
          <table:table-cell office:value-type="float" office:value="1.06817"/>
          <table:table-cell office:value-type="float" office:value="1.056"/>
          <table:table-cell office:value-type="float" office:value="0.82"/>
          <table:table-cell office:value-type="float" office:value="624.0"/>
          <table:table-cell office:value-type="float" office:value="0.0"/>
          <table:table-cell office:value-type="float" office:value="8.0"/>
          <table:table-cell office:value-type="float" office:value="14749.0"/>
          <table:table-cell office:value-type="float" office:value="351811.0"/>
          <table:table-cell office:value-type="float" office:value="351811.0"/>
          <table:table-cell office:value-type="float" office:value="8422.0"/>
          <table:table-cell office:value-type="float" office:value="390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8000/ins_8000_7_0414</text:p>
          </table:table-cell>
          <table:table-cell office:value-type="float" office:value="0.736203"/>
          <table:table-cell office:value-type="float" office:value="0.725"/>
          <table:table-cell office:value-type="float" office:value="0.49"/>
          <table:table-cell office:value-type="float" office:value="418.0"/>
          <table:table-cell office:value-type="float" office:value="0.0"/>
          <table:table-cell office:value-type="float" office:value="9.0"/>
          <table:table-cell office:value-type="float" office:value="10271.0"/>
          <table:table-cell office:value-type="float" office:value="213055.0"/>
          <table:table-cell office:value-type="float" office:value="213055.0"/>
          <table:table-cell office:value-type="float" office:value="8128.0"/>
          <table:table-cell office:value-type="float" office:value="3528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8000/ins_8000_7_0424</text:p>
          </table:table-cell>
          <table:table-cell office:value-type="float" office:value="0.991881"/>
          <table:table-cell office:value-type="float" office:value="0.98"/>
          <table:table-cell office:value-type="float" office:value="0.74"/>
          <table:table-cell office:value-type="float" office:value="864.0"/>
          <table:table-cell office:value-type="float" office:value="0.0"/>
          <table:table-cell office:value-type="float" office:value="7.0"/>
          <table:table-cell office:value-type="float" office:value="9985.0"/>
          <table:table-cell office:value-type="float" office:value="425466.0"/>
          <table:table-cell office:value-type="float" office:value="425466.0"/>
          <table:table-cell office:value-type="float" office:value="8159.0"/>
          <table:table-cell office:value-type="float" office:value="361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8000/ins_8000_7_0434</text:p>
          </table:table-cell>
          <table:table-cell office:value-type="float" office:value="0.253614"/>
          <table:table-cell office:value-type="float" office:value="0.242"/>
          <table:table-cell office:value-type="float" office:value="0.01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737.0"/>
          <table:table-cell office:value-type="float" office:value="4737.0"/>
          <table:table-cell office:value-type="float" office:value="7849.0"/>
          <table:table-cell office:value-type="float" office:value="334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8000/ins_8000_7_0444</text:p>
          </table:table-cell>
          <table:table-cell office:value-type="float" office:value="600.0"/>
          <table:table-cell office:value-type="float" office:value="600.019"/>
          <table:table-cell office:value-type="float" office:value="599.78"/>
          <table:table-cell office:value-type="float" office:value="348362.0"/>
          <table:table-cell office:value-type="float" office:value="1.0"/>
          <table:table-cell office:value-type="float" office:value="15.0"/>
          <table:table-cell office:value-type="float" office:value="1193776.0"/>
          <table:table-cell office:value-type="float" office:value="141712460.0"/>
          <table:table-cell office:value-type="float" office:value="141712460.0"/>
          <table:table-cell office:value-type="float" office:value="8546.0"/>
          <table:table-cell office:value-type="float" office:value="3714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8000/ins_8000_7_0454</text:p>
          </table:table-cell>
          <table:table-cell office:value-type="float" office:value="25.9486"/>
          <table:table-cell office:value-type="float" office:value="25.936"/>
          <table:table-cell office:value-type="float" office:value="25.71"/>
          <table:table-cell office:value-type="float" office:value="13520.0"/>
          <table:table-cell office:value-type="float" office:value="0.0"/>
          <table:table-cell office:value-type="float" office:value="16.0"/>
          <table:table-cell office:value-type="float" office:value="430866.0"/>
          <table:table-cell office:value-type="float" office:value="6201348.0"/>
          <table:table-cell office:value-type="float" office:value="6201348.0"/>
          <table:table-cell office:value-type="float" office:value="7952.0"/>
          <table:table-cell office:value-type="float" office:value="3587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8000/ins_8000_7_0464</text:p>
          </table:table-cell>
          <table:table-cell office:value-type="float" office:value="0.389076"/>
          <table:table-cell office:value-type="float" office:value="0.377"/>
          <table:table-cell office:value-type="float" office:value="0.13"/>
          <table:table-cell office:value-type="float" office:value="192.0"/>
          <table:table-cell office:value-type="float" office:value="0.0"/>
          <table:table-cell office:value-type="float" office:value="1.0"/>
          <table:table-cell office:value-type="float" office:value="1005.0"/>
          <table:table-cell office:value-type="float" office:value="83754.0"/>
          <table:table-cell office:value-type="float" office:value="83754.0"/>
          <table:table-cell office:value-type="float" office:value="7958.0"/>
          <table:table-cell office:value-type="float" office:value="3376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8000/ins_8000_7_0474</text:p>
          </table:table-cell>
          <table:table-cell office:value-type="float" office:value="0.615635"/>
          <table:table-cell office:value-type="float" office:value="0.604"/>
          <table:table-cell office:value-type="float" office:value="0.37"/>
          <table:table-cell office:value-type="float" office:value="424.0"/>
          <table:table-cell office:value-type="float" office:value="0.0"/>
          <table:table-cell office:value-type="float" office:value="6.0"/>
          <table:table-cell office:value-type="float" office:value="4793.0"/>
          <table:table-cell office:value-type="float" office:value="200492.0"/>
          <table:table-cell office:value-type="float" office:value="200492.0"/>
          <table:table-cell office:value-type="float" office:value="8229.0"/>
          <table:table-cell office:value-type="float" office:value="3423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8000/ins_8000_7_0484</text:p>
          </table:table-cell>
          <table:table-cell office:value-type="float" office:value="600.0"/>
          <table:table-cell office:value-type="float" office:value="600.021"/>
          <table:table-cell office:value-type="float" office:value="599.84"/>
          <table:table-cell office:value-type="float" office:value="304797.0"/>
          <table:table-cell office:value-type="float" office:value="1.0"/>
          <table:table-cell office:value-type="float" office:value="15.0"/>
          <table:table-cell office:value-type="float" office:value="1079250.0"/>
          <table:table-cell office:value-type="float" office:value="159383435.0"/>
          <table:table-cell office:value-type="float" office:value="159383435.0"/>
          <table:table-cell office:value-type="float" office:value="7054.0"/>
          <table:table-cell office:value-type="float" office:value="5870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8000/ins_8000_8_0404</text:p>
          </table:table-cell>
          <table:table-cell office:value-type="float" office:value="1.56776"/>
          <table:table-cell office:value-type="float" office:value="1.556"/>
          <table:table-cell office:value-type="float" office:value="1.32"/>
          <table:table-cell office:value-type="float" office:value="1760.0"/>
          <table:table-cell office:value-type="float" office:value="0.0"/>
          <table:table-cell office:value-type="float" office:value="8.0"/>
          <table:table-cell office:value-type="float" office:value="8878.0"/>
          <table:table-cell office:value-type="float" office:value="759781.0"/>
          <table:table-cell office:value-type="float" office:value="759781.0"/>
          <table:table-cell office:value-type="float" office:value="8065.0"/>
          <table:table-cell office:value-type="float" office:value="3241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8000/ins_8000_8_0414</text:p>
          </table:table-cell>
          <table:table-cell office:value-type="float" office:value="0.678308"/>
          <table:table-cell office:value-type="float" office:value="0.665"/>
          <table:table-cell office:value-type="float" office:value="0.42"/>
          <table:table-cell office:value-type="float" office:value="646.0"/>
          <table:table-cell office:value-type="float" office:value="0.0"/>
          <table:table-cell office:value-type="float" office:value="6.0"/>
          <table:table-cell office:value-type="float" office:value="3736.0"/>
          <table:table-cell office:value-type="float" office:value="258753.0"/>
          <table:table-cell office:value-type="float" office:value="258753.0"/>
          <table:table-cell office:value-type="float" office:value="7857.0"/>
          <table:table-cell office:value-type="float" office:value="3024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8000/ins_8000_8_0424</text:p>
          </table:table-cell>
          <table:table-cell office:value-type="float" office:value="1.51803"/>
          <table:table-cell office:value-type="float" office:value="1.506"/>
          <table:table-cell office:value-type="float" office:value="1.27"/>
          <table:table-cell office:value-type="float" office:value="1824.0"/>
          <table:table-cell office:value-type="float" office:value="0.0"/>
          <table:table-cell office:value-type="float" office:value="9.0"/>
          <table:table-cell office:value-type="float" office:value="13162.0"/>
          <table:table-cell office:value-type="float" office:value="789877.0"/>
          <table:table-cell office:value-type="float" office:value="789877.0"/>
          <table:table-cell office:value-type="float" office:value="7991.0"/>
          <table:table-cell office:value-type="float" office:value="3148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8000/ins_8000_8_0434</text:p>
          </table:table-cell>
          <table:table-cell office:value-type="float" office:value="1.88975"/>
          <table:table-cell office:value-type="float" office:value="1.877"/>
          <table:table-cell office:value-type="float" office:value="1.62"/>
          <table:table-cell office:value-type="float" office:value="400.0"/>
          <table:table-cell office:value-type="float" office:value="0.0"/>
          <table:table-cell office:value-type="float" office:value="12.0"/>
          <table:table-cell office:value-type="float" office:value="28889.0"/>
          <table:table-cell office:value-type="float" office:value="416010.0"/>
          <table:table-cell office:value-type="float" office:value="416010.0"/>
          <table:table-cell office:value-type="float" office:value="9731.0"/>
          <table:table-cell office:value-type="float" office:value="6410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8000/ins_8000_8_0444</text:p>
          </table:table-cell>
          <table:table-cell office:value-type="float" office:value="600.0"/>
          <table:table-cell office:value-type="float" office:value="600.018"/>
          <table:table-cell office:value-type="float" office:value="599.77"/>
          <table:table-cell office:value-type="float" office:value="386417.0"/>
          <table:table-cell office:value-type="float" office:value="1.0"/>
          <table:table-cell office:value-type="float" office:value="18.0"/>
          <table:table-cell office:value-type="float" office:value="1068439.0"/>
          <table:table-cell office:value-type="float" office:value="159401322.0"/>
          <table:table-cell office:value-type="float" office:value="159401322.0"/>
          <table:table-cell office:value-type="float" office:value="8393.0"/>
          <table:table-cell office:value-type="float" office:value="3365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8000/ins_8000_8_0454</text:p>
          </table:table-cell>
          <table:table-cell office:value-type="float" office:value="3.82462"/>
          <table:table-cell office:value-type="float" office:value="3.813"/>
          <table:table-cell office:value-type="float" office:value="3.58"/>
          <table:table-cell office:value-type="float" office:value="5016.0"/>
          <table:table-cell office:value-type="float" office:value="0.0"/>
          <table:table-cell office:value-type="float" office:value="9.0"/>
          <table:table-cell office:value-type="float" office:value="21223.0"/>
          <table:table-cell office:value-type="float" office:value="2252931.0"/>
          <table:table-cell office:value-type="float" office:value="2252931.0"/>
          <table:table-cell office:value-type="float" office:value="7880.0"/>
          <table:table-cell office:value-type="float" office:value="3275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8000/ins_8000_8_0464</text:p>
          </table:table-cell>
          <table:table-cell office:value-type="float" office:value="0.316411"/>
          <table:table-cell office:value-type="float" office:value="0.305"/>
          <table:table-cell office:value-type="float" office:value="0.07"/>
          <table:table-cell office:value-type="float" office:value="160.0"/>
          <table:table-cell office:value-type="float" office:value="0.0"/>
          <table:table-cell office:value-type="float" office:value="2.0"/>
          <table:table-cell office:value-type="float" office:value="609.0"/>
          <table:table-cell office:value-type="float" office:value="60856.0"/>
          <table:table-cell office:value-type="float" office:value="60856.0"/>
          <table:table-cell office:value-type="float" office:value="7552.0"/>
          <table:table-cell office:value-type="float" office:value="2414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8000/ins_8000_8_0474</text:p>
          </table:table-cell>
          <table:table-cell office:value-type="float" office:value="0.312002"/>
          <table:table-cell office:value-type="float" office:value="0.299"/>
          <table:table-cell office:value-type="float" office:value="0.04"/>
          <table:table-cell office:value-type="float" office:value="57.0"/>
          <table:table-cell office:value-type="float" office:value="0.0"/>
          <table:table-cell office:value-type="float" office:value="2.0"/>
          <table:table-cell office:value-type="float" office:value="582.0"/>
          <table:table-cell office:value-type="float" office:value="25673.0"/>
          <table:table-cell office:value-type="float" office:value="25673.0"/>
          <table:table-cell office:value-type="float" office:value="8369.0"/>
          <table:table-cell office:value-type="float" office:value="3796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8000/ins_8000_8_0484</text:p>
          </table:table-cell>
          <table:table-cell office:value-type="float" office:value="600.0"/>
          <table:table-cell office:value-type="float" office:value="600.019"/>
          <table:table-cell office:value-type="float" office:value="599.81"/>
          <table:table-cell office:value-type="float" office:value="319322.0"/>
          <table:table-cell office:value-type="float" office:value="1.0"/>
          <table:table-cell office:value-type="float" office:value="16.0"/>
          <table:table-cell office:value-type="float" office:value="612469.0"/>
          <table:table-cell office:value-type="float" office:value="171908898.0"/>
          <table:table-cell office:value-type="float" office:value="171908898.0"/>
          <table:table-cell office:value-type="float" office:value="8622.0"/>
          <table:table-cell office:value-type="float" office:value="9118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8000/ins_8000_9_0404</text:p>
          </table:table-cell>
          <table:table-cell office:value-type="float" office:value="0.256409"/>
          <table:table-cell office:value-type="float" office:value="0.2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388.0"/>
          <table:table-cell office:value-type="float" office:value="1388.0"/>
          <table:table-cell office:value-type="float" office:value="7561.0"/>
          <table:table-cell office:value-type="float" office:value="2110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8000/ins_8000_9_0414</text:p>
          </table:table-cell>
          <table:table-cell office:value-type="float" office:value="0.293727"/>
          <table:table-cell office:value-type="float" office:value="0.281"/>
          <table:table-cell office:value-type="float" office:value="0.03"/>
          <table:table-cell office:value-type="float" office:value="61.0"/>
          <table:table-cell office:value-type="float" office:value="0.0"/>
          <table:table-cell office:value-type="float" office:value="0.0"/>
          <table:table-cell office:value-type="float" office:value="257.0"/>
          <table:table-cell office:value-type="float" office:value="23244.0"/>
          <table:table-cell office:value-type="float" office:value="23244.0"/>
          <table:table-cell office:value-type="float" office:value="7780.0"/>
          <table:table-cell office:value-type="float" office:value="2814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8000/ins_8000_9_0424</text:p>
          </table:table-cell>
          <table:table-cell office:value-type="float" office:value="0.292268"/>
          <table:table-cell office:value-type="float" office:value="0.28"/>
          <table:table-cell office:value-type="float" office:value="0.03"/>
          <table:table-cell office:value-type="float" office:value="53.0"/>
          <table:table-cell office:value-type="float" office:value="0.0"/>
          <table:table-cell office:value-type="float" office:value="0.0"/>
          <table:table-cell office:value-type="float" office:value="216.0"/>
          <table:table-cell office:value-type="float" office:value="21541.0"/>
          <table:table-cell office:value-type="float" office:value="21541.0"/>
          <table:table-cell office:value-type="float" office:value="8033.0"/>
          <table:table-cell office:value-type="float" office:value="3195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8000/ins_8000_9_0434</text:p>
          </table:table-cell>
          <table:table-cell office:value-type="float" office:value="600.0"/>
          <table:table-cell office:value-type="float" office:value="600.019"/>
          <table:table-cell office:value-type="float" office:value="599.76"/>
          <table:table-cell office:value-type="float" office:value="210585.0"/>
          <table:table-cell office:value-type="float" office:value="1.0"/>
          <table:table-cell office:value-type="float" office:value="13.0"/>
          <table:table-cell office:value-type="float" office:value="472368.0"/>
          <table:table-cell office:value-type="float" office:value="238018034.0"/>
          <table:table-cell office:value-type="float" office:value="238018034.0"/>
          <table:table-cell office:value-type="float" office:value="11649.0"/>
          <table:table-cell office:value-type="float" office:value="1098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8000/ins_8000_9_0444</text:p>
          </table:table-cell>
          <table:table-cell office:value-type="float" office:value="2.78505"/>
          <table:table-cell office:value-type="float" office:value="2.772"/>
          <table:table-cell office:value-type="float" office:value="2.52"/>
          <table:table-cell office:value-type="float" office:value="4905.0"/>
          <table:table-cell office:value-type="float" office:value="0.0"/>
          <table:table-cell office:value-type="float" office:value="4.0"/>
          <table:table-cell office:value-type="float" office:value="8634.0"/>
          <table:table-cell office:value-type="float" office:value="1825329.0"/>
          <table:table-cell office:value-type="float" office:value="1825329.0"/>
          <table:table-cell office:value-type="float" office:value="7966.0"/>
          <table:table-cell office:value-type="float" office:value="2348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8000/ins_8000_9_0454</text:p>
          </table:table-cell>
          <table:table-cell office:value-type="float" office:value="0.242084"/>
          <table:table-cell office:value-type="float" office:value="0.2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810.0"/>
          <table:table-cell office:value-type="float" office:value="810.0"/>
          <table:table-cell office:value-type="float" office:value="7167.0"/>
          <table:table-cell office:value-type="float" office:value="1887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8000/ins_8000_9_0464</text:p>
          </table:table-cell>
          <table:table-cell office:value-type="float" office:value="0.243864"/>
          <table:table-cell office:value-type="float" office:value="0.2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24.0"/>
          <table:table-cell office:value-type="float" office:value="824.0"/>
          <table:table-cell office:value-type="float" office:value="7683.0"/>
          <table:table-cell office:value-type="float" office:value="2637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8000/ins_8000_9_0474</text:p>
          </table:table-cell>
          <table:table-cell office:value-type="float" office:value="0.267518"/>
          <table:table-cell office:value-type="float" office:value="0.255"/>
          <table:table-cell office:value-type="float" office:value="0.01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3076.0"/>
          <table:table-cell office:value-type="float" office:value="3076.0"/>
          <table:table-cell office:value-type="float" office:value="8051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8000/ins_8000_9_0484</text:p>
          </table:table-cell>
          <table:table-cell office:value-type="float" office:value="600.0"/>
          <table:table-cell office:value-type="float" office:value="600.019"/>
          <table:table-cell office:value-type="float" office:value="599.82"/>
          <table:table-cell office:value-type="float" office:value="321315.0"/>
          <table:table-cell office:value-type="float" office:value="1.0"/>
          <table:table-cell office:value-type="float" office:value="10.0"/>
          <table:table-cell office:value-type="float" office:value="287598.0"/>
          <table:table-cell office:value-type="float" office:value="198428378.0"/>
          <table:table-cell office:value-type="float" office:value="198428378.0"/>
          <table:table-cell office:value-type="float" office:value="8676.0"/>
          <table:table-cell office:value-type="float" office:value="9763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9000/ins_9000_0_0404</text:p>
          </table:table-cell>
          <table:table-cell office:value-type="float" office:value="209.55"/>
          <table:table-cell office:value-type="float" office:value="209.537"/>
          <table:table-cell office:value-type="float" office:value="209.27"/>
          <table:table-cell office:value-type="float" office:value="17016.0"/>
          <table:table-cell office:value-type="float" office:value="0.0"/>
          <table:table-cell office:value-type="float" office:value="23.0"/>
          <table:table-cell office:value-type="float" office:value="3331166.0"/>
          <table:table-cell office:value-type="float" office:value="12437391.0"/>
          <table:table-cell office:value-type="float" office:value="12437391.0"/>
          <table:table-cell office:value-type="float" office:value="9337.0"/>
          <table:table-cell office:value-type="float" office:value="386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9000/ins_9000_0_0414</text:p>
          </table:table-cell>
          <table:table-cell office:value-type="float" office:value="8.97204"/>
          <table:table-cell office:value-type="float" office:value="8.958"/>
          <table:table-cell office:value-type="float" office:value="8.68"/>
          <table:table-cell office:value-type="float" office:value="1282.0"/>
          <table:table-cell office:value-type="float" office:value="0.0"/>
          <table:table-cell office:value-type="float" office:value="16.0"/>
          <table:table-cell office:value-type="float" office:value="224597.0"/>
          <table:table-cell office:value-type="float" office:value="961363.0"/>
          <table:table-cell office:value-type="float" office:value="961363.0"/>
          <table:table-cell office:value-type="float" office:value="9152.0"/>
          <table:table-cell office:value-type="float" office:value="3734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9000/ins_9000_0_0424</text:p>
          </table:table-cell>
          <table:table-cell office:value-type="float" office:value="0.612546"/>
          <table:table-cell office:value-type="float" office:value="0.6"/>
          <table:table-cell office:value-type="float" office:value="0.34"/>
          <table:table-cell office:value-type="float" office:value="349.0"/>
          <table:table-cell office:value-type="float" office:value="0.0"/>
          <table:table-cell office:value-type="float" office:value="7.0"/>
          <table:table-cell office:value-type="float" office:value="4273.0"/>
          <table:table-cell office:value-type="float" office:value="164999.0"/>
          <table:table-cell office:value-type="float" office:value="164999.0"/>
          <table:table-cell office:value-type="float" office:value="9207.0"/>
          <table:table-cell office:value-type="float" office:value="3851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9000/ins_9000_0_0434</text:p>
          </table:table-cell>
          <table:table-cell office:value-type="float" office:value="600.0"/>
          <table:table-cell office:value-type="float" office:value="600.018"/>
          <table:table-cell office:value-type="float" office:value="599.73"/>
          <table:table-cell office:value-type="float" office:value="230415.0"/>
          <table:table-cell office:value-type="float" office:value="1.0"/>
          <table:table-cell office:value-type="float" office:value="16.0"/>
          <table:table-cell office:value-type="float" office:value="842836.0"/>
          <table:table-cell office:value-type="float" office:value="216337387.0"/>
          <table:table-cell office:value-type="float" office:value="216337387.0"/>
          <table:table-cell office:value-type="float" office:value="11834.0"/>
          <table:table-cell office:value-type="float" office:value="884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9000/ins_9000_0_0444</text:p>
          </table:table-cell>
          <table:table-cell office:value-type="float" office:value="600.0"/>
          <table:table-cell office:value-type="float" office:value="600.02"/>
          <table:table-cell office:value-type="float" office:value="599.74"/>
          <table:table-cell office:value-type="float" office:value="194726.0"/>
          <table:table-cell office:value-type="float" office:value="1.0"/>
          <table:table-cell office:value-type="float" office:value="17.0"/>
          <table:table-cell office:value-type="float" office:value="2342314.0"/>
          <table:table-cell office:value-type="float" office:value="90719831.0"/>
          <table:table-cell office:value-type="float" office:value="90719831.0"/>
          <table:table-cell office:value-type="float" office:value="10039.0"/>
          <table:table-cell office:value-type="float" office:value="476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9000/ins_9000_0_0454</text:p>
          </table:table-cell>
          <table:table-cell office:value-type="float" office:value="270.84"/>
          <table:table-cell office:value-type="float" office:value="270.827"/>
          <table:table-cell office:value-type="float" office:value="270.57"/>
          <table:table-cell office:value-type="float" office:value="24044.0"/>
          <table:table-cell office:value-type="float" office:value="0.0"/>
          <table:table-cell office:value-type="float" office:value="22.0"/>
          <table:table-cell office:value-type="float" office:value="4274422.0"/>
          <table:table-cell office:value-type="float" office:value="17925331.0"/>
          <table:table-cell office:value-type="float" office:value="17925331.0"/>
          <table:table-cell office:value-type="float" office:value="9304.0"/>
          <table:table-cell office:value-type="float" office:value="4335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9000/ins_9000_0_0464</text:p>
          </table:table-cell>
          <table:table-cell office:value-type="float" office:value="0.27621"/>
          <table:table-cell office:value-type="float" office:value="0.26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068.0"/>
          <table:table-cell office:value-type="float" office:value="2068.0"/>
          <table:table-cell office:value-type="float" office:value="8867.0"/>
          <table:table-cell office:value-type="float" office:value="3178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9000/ins_9000_0_0474</text:p>
          </table:table-cell>
          <table:table-cell office:value-type="float" office:value="201.435"/>
          <table:table-cell office:value-type="float" office:value="201.421"/>
          <table:table-cell office:value-type="float" office:value="201.14"/>
          <table:table-cell office:value-type="float" office:value="44100.0"/>
          <table:table-cell office:value-type="float" office:value="0.0"/>
          <table:table-cell office:value-type="float" office:value="22.0"/>
          <table:table-cell office:value-type="float" office:value="2661729.0"/>
          <table:table-cell office:value-type="float" office:value="22087553.0"/>
          <table:table-cell office:value-type="float" office:value="22087553.0"/>
          <table:table-cell office:value-type="float" office:value="9352.0"/>
          <table:table-cell office:value-type="float" office:value="3827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9000/ins_9000_0_0484</text:p>
          </table:table-cell>
          <table:table-cell office:value-type="float" office:value="600.0"/>
          <table:table-cell office:value-type="float" office:value="600.02"/>
          <table:table-cell office:value-type="float" office:value="599.78"/>
          <table:table-cell office:value-type="float" office:value="296476.0"/>
          <table:table-cell office:value-type="float" office:value="1.0"/>
          <table:table-cell office:value-type="float" office:value="17.0"/>
          <table:table-cell office:value-type="float" office:value="1351166.0"/>
          <table:table-cell office:value-type="float" office:value="148377742.0"/>
          <table:table-cell office:value-type="float" office:value="148377742.0"/>
          <table:table-cell office:value-type="float" office:value="10822.0"/>
          <table:table-cell office:value-type="float" office:value="12374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9000/ins_9000_1_0404</text:p>
          </table:table-cell>
          <table:table-cell office:value-type="float" office:value="600.0"/>
          <table:table-cell office:value-type="float" office:value="600.018"/>
          <table:table-cell office:value-type="float" office:value="599.73"/>
          <table:table-cell office:value-type="float" office:value="19952.0"/>
          <table:table-cell office:value-type="float" office:value="1.0"/>
          <table:table-cell office:value-type="float" office:value="24.0"/>
          <table:table-cell office:value-type="float" office:value="10530579.0"/>
          <table:table-cell office:value-type="float" office:value="31850291.0"/>
          <table:table-cell office:value-type="float" office:value="31850291.0"/>
          <table:table-cell office:value-type="float" office:value="9583.0"/>
          <table:table-cell office:value-type="float" office:value="4252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9000/ins_9000_1_0414</text:p>
          </table:table-cell>
          <table:table-cell office:value-type="float" office:value="3.99281"/>
          <table:table-cell office:value-type="float" office:value="3.98"/>
          <table:table-cell office:value-type="float" office:value="3.72"/>
          <table:table-cell office:value-type="float" office:value="1040.0"/>
          <table:table-cell office:value-type="float" office:value="0.0"/>
          <table:table-cell office:value-type="float" office:value="14.0"/>
          <table:table-cell office:value-type="float" office:value="91686.0"/>
          <table:table-cell office:value-type="float" office:value="658773.0"/>
          <table:table-cell office:value-type="float" office:value="658773.0"/>
          <table:table-cell office:value-type="float" office:value="9306.0"/>
          <table:table-cell office:value-type="float" office:value="39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9000/ins_9000_1_0424</text:p>
          </table:table-cell>
          <table:table-cell office:value-type="float" office:value="1.9423"/>
          <table:table-cell office:value-type="float" office:value="1.93"/>
          <table:table-cell office:value-type="float" office:value="1.66"/>
          <table:table-cell office:value-type="float" office:value="960.0"/>
          <table:table-cell office:value-type="float" office:value="0.0"/>
          <table:table-cell office:value-type="float" office:value="10.0"/>
          <table:table-cell office:value-type="float" office:value="27802.0"/>
          <table:table-cell office:value-type="float" office:value="553383.0"/>
          <table:table-cell office:value-type="float" office:value="553383.0"/>
          <table:table-cell office:value-type="float" office:value="9581.0"/>
          <table:table-cell office:value-type="float" office:value="4318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9000/ins_9000_1_0434</text:p>
          </table:table-cell>
          <table:table-cell office:value-type="float" office:value="10.7456"/>
          <table:table-cell office:value-type="float" office:value="10.733"/>
          <table:table-cell office:value-type="float" office:value="10.48"/>
          <table:table-cell office:value-type="float" office:value="9288.0"/>
          <table:table-cell office:value-type="float" office:value="0.0"/>
          <table:table-cell office:value-type="float" office:value="14.0"/>
          <table:table-cell office:value-type="float" office:value="107217.0"/>
          <table:table-cell office:value-type="float" office:value="4270592.0"/>
          <table:table-cell office:value-type="float" office:value="4270592.0"/>
          <table:table-cell office:value-type="float" office:value="9238.0"/>
          <table:table-cell office:value-type="float" office:value="3957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9000/ins_9000_1_0444</text:p>
          </table:table-cell>
          <table:table-cell office:value-type="float" office:value="600.0"/>
          <table:table-cell office:value-type="float" office:value="600.02"/>
          <table:table-cell office:value-type="float" office:value="599.75"/>
          <table:table-cell office:value-type="float" office:value="165589.0"/>
          <table:table-cell office:value-type="float" office:value="1.0"/>
          <table:table-cell office:value-type="float" office:value="19.0"/>
          <table:table-cell office:value-type="float" office:value="3077733.0"/>
          <table:table-cell office:value-type="float" office:value="82114317.0"/>
          <table:table-cell office:value-type="float" office:value="82114317.0"/>
          <table:table-cell office:value-type="float" office:value="10292.0"/>
          <table:table-cell office:value-type="float" office:value="5138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9000/ins_9000_1_0454</text:p>
          </table:table-cell>
          <table:table-cell office:value-type="float" office:value="600.0"/>
          <table:table-cell office:value-type="float" office:value="600.019"/>
          <table:table-cell office:value-type="float" office:value="599.76"/>
          <table:table-cell office:value-type="float" office:value="101268.0"/>
          <table:table-cell office:value-type="float" office:value="1.0"/>
          <table:table-cell office:value-type="float" office:value="21.0"/>
          <table:table-cell office:value-type="float" office:value="4491058.0"/>
          <table:table-cell office:value-type="float" office:value="52755488.0"/>
          <table:table-cell office:value-type="float" office:value="52755488.0"/>
          <table:table-cell office:value-type="float" office:value="9420.0"/>
          <table:table-cell office:value-type="float" office:value="4428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9000/ins_9000_1_0464</text:p>
          </table:table-cell>
          <table:table-cell office:value-type="float" office:value="1.95415"/>
          <table:table-cell office:value-type="float" office:value="1.941"/>
          <table:table-cell office:value-type="float" office:value="1.69"/>
          <table:table-cell office:value-type="float" office:value="2240.0"/>
          <table:table-cell office:value-type="float" office:value="0.0"/>
          <table:table-cell office:value-type="float" office:value="7.0"/>
          <table:table-cell office:value-type="float" office:value="7444.0"/>
          <table:table-cell office:value-type="float" office:value="1132206.0"/>
          <table:table-cell office:value-type="float" office:value="1132206.0"/>
          <table:table-cell office:value-type="float" office:value="9240.0"/>
          <table:table-cell office:value-type="float" office:value="3762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9000/ins_9000_1_0474</text:p>
          </table:table-cell>
          <table:table-cell office:value-type="float" office:value="600.0"/>
          <table:table-cell office:value-type="float" office:value="600.019"/>
          <table:table-cell office:value-type="float" office:value="599.75"/>
          <table:table-cell office:value-type="float" office:value="178632.0"/>
          <table:table-cell office:value-type="float" office:value="1.0"/>
          <table:table-cell office:value-type="float" office:value="21.0"/>
          <table:table-cell office:value-type="float" office:value="3202815.0"/>
          <table:table-cell office:value-type="float" office:value="88909291.0"/>
          <table:table-cell office:value-type="float" office:value="88909291.0"/>
          <table:table-cell office:value-type="float" office:value="9871.0"/>
          <table:table-cell office:value-type="float" office:value="4577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9000/ins_9000_1_0484</text:p>
          </table:table-cell>
          <table:table-cell office:value-type="float" office:value="600.0"/>
          <table:table-cell office:value-type="float" office:value="600.022"/>
          <table:table-cell office:value-type="float" office:value="599.79"/>
          <table:table-cell office:value-type="float" office:value="293054.0"/>
          <table:table-cell office:value-type="float" office:value="1.0"/>
          <table:table-cell office:value-type="float" office:value="10.0"/>
          <table:table-cell office:value-type="float" office:value="223453.0"/>
          <table:table-cell office:value-type="float" office:value="196550162.0"/>
          <table:table-cell office:value-type="float" office:value="196550162.0"/>
          <table:table-cell office:value-type="float" office:value="10997.0"/>
          <table:table-cell office:value-type="float" office:value="1338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9000/ins_9000_2_0404</text:p>
          </table:table-cell>
          <table:table-cell office:value-type="float" office:value="600.0"/>
          <table:table-cell office:value-type="float" office:value="600.02"/>
          <table:table-cell office:value-type="float" office:value="599.75"/>
          <table:table-cell office:value-type="float" office:value="35582.0"/>
          <table:table-cell office:value-type="float" office:value="1.0"/>
          <table:table-cell office:value-type="float" office:value="23.0"/>
          <table:table-cell office:value-type="float" office:value="7753924.0"/>
          <table:table-cell office:value-type="float" office:value="27474684.0"/>
          <table:table-cell office:value-type="float" office:value="27474684.0"/>
          <table:table-cell office:value-type="float" office:value="9445.0"/>
          <table:table-cell office:value-type="float" office:value="4197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9000/ins_9000_2_0414</text:p>
          </table:table-cell>
          <table:table-cell office:value-type="float" office:value="1.54091"/>
          <table:table-cell office:value-type="float" office:value="1.529"/>
          <table:table-cell office:value-type="float" office:value="1.26"/>
          <table:table-cell office:value-type="float" office:value="451.0"/>
          <table:table-cell office:value-type="float" office:value="0.0"/>
          <table:table-cell office:value-type="float" office:value="12.0"/>
          <table:table-cell office:value-type="float" office:value="40728.0"/>
          <table:table-cell office:value-type="float" office:value="264525.0"/>
          <table:table-cell office:value-type="float" office:value="264525.0"/>
          <table:table-cell office:value-type="float" office:value="9000.0"/>
          <table:table-cell office:value-type="float" office:value="3498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9000/ins_9000_2_0424</text:p>
          </table:table-cell>
          <table:table-cell office:value-type="float" office:value="0.40992"/>
          <table:table-cell office:value-type="float" office:value="0.397"/>
          <table:table-cell office:value-type="float" office:value="0.11"/>
          <table:table-cell office:value-type="float" office:value="132.0"/>
          <table:table-cell office:value-type="float" office:value="0.0"/>
          <table:table-cell office:value-type="float" office:value="3.0"/>
          <table:table-cell office:value-type="float" office:value="1251.0"/>
          <table:table-cell office:value-type="float" office:value="61476.0"/>
          <table:table-cell office:value-type="float" office:value="61476.0"/>
          <table:table-cell office:value-type="float" office:value="9161.0"/>
          <table:table-cell office:value-type="float" office:value="3677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9000/ins_9000_2_0434</text:p>
          </table:table-cell>
          <table:table-cell office:value-type="float" office:value="600.0"/>
          <table:table-cell office:value-type="float" office:value="600.018"/>
          <table:table-cell office:value-type="float" office:value="599.75"/>
          <table:table-cell office:value-type="float" office:value="221909.0"/>
          <table:table-cell office:value-type="float" office:value="1.0"/>
          <table:table-cell office:value-type="float" office:value="14.0"/>
          <table:table-cell office:value-type="float" office:value="672957.0"/>
          <table:table-cell office:value-type="float" office:value="212843331.0"/>
          <table:table-cell office:value-type="float" office:value="212843331.0"/>
          <table:table-cell office:value-type="float" office:value="12852.0"/>
          <table:table-cell office:value-type="float" office:value="11056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9000/ins_9000_2_0444</text:p>
          </table:table-cell>
          <table:table-cell office:value-type="float" office:value="600.0"/>
          <table:table-cell office:value-type="float" office:value="600.026"/>
          <table:table-cell office:value-type="float" office:value="599.74"/>
          <table:table-cell office:value-type="float" office:value="171614.0"/>
          <table:table-cell office:value-type="float" office:value="1.0"/>
          <table:table-cell office:value-type="float" office:value="20.0"/>
          <table:table-cell office:value-type="float" office:value="2942846.0"/>
          <table:table-cell office:value-type="float" office:value="81015597.0"/>
          <table:table-cell office:value-type="float" office:value="81015597.0"/>
          <table:table-cell office:value-type="float" office:value="9962.0"/>
          <table:table-cell office:value-type="float" office:value="4632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9000/ins_9000_2_0454</text:p>
          </table:table-cell>
          <table:table-cell office:value-type="float" office:value="117.47"/>
          <table:table-cell office:value-type="float" office:value="117.458"/>
          <table:table-cell office:value-type="float" office:value="117.19"/>
          <table:table-cell office:value-type="float" office:value="18690.0"/>
          <table:table-cell office:value-type="float" office:value="0.0"/>
          <table:table-cell office:value-type="float" office:value="20.0"/>
          <table:table-cell office:value-type="float" office:value="1956367.0"/>
          <table:table-cell office:value-type="float" office:value="10970455.0"/>
          <table:table-cell office:value-type="float" office:value="10970455.0"/>
          <table:table-cell office:value-type="float" office:value="8959.0"/>
          <table:table-cell office:value-type="float" office:value="3725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9000/ins_9000_2_0464</text:p>
          </table:table-cell>
          <table:table-cell office:value-type="float" office:value="0.287016"/>
          <table:table-cell office:value-type="float" office:value="0.27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542.0"/>
          <table:table-cell office:value-type="float" office:value="1542.0"/>
          <table:table-cell office:value-type="float" office:value="9103.0"/>
          <table:table-cell office:value-type="float" office:value="3692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9000/ins_9000_2_0474</text:p>
          </table:table-cell>
          <table:table-cell office:value-type="float" office:value="600.0"/>
          <table:table-cell office:value-type="float" office:value="600.019"/>
          <table:table-cell office:value-type="float" office:value="599.73"/>
          <table:table-cell office:value-type="float" office:value="81579.0"/>
          <table:table-cell office:value-type="float" office:value="1.0"/>
          <table:table-cell office:value-type="float" office:value="21.0"/>
          <table:table-cell office:value-type="float" office:value="4583928.0"/>
          <table:table-cell office:value-type="float" office:value="45130413.0"/>
          <table:table-cell office:value-type="float" office:value="45130413.0"/>
          <table:table-cell office:value-type="float" office:value="9984.0"/>
          <table:table-cell office:value-type="float" office:value="516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9000/ins_9000_2_0484</text:p>
          </table:table-cell>
          <table:table-cell office:value-type="float" office:value="600.0"/>
          <table:table-cell office:value-type="float" office:value="600.02"/>
          <table:table-cell office:value-type="float" office:value="599.79"/>
          <table:table-cell office:value-type="float" office:value="338389.0"/>
          <table:table-cell office:value-type="float" office:value="1.0"/>
          <table:table-cell office:value-type="float" office:value="13.0"/>
          <table:table-cell office:value-type="float" office:value="297324.0"/>
          <table:table-cell office:value-type="float" office:value="231533396.0"/>
          <table:table-cell office:value-type="float" office:value="231533396.0"/>
          <table:table-cell office:value-type="float" office:value="9539.0"/>
          <table:table-cell office:value-type="float" office:value="931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9000/ins_9000_3_0404</text:p>
          </table:table-cell>
          <table:table-cell office:value-type="float" office:value="600.0"/>
          <table:table-cell office:value-type="float" office:value="600.018"/>
          <table:table-cell office:value-type="float" office:value="599.72"/>
          <table:table-cell office:value-type="float" office:value="243590.0"/>
          <table:table-cell office:value-type="float" office:value="1.0"/>
          <table:table-cell office:value-type="float" office:value="9.0"/>
          <table:table-cell office:value-type="float" office:value="144834.0"/>
          <table:table-cell office:value-type="float" office:value="260345570.0"/>
          <table:table-cell office:value-type="float" office:value="260345570.0"/>
          <table:table-cell office:value-type="float" office:value="13322.0"/>
          <table:table-cell office:value-type="float" office:value="1127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9000/ins_9000_3_0414</text:p>
          </table:table-cell>
          <table:table-cell office:value-type="float" office:value="600.0"/>
          <table:table-cell office:value-type="float" office:value="600.018"/>
          <table:table-cell office:value-type="float" office:value="599.71"/>
          <table:table-cell office:value-type="float" office:value="256294.0"/>
          <table:table-cell office:value-type="float" office:value="1.0"/>
          <table:table-cell office:value-type="float" office:value="13.0"/>
          <table:table-cell office:value-type="float" office:value="239666.0"/>
          <table:table-cell office:value-type="float" office:value="271513281.0"/>
          <table:table-cell office:value-type="float" office:value="271513281.0"/>
          <table:table-cell office:value-type="float" office:value="14634.0"/>
          <table:table-cell office:value-type="float" office:value="13991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9000/ins_9000_3_0424</text:p>
          </table:table-cell>
          <table:table-cell office:value-type="float" office:value="0.777994"/>
          <table:table-cell office:value-type="float" office:value="0.766"/>
          <table:table-cell office:value-type="float" office:value="0.48"/>
          <table:table-cell office:value-type="float" office:value="280.0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272815.0"/>
          <table:table-cell office:value-type="float" office:value="272815.0"/>
          <table:table-cell office:value-type="float" office:value="11069.0"/>
          <table:table-cell office:value-type="float" office:value="6805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9000/ins_9000_3_0434</text:p>
          </table:table-cell>
          <table:table-cell office:value-type="float" office:value="600.0"/>
          <table:table-cell office:value-type="float" office:value="600.026"/>
          <table:table-cell office:value-type="float" office:value="599.74"/>
          <table:table-cell office:value-type="float" office:value="107377.0"/>
          <table:table-cell office:value-type="float" office:value="1.0"/>
          <table:table-cell office:value-type="float" office:value="19.0"/>
          <table:table-cell office:value-type="float" office:value="2791532.0"/>
          <table:table-cell office:value-type="float" office:value="120438454.0"/>
          <table:table-cell office:value-type="float" office:value="120438454.0"/>
          <table:table-cell office:value-type="float" office:value="12324.0"/>
          <table:table-cell office:value-type="float" office:value="9891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9000/ins_9000_3_0444</text:p>
          </table:table-cell>
          <table:table-cell office:value-type="float" office:value="600.0"/>
          <table:table-cell office:value-type="float" office:value="600.027"/>
          <table:table-cell office:value-type="float" office:value="599.74"/>
          <table:table-cell office:value-type="float" office:value="296596.0"/>
          <table:table-cell office:value-type="float" office:value="1.0"/>
          <table:table-cell office:value-type="float" office:value="15.0"/>
          <table:table-cell office:value-type="float" office:value="1046718.0"/>
          <table:table-cell office:value-type="float" office:value="165170707.0"/>
          <table:table-cell office:value-type="float" office:value="165170707.0"/>
          <table:table-cell office:value-type="float" office:value="10458.0"/>
          <table:table-cell office:value-type="float" office:value="5527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9000/ins_9000_3_0454</text:p>
          </table:table-cell>
          <table:table-cell office:value-type="float" office:value="600.0"/>
          <table:table-cell office:value-type="float" office:value="600.02"/>
          <table:table-cell office:value-type="float" office:value="599.75"/>
          <table:table-cell office:value-type="float" office:value="257289.0"/>
          <table:table-cell office:value-type="float" office:value="1.0"/>
          <table:table-cell office:value-type="float" office:value="13.0"/>
          <table:table-cell office:value-type="float" office:value="472387.0"/>
          <table:table-cell office:value-type="float" office:value="233638379.0"/>
          <table:table-cell office:value-type="float" office:value="233638379.0"/>
          <table:table-cell office:value-type="float" office:value="12680.0"/>
          <table:table-cell office:value-type="float" office:value="10658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9000/ins_9000_3_0464</text:p>
          </table:table-cell>
          <table:table-cell office:value-type="float" office:value="0.318494"/>
          <table:table-cell office:value-type="float" office:value="0.306"/>
          <table:table-cell office:value-type="float" office:value="0.03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1913.0"/>
          <table:table-cell office:value-type="float" office:value="21913.0"/>
          <table:table-cell office:value-type="float" office:value="9760.0"/>
          <table:table-cell office:value-type="float" office:value="5165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9000/ins_9000_3_0474</text:p>
          </table:table-cell>
          <table:table-cell office:value-type="float" office:value="600.0"/>
          <table:table-cell office:value-type="float" office:value="600.019"/>
          <table:table-cell office:value-type="float" office:value="599.74"/>
          <table:table-cell office:value-type="float" office:value="295547.0"/>
          <table:table-cell office:value-type="float" office:value="1.0"/>
          <table:table-cell office:value-type="float" office:value="12.0"/>
          <table:table-cell office:value-type="float" office:value="288255.0"/>
          <table:table-cell office:value-type="float" office:value="232448791.0"/>
          <table:table-cell office:value-type="float" office:value="232448791.0"/>
          <table:table-cell office:value-type="float" office:value="13945.0"/>
          <table:table-cell office:value-type="float" office:value="1254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9000/ins_9000_3_0484</text:p>
          </table:table-cell>
          <table:table-cell office:value-type="float" office:value="600.0"/>
          <table:table-cell office:value-type="float" office:value="600.017"/>
          <table:table-cell office:value-type="float" office:value="599.75"/>
          <table:table-cell office:value-type="float" office:value="244149.0"/>
          <table:table-cell office:value-type="float" office:value="1.0"/>
          <table:table-cell office:value-type="float" office:value="13.0"/>
          <table:table-cell office:value-type="float" office:value="249413.0"/>
          <table:table-cell office:value-type="float" office:value="209763903.0"/>
          <table:table-cell office:value-type="float" office:value="209763903.0"/>
          <table:table-cell office:value-type="float" office:value="11011.0"/>
          <table:table-cell office:value-type="float" office:value="12738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9000/ins_9000_4_0404</text:p>
          </table:table-cell>
          <table:table-cell office:value-type="float" office:value="600.0"/>
          <table:table-cell office:value-type="float" office:value="600.019"/>
          <table:table-cell office:value-type="float" office:value="599.75"/>
          <table:table-cell office:value-type="float" office:value="177510.0"/>
          <table:table-cell office:value-type="float" office:value="1.0"/>
          <table:table-cell office:value-type="float" office:value="16.0"/>
          <table:table-cell office:value-type="float" office:value="2598905.0"/>
          <table:table-cell office:value-type="float" office:value="87672214.0"/>
          <table:table-cell office:value-type="float" office:value="87672214.0"/>
          <table:table-cell office:value-type="float" office:value="9834.0"/>
          <table:table-cell office:value-type="float" office:value="4790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9000/ins_9000_4_0414</text:p>
          </table:table-cell>
          <table:table-cell office:value-type="float" office:value="83.494"/>
          <table:table-cell office:value-type="float" office:value="83.482"/>
          <table:table-cell office:value-type="float" office:value="83.19"/>
          <table:table-cell office:value-type="float" office:value="38232.0"/>
          <table:table-cell office:value-type="float" office:value="0.0"/>
          <table:table-cell office:value-type="float" office:value="18.0"/>
          <table:table-cell office:value-type="float" office:value="1105543.0"/>
          <table:table-cell office:value-type="float" office:value="19335707.0"/>
          <table:table-cell office:value-type="float" office:value="19335707.0"/>
          <table:table-cell office:value-type="float" office:value="9576.0"/>
          <table:table-cell office:value-type="float" office:value="4495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9000/ins_9000_4_0424</text:p>
          </table:table-cell>
          <table:table-cell office:value-type="float" office:value="600.0"/>
          <table:table-cell office:value-type="float" office:value="600.018"/>
          <table:table-cell office:value-type="float" office:value="599.75"/>
          <table:table-cell office:value-type="float" office:value="213060.0"/>
          <table:table-cell office:value-type="float" office:value="1.0"/>
          <table:table-cell office:value-type="float" office:value="20.0"/>
          <table:table-cell office:value-type="float" office:value="1446467.0"/>
          <table:table-cell office:value-type="float" office:value="95167113.0"/>
          <table:table-cell office:value-type="float" office:value="95167113.0"/>
          <table:table-cell office:value-type="float" office:value="9494.0"/>
          <table:table-cell office:value-type="float" office:value="4282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9000/ins_9000_4_0434</text:p>
          </table:table-cell>
          <table:table-cell office:value-type="float" office:value="0.418421"/>
          <table:table-cell office:value-type="float" office:value="0.405"/>
          <table:table-cell office:value-type="float" office:value="0.12"/>
          <table:table-cell office:value-type="float" office:value="200.0"/>
          <table:table-cell office:value-type="float" office:value="0.0"/>
          <table:table-cell office:value-type="float" office:value="1.0"/>
          <table:table-cell office:value-type="float" office:value="386.0"/>
          <table:table-cell office:value-type="float" office:value="85519.0"/>
          <table:table-cell office:value-type="float" office:value="85519.0"/>
          <table:table-cell office:value-type="float" office:value="9146.0"/>
          <table:table-cell office:value-type="float" office:value="3891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9000/ins_9000_4_0444</text:p>
          </table:table-cell>
          <table:table-cell office:value-type="float" office:value="600.0"/>
          <table:table-cell office:value-type="float" office:value="600.028"/>
          <table:table-cell office:value-type="float" office:value="599.75"/>
          <table:table-cell office:value-type="float" office:value="270911.0"/>
          <table:table-cell office:value-type="float" office:value="1.0"/>
          <table:table-cell office:value-type="float" office:value="17.0"/>
          <table:table-cell office:value-type="float" office:value="1124908.0"/>
          <table:table-cell office:value-type="float" office:value="123347444.0"/>
          <table:table-cell office:value-type="float" office:value="123347444.0"/>
          <table:table-cell office:value-type="float" office:value="10052.0"/>
          <table:table-cell office:value-type="float" office:value="4794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9000/ins_9000_4_0454</text:p>
          </table:table-cell>
          <table:table-cell office:value-type="float" office:value="600.0"/>
          <table:table-cell office:value-type="float" office:value="600.019"/>
          <table:table-cell office:value-type="float" office:value="599.74"/>
          <table:table-cell office:value-type="float" office:value="50440.0"/>
          <table:table-cell office:value-type="float" office:value="1.0"/>
          <table:table-cell office:value-type="float" office:value="23.0"/>
          <table:table-cell office:value-type="float" office:value="5340586.0"/>
          <table:table-cell office:value-type="float" office:value="30626611.0"/>
          <table:table-cell office:value-type="float" office:value="30626611.0"/>
          <table:table-cell office:value-type="float" office:value="9202.0"/>
          <table:table-cell office:value-type="float" office:value="4172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9000/ins_9000_4_0464</text:p>
          </table:table-cell>
          <table:table-cell office:value-type="float" office:value="0.989757"/>
          <table:table-cell office:value-type="float" office:value="0.978"/>
          <table:table-cell office:value-type="float" office:value="0.71"/>
          <table:table-cell office:value-type="float" office:value="666.0"/>
          <table:table-cell office:value-type="float" office:value="0.0"/>
          <table:table-cell office:value-type="float" office:value="8.0"/>
          <table:table-cell office:value-type="float" office:value="7567.0"/>
          <table:table-cell office:value-type="float" office:value="399656.0"/>
          <table:table-cell office:value-type="float" office:value="399656.0"/>
          <table:table-cell office:value-type="float" office:value="9621.0"/>
          <table:table-cell office:value-type="float" office:value="4892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9000/ins_9000_4_0474</text:p>
          </table:table-cell>
          <table:table-cell office:value-type="float" office:value="84.644"/>
          <table:table-cell office:value-type="float" office:value="84.631"/>
          <table:table-cell office:value-type="float" office:value="84.37"/>
          <table:table-cell office:value-type="float" office:value="34560.0"/>
          <table:table-cell office:value-type="float" office:value="0.0"/>
          <table:table-cell office:value-type="float" office:value="20.0"/>
          <table:table-cell office:value-type="float" office:value="849443.0"/>
          <table:table-cell office:value-type="float" office:value="18422496.0"/>
          <table:table-cell office:value-type="float" office:value="18422496.0"/>
          <table:table-cell office:value-type="float" office:value="9905.0"/>
          <table:table-cell office:value-type="float" office:value="4937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9000/ins_9000_4_0484</text:p>
          </table:table-cell>
          <table:table-cell office:value-type="float" office:value="600.0"/>
          <table:table-cell office:value-type="float" office:value="600.028"/>
          <table:table-cell office:value-type="float" office:value="599.79"/>
          <table:table-cell office:value-type="float" office:value="290172.0"/>
          <table:table-cell office:value-type="float" office:value="1.0"/>
          <table:table-cell office:value-type="float" office:value="10.0"/>
          <table:table-cell office:value-type="float" office:value="292161.0"/>
          <table:table-cell office:value-type="float" office:value="174645920.0"/>
          <table:table-cell office:value-type="float" office:value="174645920.0"/>
          <table:table-cell office:value-type="float" office:value="11109.0"/>
          <table:table-cell office:value-type="float" office:value="13193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9000/ins_9000_5_0404</text:p>
          </table:table-cell>
          <table:table-cell office:value-type="float" office:value="0.431487"/>
          <table:table-cell office:value-type="float" office:value="0.417"/>
          <table:table-cell office:value-type="float" office:value="0.12"/>
          <table:table-cell office:value-type="float" office:value="216.0"/>
          <table:table-cell office:value-type="float" office:value="0.0"/>
          <table:table-cell office:value-type="float" office:value="2.0"/>
          <table:table-cell office:value-type="float" office:value="686.0"/>
          <table:table-cell office:value-type="float" office:value="84862.0"/>
          <table:table-cell office:value-type="float" office:value="84862.0"/>
          <table:table-cell office:value-type="float" office:value="9118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9000/ins_9000_5_0414</text:p>
          </table:table-cell>
          <table:table-cell office:value-type="float" office:value="0.38626"/>
          <table:table-cell office:value-type="float" office:value="0.373"/>
          <table:table-cell office:value-type="float" office:value="0.08"/>
          <table:table-cell office:value-type="float" office:value="84.0"/>
          <table:table-cell office:value-type="float" office:value="0.0"/>
          <table:table-cell office:value-type="float" office:value="0.0"/>
          <table:table-cell office:value-type="float" office:value="271.0"/>
          <table:table-cell office:value-type="float" office:value="51222.0"/>
          <table:table-cell office:value-type="float" office:value="51222.0"/>
          <table:table-cell office:value-type="float" office:value="9652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9000/ins_9000_5_0424</text:p>
          </table:table-cell>
          <table:table-cell office:value-type="float" office:value="0.617127"/>
          <table:table-cell office:value-type="float" office:value="0.605"/>
          <table:table-cell office:value-type="float" office:value="0.33"/>
          <table:table-cell office:value-type="float" office:value="384.0"/>
          <table:table-cell office:value-type="float" office:value="0.0"/>
          <table:table-cell office:value-type="float" office:value="0.0"/>
          <table:table-cell office:value-type="float" office:value="617.0"/>
          <table:table-cell office:value-type="float" office:value="213571.0"/>
          <table:table-cell office:value-type="float" office:value="213571.0"/>
          <table:table-cell office:value-type="float" office:value="9618.0"/>
          <table:table-cell office:value-type="float" office:value="4417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9000/ins_9000_5_0434</text:p>
          </table:table-cell>
          <table:table-cell office:value-type="float" office:value="600.0"/>
          <table:table-cell office:value-type="float" office:value="600.02"/>
          <table:table-cell office:value-type="float" office:value="599.73"/>
          <table:table-cell office:value-type="float" office:value="186363.0"/>
          <table:table-cell office:value-type="float" office:value="1.0"/>
          <table:table-cell office:value-type="float" office:value="17.0"/>
          <table:table-cell office:value-type="float" office:value="780320.0"/>
          <table:table-cell office:value-type="float" office:value="200113589.0"/>
          <table:table-cell office:value-type="float" office:value="200113589.0"/>
          <table:table-cell office:value-type="float" office:value="12439.0"/>
          <table:table-cell office:value-type="float" office:value="9877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9000/ins_9000_5_0444</text:p>
          </table:table-cell>
          <table:table-cell office:value-type="float" office:value="600.0"/>
          <table:table-cell office:value-type="float" office:value="600.025"/>
          <table:table-cell office:value-type="float" office:value="599.73"/>
          <table:table-cell office:value-type="float" office:value="153676.0"/>
          <table:table-cell office:value-type="float" office:value="1.0"/>
          <table:table-cell office:value-type="float" office:value="19.0"/>
          <table:table-cell office:value-type="float" office:value="2257359.0"/>
          <table:table-cell office:value-type="float" office:value="83976175.0"/>
          <table:table-cell office:value-type="float" office:value="83976175.0"/>
          <table:table-cell office:value-type="float" office:value="10333.0"/>
          <table:table-cell office:value-type="float" office:value="5127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9000/ins_9000_5_0454</text:p>
          </table:table-cell>
          <table:table-cell office:value-type="float" office:value="2.21182"/>
          <table:table-cell office:value-type="float" office:value="2.199"/>
          <table:table-cell office:value-type="float" office:value="1.92"/>
          <table:table-cell office:value-type="float" office:value="1884.0"/>
          <table:table-cell office:value-type="float" office:value="0.0"/>
          <table:table-cell office:value-type="float" office:value="6.0"/>
          <table:table-cell office:value-type="float" office:value="12333.0"/>
          <table:table-cell office:value-type="float" office:value="1100245.0"/>
          <table:table-cell office:value-type="float" office:value="1100245.0"/>
          <table:table-cell office:value-type="float" office:value="9485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9000/ins_9000_5_0464</text:p>
          </table:table-cell>
          <table:table-cell office:value-type="float" office:value="0.36906"/>
          <table:table-cell office:value-type="float" office:value="0.357"/>
          <table:table-cell office:value-type="float" office:value="0.08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194.0"/>
          <table:table-cell office:value-type="float" office:value="49452.0"/>
          <table:table-cell office:value-type="float" office:value="49452.0"/>
          <table:table-cell office:value-type="float" office:value="9977.0"/>
          <table:table-cell office:value-type="float" office:value="5500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9000/ins_9000_5_0474</text:p>
          </table:table-cell>
          <table:table-cell office:value-type="float" office:value="600.0"/>
          <table:table-cell office:value-type="float" office:value="600.022"/>
          <table:table-cell office:value-type="float" office:value="599.74"/>
          <table:table-cell office:value-type="float" office:value="332835.0"/>
          <table:table-cell office:value-type="float" office:value="1.0"/>
          <table:table-cell office:value-type="float" office:value="17.0"/>
          <table:table-cell office:value-type="float" office:value="829305.0"/>
          <table:table-cell office:value-type="float" office:value="183587998.0"/>
          <table:table-cell office:value-type="float" office:value="183587998.0"/>
          <table:table-cell office:value-type="float" office:value="10488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9000/ins_9000_5_0484</text:p>
          </table:table-cell>
          <table:table-cell office:value-type="float" office:value="600.0"/>
          <table:table-cell office:value-type="float" office:value="600.02"/>
          <table:table-cell office:value-type="float" office:value="599.78"/>
          <table:table-cell office:value-type="float" office:value="241561.0"/>
          <table:table-cell office:value-type="float" office:value="1.0"/>
          <table:table-cell office:value-type="float" office:value="12.0"/>
          <table:table-cell office:value-type="float" office:value="237132.0"/>
          <table:table-cell office:value-type="float" office:value="195952129.0"/>
          <table:table-cell office:value-type="float" office:value="195952129.0"/>
          <table:table-cell office:value-type="float" office:value="11389.0"/>
          <table:table-cell office:value-type="float" office:value="13648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9000/ins_9000_6_0404</text:p>
          </table:table-cell>
          <table:table-cell office:value-type="float" office:value="600.0"/>
          <table:table-cell office:value-type="float" office:value="600.021"/>
          <table:table-cell office:value-type="float" office:value="599.71"/>
          <table:table-cell office:value-type="float" office:value="210370.0"/>
          <table:table-cell office:value-type="float" office:value="1.0"/>
          <table:table-cell office:value-type="float" office:value="15.0"/>
          <table:table-cell office:value-type="float" office:value="1171979.0"/>
          <table:table-cell office:value-type="float" office:value="198525203.0"/>
          <table:table-cell office:value-type="float" office:value="198525203.0"/>
          <table:table-cell office:value-type="float" office:value="11997.0"/>
          <table:table-cell office:value-type="float" office:value="8903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9000/ins_9000_6_0414</text:p>
          </table:table-cell>
          <table:table-cell office:value-type="float" office:value="600.0"/>
          <table:table-cell office:value-type="float" office:value="600.019"/>
          <table:table-cell office:value-type="float" office:value="599.75"/>
          <table:table-cell office:value-type="float" office:value="108528.0"/>
          <table:table-cell office:value-type="float" office:value="1.0"/>
          <table:table-cell office:value-type="float" office:value="22.0"/>
          <table:table-cell office:value-type="float" office:value="2733394.0"/>
          <table:table-cell office:value-type="float" office:value="113365532.0"/>
          <table:table-cell office:value-type="float" office:value="113365532.0"/>
          <table:table-cell office:value-type="float" office:value="11729.0"/>
          <table:table-cell office:value-type="float" office:value="8425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9000/ins_9000_6_0424</text:p>
          </table:table-cell>
          <table:table-cell office:value-type="float" office:value="0.564723"/>
          <table:table-cell office:value-type="float" office:value="0.552"/>
          <table:table-cell office:value-type="float" office:value="0.28"/>
          <table:table-cell office:value-type="float" office:value="198.0"/>
          <table:table-cell office:value-type="float" office:value="0.0"/>
          <table:table-cell office:value-type="float" office:value="2.0"/>
          <table:table-cell office:value-type="float" office:value="1333.0"/>
          <table:table-cell office:value-type="float" office:value="138498.0"/>
          <table:table-cell office:value-type="float" office:value="138498.0"/>
          <table:table-cell office:value-type="float" office:value="10079.0"/>
          <table:table-cell office:value-type="float" office:value="4930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9000/ins_9000_6_0434</text:p>
          </table:table-cell>
          <table:table-cell office:value-type="float" office:value="600.0"/>
          <table:table-cell office:value-type="float" office:value="600.019"/>
          <table:table-cell office:value-type="float" office:value="599.73"/>
          <table:table-cell office:value-type="float" office:value="28840.0"/>
          <table:table-cell office:value-type="float" office:value="1.0"/>
          <table:table-cell office:value-type="float" office:value="25.0"/>
          <table:table-cell office:value-type="float" office:value="7131476.0"/>
          <table:table-cell office:value-type="float" office:value="39750406.0"/>
          <table:table-cell office:value-type="float" office:value="39750406.0"/>
          <table:table-cell office:value-type="float" office:value="11296.0"/>
          <table:table-cell office:value-type="float" office:value="7740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9000/ins_9000_6_0444</text:p>
          </table:table-cell>
          <table:table-cell office:value-type="float" office:value="600.0"/>
          <table:table-cell office:value-type="float" office:value="600.019"/>
          <table:table-cell office:value-type="float" office:value="599.75"/>
          <table:table-cell office:value-type="float" office:value="318961.0"/>
          <table:table-cell office:value-type="float" office:value="1.0"/>
          <table:table-cell office:value-type="float" office:value="16.0"/>
          <table:table-cell office:value-type="float" office:value="1426444.0"/>
          <table:table-cell office:value-type="float" office:value="147390369.0"/>
          <table:table-cell office:value-type="float" office:value="147390369.0"/>
          <table:table-cell office:value-type="float" office:value="9673.0"/>
          <table:table-cell office:value-type="float" office:value="4000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9000/ins_9000_6_0454</text:p>
          </table:table-cell>
          <table:table-cell office:value-type="float" office:value="600.0"/>
          <table:table-cell office:value-type="float" office:value="600.019"/>
          <table:table-cell office:value-type="float" office:value="599.76"/>
          <table:table-cell office:value-type="float" office:value="262276.0"/>
          <table:table-cell office:value-type="float" office:value="1.0"/>
          <table:table-cell office:value-type="float" office:value="14.0"/>
          <table:table-cell office:value-type="float" office:value="613063.0"/>
          <table:table-cell office:value-type="float" office:value="236378546.0"/>
          <table:table-cell office:value-type="float" office:value="236378546.0"/>
          <table:table-cell office:value-type="float" office:value="12424.0"/>
          <table:table-cell office:value-type="float" office:value="10161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9000/ins_9000_6_0464</text:p>
          </table:table-cell>
          <table:table-cell office:value-type="float" office:value="0.289747"/>
          <table:table-cell office:value-type="float" office:value="0.276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1160.0"/>
          <table:table-cell office:value-type="float" office:value="11160.0"/>
          <table:table-cell office:value-type="float" office:value="8754.0"/>
          <table:table-cell office:value-type="float" office:value="2931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9000/ins_9000_6_0474</text:p>
          </table:table-cell>
          <table:table-cell office:value-type="float" office:value="600.0"/>
          <table:table-cell office:value-type="float" office:value="600.019"/>
          <table:table-cell office:value-type="float" office:value="599.74"/>
          <table:table-cell office:value-type="float" office:value="311162.0"/>
          <table:table-cell office:value-type="float" office:value="1.0"/>
          <table:table-cell office:value-type="float" office:value="12.0"/>
          <table:table-cell office:value-type="float" office:value="395116.0"/>
          <table:table-cell office:value-type="float" office:value="217826742.0"/>
          <table:table-cell office:value-type="float" office:value="217826742.0"/>
          <table:table-cell office:value-type="float" office:value="12894.0"/>
          <table:table-cell office:value-type="float" office:value="10305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9000/ins_9000_6_0484</text:p>
          </table:table-cell>
          <table:table-cell office:value-type="float" office:value="600.0"/>
          <table:table-cell office:value-type="float" office:value="600.026"/>
          <table:table-cell office:value-type="float" office:value="599.79"/>
          <table:table-cell office:value-type="float" office:value="326202.0"/>
          <table:table-cell office:value-type="float" office:value="1.0"/>
          <table:table-cell office:value-type="float" office:value="13.0"/>
          <table:table-cell office:value-type="float" office:value="402467.0"/>
          <table:table-cell office:value-type="float" office:value="189834782.0"/>
          <table:table-cell office:value-type="float" office:value="189834782.0"/>
          <table:table-cell office:value-type="float" office:value="10255.0"/>
          <table:table-cell office:value-type="float" office:value="1141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9000/ins_9000_7_0404</text:p>
          </table:table-cell>
          <table:table-cell office:value-type="float" office:value="600.0"/>
          <table:table-cell office:value-type="float" office:value="600.026"/>
          <table:table-cell office:value-type="float" office:value="599.75"/>
          <table:table-cell office:value-type="float" office:value="73464.0"/>
          <table:table-cell office:value-type="float" office:value="1.0"/>
          <table:table-cell office:value-type="float" office:value="23.0"/>
          <table:table-cell office:value-type="float" office:value="5214501.0"/>
          <table:table-cell office:value-type="float" office:value="40334758.0"/>
          <table:table-cell office:value-type="float" office:value="40334758.0"/>
          <table:table-cell office:value-type="float" office:value="9692.0"/>
          <table:table-cell office:value-type="float" office:value="4589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9000/ins_9000_7_0414</text:p>
          </table:table-cell>
          <table:table-cell office:value-type="float" office:value="0.406512"/>
          <table:table-cell office:value-type="float" office:value="0.394"/>
          <table:table-cell office:value-type="float" office:value="0.12"/>
          <table:table-cell office:value-type="float" office:value="51.0"/>
          <table:table-cell office:value-type="float" office:value="0.0"/>
          <table:table-cell office:value-type="float" office:value="5.0"/>
          <table:table-cell office:value-type="float" office:value="2396.0"/>
          <table:table-cell office:value-type="float" office:value="29785.0"/>
          <table:table-cell office:value-type="float" office:value="29785.0"/>
          <table:table-cell office:value-type="float" office:value="9361.0"/>
          <table:table-cell office:value-type="float" office:value="4161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9000/ins_9000_7_0424</text:p>
          </table:table-cell>
          <table:table-cell office:value-type="float" office:value="0.565512"/>
          <table:table-cell office:value-type="float" office:value="0.554"/>
          <table:table-cell office:value-type="float" office:value="0.28"/>
          <table:table-cell office:value-type="float" office:value="336.0"/>
          <table:table-cell office:value-type="float" office:value="0.0"/>
          <table:table-cell office:value-type="float" office:value="3.0"/>
          <table:table-cell office:value-type="float" office:value="1393.0"/>
          <table:table-cell office:value-type="float" office:value="164504.0"/>
          <table:table-cell office:value-type="float" office:value="164504.0"/>
          <table:table-cell office:value-type="float" office:value="9379.0"/>
          <table:table-cell office:value-type="float" office:value="417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9000/ins_9000_7_0434</text:p>
          </table:table-cell>
          <table:table-cell office:value-type="float" office:value="0.764606"/>
          <table:table-cell office:value-type="float" office:value="0.752"/>
          <table:table-cell office:value-type="float" office:value="0.48"/>
          <table:table-cell office:value-type="float" office:value="540.0"/>
          <table:table-cell office:value-type="float" office:value="0.0"/>
          <table:table-cell office:value-type="float" office:value="3.0"/>
          <table:table-cell office:value-type="float" office:value="3421.0"/>
          <table:table-cell office:value-type="float" office:value="249853.0"/>
          <table:table-cell office:value-type="float" office:value="249853.0"/>
          <table:table-cell office:value-type="float" office:value="9356.0"/>
          <table:table-cell office:value-type="float" office:value="4349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9000/ins_9000_7_0444</text:p>
          </table:table-cell>
          <table:table-cell office:value-type="float" office:value="600.0"/>
          <table:table-cell office:value-type="float" office:value="600.018"/>
          <table:table-cell office:value-type="float" office:value="599.71"/>
          <table:table-cell office:value-type="float" office:value="154873.0"/>
          <table:table-cell office:value-type="float" office:value="1.0"/>
          <table:table-cell office:value-type="float" office:value="19.0"/>
          <table:table-cell office:value-type="float" office:value="1953428.0"/>
          <table:table-cell office:value-type="float" office:value="79033126.0"/>
          <table:table-cell office:value-type="float" office:value="79033126.0"/>
          <table:table-cell office:value-type="float" office:value="10227.0"/>
          <table:table-cell office:value-type="float" office:value="5062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9000/ins_9000_7_0454</text:p>
          </table:table-cell>
          <table:table-cell office:value-type="float" office:value="600.0"/>
          <table:table-cell office:value-type="float" office:value="600.02"/>
          <table:table-cell office:value-type="float" office:value="599.74"/>
          <table:table-cell office:value-type="float" office:value="140396.0"/>
          <table:table-cell office:value-type="float" office:value="1.0"/>
          <table:table-cell office:value-type="float" office:value="21.0"/>
          <table:table-cell office:value-type="float" office:value="3737767.0"/>
          <table:table-cell office:value-type="float" office:value="67336250.0"/>
          <table:table-cell office:value-type="float" office:value="67336250.0"/>
          <table:table-cell office:value-type="float" office:value="9474.0"/>
          <table:table-cell office:value-type="float" office:value="4693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9000/ins_9000_7_0464</text:p>
          </table:table-cell>
          <table:table-cell office:value-type="float" office:value="0.314357"/>
          <table:table-cell office:value-type="float" office:value="0.302"/>
          <table:table-cell office:value-type="float" office:value="0.03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22698.0"/>
          <table:table-cell office:value-type="float" office:value="22698.0"/>
          <table:table-cell office:value-type="float" office:value="9254.0"/>
          <table:table-cell office:value-type="float" office:value="389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9000/ins_9000_7_0474</text:p>
          </table:table-cell>
          <table:table-cell office:value-type="float" office:value="600.0"/>
          <table:table-cell office:value-type="float" office:value="600.021"/>
          <table:table-cell office:value-type="float" office:value="599.75"/>
          <table:table-cell office:value-type="float" office:value="67721.0"/>
          <table:table-cell office:value-type="float" office:value="1.0"/>
          <table:table-cell office:value-type="float" office:value="22.0"/>
          <table:table-cell office:value-type="float" office:value="6175133.0"/>
          <table:table-cell office:value-type="float" office:value="35799734.0"/>
          <table:table-cell office:value-type="float" office:value="35799734.0"/>
          <table:table-cell office:value-type="float" office:value="9564.0"/>
          <table:table-cell office:value-type="float" office:value="4275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9000/ins_9000_7_0484</text:p>
          </table:table-cell>
          <table:table-cell office:value-type="float" office:value="600.0"/>
          <table:table-cell office:value-type="float" office:value="600.017"/>
          <table:table-cell office:value-type="float" office:value="599.76"/>
          <table:table-cell office:value-type="float" office:value="244601.0"/>
          <table:table-cell office:value-type="float" office:value="1.0"/>
          <table:table-cell office:value-type="float" office:value="16.0"/>
          <table:table-cell office:value-type="float" office:value="559053.0"/>
          <table:table-cell office:value-type="float" office:value="186031479.0"/>
          <table:table-cell office:value-type="float" office:value="186031479.0"/>
          <table:table-cell office:value-type="float" office:value="11071.0"/>
          <table:table-cell office:value-type="float" office:value="13295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9000/ins_9000_8_0404</text:p>
          </table:table-cell>
          <table:table-cell office:value-type="float" office:value="600.0"/>
          <table:table-cell office:value-type="float" office:value="600.018"/>
          <table:table-cell office:value-type="float" office:value="599.72"/>
          <table:table-cell office:value-type="float" office:value="262290.0"/>
          <table:table-cell office:value-type="float" office:value="1.0"/>
          <table:table-cell office:value-type="float" office:value="12.0"/>
          <table:table-cell office:value-type="float" office:value="371031.0"/>
          <table:table-cell office:value-type="float" office:value="252770247.0"/>
          <table:table-cell office:value-type="float" office:value="252770247.0"/>
          <table:table-cell office:value-type="float" office:value="12990.0"/>
          <table:table-cell office:value-type="float" office:value="10580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9000/ins_9000_8_0414</text:p>
          </table:table-cell>
          <table:table-cell office:value-type="float" office:value="600.0"/>
          <table:table-cell office:value-type="float" office:value="600.019"/>
          <table:table-cell office:value-type="float" office:value="599.72"/>
          <table:table-cell office:value-type="float" office:value="241824.0"/>
          <table:table-cell office:value-type="float" office:value="1.0"/>
          <table:table-cell office:value-type="float" office:value="16.0"/>
          <table:table-cell office:value-type="float" office:value="723814.0"/>
          <table:table-cell office:value-type="float" office:value="246418506.0"/>
          <table:table-cell office:value-type="float" office:value="246418506.0"/>
          <table:table-cell office:value-type="float" office:value="14026.0"/>
          <table:table-cell office:value-type="float" office:value="1263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9000/ins_9000_8_0424</text:p>
          </table:table-cell>
          <table:table-cell office:value-type="float" office:value="15.2963"/>
          <table:table-cell office:value-type="float" office:value="15.283"/>
          <table:table-cell office:value-type="float" office:value="15.0"/>
          <table:table-cell office:value-type="float" office:value="6240.0"/>
          <table:table-cell office:value-type="float" office:value="0.0"/>
          <table:table-cell office:value-type="float" office:value="13.0"/>
          <table:table-cell office:value-type="float" office:value="125119.0"/>
          <table:table-cell office:value-type="float" office:value="4914274.0"/>
          <table:table-cell office:value-type="float" office:value="4914274.0"/>
          <table:table-cell office:value-type="float" office:value="10840.0"/>
          <table:table-cell office:value-type="float" office:value="6424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9000/ins_9000_8_0434</text:p>
          </table:table-cell>
          <table:table-cell office:value-type="float" office:value="600.0"/>
          <table:table-cell office:value-type="float" office:value="600.02"/>
          <table:table-cell office:value-type="float" office:value="599.72"/>
          <table:table-cell office:value-type="float" office:value="218294.0"/>
          <table:table-cell office:value-type="float" office:value="1.0"/>
          <table:table-cell office:value-type="float" office:value="12.0"/>
          <table:table-cell office:value-type="float" office:value="379844.0"/>
          <table:table-cell office:value-type="float" office:value="223339294.0"/>
          <table:table-cell office:value-type="float" office:value="223339294.0"/>
          <table:table-cell office:value-type="float" office:value="12125.0"/>
          <table:table-cell office:value-type="float" office:value="9353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9000/ins_9000_8_0444</text:p>
          </table:table-cell>
          <table:table-cell office:value-type="float" office:value="600.0"/>
          <table:table-cell office:value-type="float" office:value="600.029"/>
          <table:table-cell office:value-type="float" office:value="599.73"/>
          <table:table-cell office:value-type="float" office:value="186367.0"/>
          <table:table-cell office:value-type="float" office:value="1.0"/>
          <table:table-cell office:value-type="float" office:value="17.0"/>
          <table:table-cell office:value-type="float" office:value="978371.0"/>
          <table:table-cell office:value-type="float" office:value="164725013.0"/>
          <table:table-cell office:value-type="float" office:value="164725013.0"/>
          <table:table-cell office:value-type="float" office:value="12454.0"/>
          <table:table-cell office:value-type="float" office:value="9530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9000/ins_9000_8_0454</text:p>
          </table:table-cell>
          <table:table-cell office:value-type="float" office:value="600.0"/>
          <table:table-cell office:value-type="float" office:value="600.02"/>
          <table:table-cell office:value-type="float" office:value="599.75"/>
          <table:table-cell office:value-type="float" office:value="249104.0"/>
          <table:table-cell office:value-type="float" office:value="1.0"/>
          <table:table-cell office:value-type="float" office:value="12.0"/>
          <table:table-cell office:value-type="float" office:value="381052.0"/>
          <table:table-cell office:value-type="float" office:value="256844634.0"/>
          <table:table-cell office:value-type="float" office:value="256844634.0"/>
          <table:table-cell office:value-type="float" office:value="12579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9000/ins_9000_8_0464</text:p>
          </table:table-cell>
          <table:table-cell office:value-type="float" office:value="1.24144"/>
          <table:table-cell office:value-type="float" office:value="1.228"/>
          <table:table-cell office:value-type="float" office:value="0.96"/>
          <table:table-cell office:value-type="float" office:value="1404.0"/>
          <table:table-cell office:value-type="float" office:value="0.0"/>
          <table:table-cell office:value-type="float" office:value="2.0"/>
          <table:table-cell office:value-type="float" office:value="2344.0"/>
          <table:table-cell office:value-type="float" office:value="641447.0"/>
          <table:table-cell office:value-type="float" office:value="641447.0"/>
          <table:table-cell office:value-type="float" office:value="9257.0"/>
          <table:table-cell office:value-type="float" office:value="4018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9000/ins_9000_8_0474</text:p>
          </table:table-cell>
          <table:table-cell office:value-type="float" office:value="600.0"/>
          <table:table-cell office:value-type="float" office:value="600.018"/>
          <table:table-cell office:value-type="float" office:value="599.72"/>
          <table:table-cell office:value-type="float" office:value="280644.0"/>
          <table:table-cell office:value-type="float" office:value="1.0"/>
          <table:table-cell office:value-type="float" office:value="11.0"/>
          <table:table-cell office:value-type="float" office:value="303311.0"/>
          <table:table-cell office:value-type="float" office:value="283232251.0"/>
          <table:table-cell office:value-type="float" office:value="283232251.0"/>
          <table:table-cell office:value-type="float" office:value="12902.0"/>
          <table:table-cell office:value-type="float" office:value="1018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9000/ins_9000_8_0484</text:p>
          </table:table-cell>
          <table:table-cell office:value-type="float" office:value="600.0"/>
          <table:table-cell office:value-type="float" office:value="600.021"/>
          <table:table-cell office:value-type="float" office:value="599.8"/>
          <table:table-cell office:value-type="float" office:value="248849.0"/>
          <table:table-cell office:value-type="float" office:value="1.0"/>
          <table:table-cell office:value-type="float" office:value="13.0"/>
          <table:table-cell office:value-type="float" office:value="465813.0"/>
          <table:table-cell office:value-type="float" office:value="191349847.0"/>
          <table:table-cell office:value-type="float" office:value="191349847.0"/>
          <table:table-cell office:value-type="float" office:value="9947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9000/ins_9000_9_0404</text:p>
          </table:table-cell>
          <table:table-cell office:value-type="float" office:value="0.299555"/>
          <table:table-cell office:value-type="float" office:value="0.28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462.0"/>
          <table:table-cell office:value-type="float" office:value="3462.0"/>
          <table:table-cell office:value-type="float" office:value="8748.0"/>
          <table:table-cell office:value-type="float" office:value="2687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9000/ins_9000_9_0414</text:p>
          </table:table-cell>
          <table:table-cell office:value-type="float" office:value="69.5094"/>
          <table:table-cell office:value-type="float" office:value="69.497"/>
          <table:table-cell office:value-type="float" office:value="69.22"/>
          <table:table-cell office:value-type="float" office:value="23511.0"/>
          <table:table-cell office:value-type="float" office:value="0.0"/>
          <table:table-cell office:value-type="float" office:value="19.0"/>
          <table:table-cell office:value-type="float" office:value="963907.0"/>
          <table:table-cell office:value-type="float" office:value="13697142.0"/>
          <table:table-cell office:value-type="float" office:value="13697142.0"/>
          <table:table-cell office:value-type="float" office:value="9620.0"/>
          <table:table-cell office:value-type="float" office:value="4662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9000/ins_9000_9_0424</text:p>
          </table:table-cell>
          <table:table-cell office:value-type="float" office:value="600.0"/>
          <table:table-cell office:value-type="float" office:value="600.018"/>
          <table:table-cell office:value-type="float" office:value="599.72"/>
          <table:table-cell office:value-type="float" office:value="117330.0"/>
          <table:table-cell office:value-type="float" office:value="1.0"/>
          <table:table-cell office:value-type="float" office:value="20.0"/>
          <table:table-cell office:value-type="float" office:value="2763110.0"/>
          <table:table-cell office:value-type="float" office:value="55848735.0"/>
          <table:table-cell office:value-type="float" office:value="55848735.0"/>
          <table:table-cell office:value-type="float" office:value="9582.0"/>
          <table:table-cell office:value-type="float" office:value="4568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9000/ins_9000_9_0434</text:p>
          </table:table-cell>
          <table:table-cell office:value-type="float" office:value="0.440556"/>
          <table:table-cell office:value-type="float" office:value="0.428"/>
          <table:table-cell office:value-type="float" office:value="0.15"/>
          <table:table-cell office:value-type="float" office:value="120.0"/>
          <table:table-cell office:value-type="float" office:value="0.0"/>
          <table:table-cell office:value-type="float" office:value="4.0"/>
          <table:table-cell office:value-type="float" office:value="2909.0"/>
          <table:table-cell office:value-type="float" office:value="60095.0"/>
          <table:table-cell office:value-type="float" office:value="60095.0"/>
          <table:table-cell office:value-type="float" office:value="8950.0"/>
          <table:table-cell office:value-type="float" office:value="3585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9000/ins_9000_9_0444</text:p>
          </table:table-cell>
          <table:table-cell office:value-type="float" office:value="600.0"/>
          <table:table-cell office:value-type="float" office:value="600.017"/>
          <table:table-cell office:value-type="float" office:value="599.73"/>
          <table:table-cell office:value-type="float" office:value="267392.0"/>
          <table:table-cell office:value-type="float" office:value="1.0"/>
          <table:table-cell office:value-type="float" office:value="17.0"/>
          <table:table-cell office:value-type="float" office:value="1047558.0"/>
          <table:table-cell office:value-type="float" office:value="134717323.0"/>
          <table:table-cell office:value-type="float" office:value="134717323.0"/>
          <table:table-cell office:value-type="float" office:value="10189.0"/>
          <table:table-cell office:value-type="float" office:value="5063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9000/ins_9000_9_0454</text:p>
          </table:table-cell>
          <table:table-cell office:value-type="float" office:value="600.0"/>
          <table:table-cell office:value-type="float" office:value="600.02"/>
          <table:table-cell office:value-type="float" office:value="599.74"/>
          <table:table-cell office:value-type="float" office:value="218543.0"/>
          <table:table-cell office:value-type="float" office:value="1.0"/>
          <table:table-cell office:value-type="float" office:value="17.0"/>
          <table:table-cell office:value-type="float" office:value="1950495.0"/>
          <table:table-cell office:value-type="float" office:value="96849993.0"/>
          <table:table-cell office:value-type="float" office:value="96849993.0"/>
          <table:table-cell office:value-type="float" office:value="9412.0"/>
          <table:table-cell office:value-type="float" office:value="471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9000/ins_9000_9_0464</text:p>
          </table:table-cell>
          <table:table-cell office:value-type="float" office:value="0.782656"/>
          <table:table-cell office:value-type="float" office:value="0.77"/>
          <table:table-cell office:value-type="float" office:value="0.5"/>
          <table:table-cell office:value-type="float" office:value="468.0"/>
          <table:table-cell office:value-type="float" office:value="0.0"/>
          <table:table-cell office:value-type="float" office:value="0.0"/>
          <table:table-cell office:value-type="float" office:value="467.0"/>
          <table:table-cell office:value-type="float" office:value="283410.0"/>
          <table:table-cell office:value-type="float" office:value="283410.0"/>
          <table:table-cell office:value-type="float" office:value="9697.0"/>
          <table:table-cell office:value-type="float" office:value="5151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9000/ins_9000_9_0474</text:p>
          </table:table-cell>
          <table:table-cell office:value-type="float" office:value="600.0"/>
          <table:table-cell office:value-type="float" office:value="600.019"/>
          <table:table-cell office:value-type="float" office:value="599.74"/>
          <table:table-cell office:value-type="float" office:value="85651.0"/>
          <table:table-cell office:value-type="float" office:value="1.0"/>
          <table:table-cell office:value-type="float" office:value="20.0"/>
          <table:table-cell office:value-type="float" office:value="4598200.0"/>
          <table:table-cell office:value-type="float" office:value="51287540.0"/>
          <table:table-cell office:value-type="float" office:value="51287540.0"/>
          <table:table-cell office:value-type="float" office:value="10192.0"/>
          <table:table-cell office:value-type="float" office:value="5575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9000/ins_9000_9_0484</text:p>
          </table:table-cell>
          <table:table-cell office:value-type="float" office:value="600.0"/>
          <table:table-cell office:value-type="float" office:value="600.021"/>
          <table:table-cell office:value-type="float" office:value="599.78"/>
          <table:table-cell office:value-type="float" office:value="328731.0"/>
          <table:table-cell office:value-type="float" office:value="1.0"/>
          <table:table-cell office:value-type="float" office:value="13.0"/>
          <table:table-cell office:value-type="float" office:value="476992.0"/>
          <table:table-cell office:value-type="float" office:value="195242824.0"/>
          <table:table-cell office:value-type="float" office:value="195242824.0"/>
          <table:table-cell office:value-type="float" office:value="11299.0"/>
          <table:table-cell office:value-type="float" office:value="13848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52])" office:value-type="float"/>
          <table:table-cell table:formula="of:=SUM([.C3:.C452])" office:value-type="float"/>
          <table:table-cell table:formula="of:=SUM([.D3:.D452])" office:value-type="float"/>
          <table:table-cell table:formula="of:=SUM([.E3:.E452])" office:value-type="float"/>
          <table:table-cell table:formula="of:=SUM([.F3:.F452])" office:value-type="float"/>
          <table:table-cell table:formula="of:=SUM([.G3:.G452])" office:value-type="float"/>
          <table:table-cell table:formula="of:=SUM([.H3:.H452])" office:value-type="float"/>
          <table:table-cell table:formula="of:=SUM([.I3:.I452])" office:value-type="float"/>
          <table:table-cell table:formula="of:=SUM([.J3:.J452])" office:value-type="float"/>
          <table:table-cell table:formula="of:=SUM([.K3:.K452])" office:value-type="float"/>
          <table:table-cell table:formula="of:=SUM([.L3:.L452])" office:value-type="float"/>
          <table:table-cell table:formula="of:=SUM([.M3:.M452])" office:value-type="float"/>
          <table:table-cell table:formula="of:=SUM([.N3:.N452])" office:value-type="float"/>
          <table:table-cell table:formula="of:=SUM([.O3:.O452])" office:value-type="float"/>
          <table:table-cell table:formula="of:=SUM([.P3:.P452])" office:value-type="float"/>
          <table:table-cell table:formula="of:=SUM([.Q3:.Q452])" office:value-type="float"/>
          <table:table-cell table:formula="of:=SUM([.R3:.R452])" office:value-type="float"/>
          <table:table-cell table:formula="of:=SUM([.S3:.S452])" office:value-type="float"/>
          <table:table-cell table:formula="of:=SUM([.T3:.T452])" office:value-type="float"/>
          <table:table-cell table:formula="of:=SUM([.U3:.U452])" office:value-type="float"/>
          <table:table-cell table:formula="of:=SUM([.V3:.V452])" office:value-type="float"/>
          <table:table-cell table:formula="of:=SUM([.W3:.W452])" office:value-type="float"/>
          <table:table-cell table:formula="of:=SUM([.X3:.X452])" office:value-type="float"/>
          <table:table-cell table:formula="of:=SUM([.Y3:.Y452])" office:value-type="float"/>
          <table:table-cell table:formula="of:=SUM([.Z3:.Z452])" office:value-type="float"/>
          <table:table-cell table:formula="of:=SUM([.AA3:.AA452])" office:value-type="float"/>
          <table:table-cell table:formula="of:=SUM([.AB3:.AB452])" office:value-type="float"/>
          <table:table-cell table:formula="of:=SUM([.AC3:.AC452])" office:value-type="float"/>
          <table:table-cell table:formula="of:=SUM([.AD3:.AD452])" office:value-type="float"/>
          <table:table-cell table:formula="of:=SUM([.AE3:.AE452])" office:value-type="float"/>
          <table:table-cell table:formula="of:=SUM([.AF3:.AF452])" office:value-type="float"/>
          <table:table-cell table:formula="of:=SUM([.AG3:.AG452])" office:value-type="float"/>
          <table:table-cell table:formula="of:=SUM([.AH3:.AH452])" office:value-type="float"/>
          <table:table-cell table:formula="of:=SUM([.AI3:.AI452])" office:value-type="float"/>
          <table:table-cell table:formula="of:=SUM([.AJ3:.AJ452])" office:value-type="float"/>
          <table:table-cell table:formula="of:=SUM([.AK3:.AK452])" office:value-type="float"/>
          <table:table-cell table:formula="of:=SUM([.AL3:.AL452])" office:value-type="float"/>
          <table:table-cell table:formula="of:=SUM([.AM3:.AM452])" office:value-type="float"/>
          <table:table-cell table:formula="of:=SUM([.AN3:.AN452])" office:value-type="float"/>
          <table:table-cell table:formula="of:=SUM([.AO3:.AO452])" office:value-type="float"/>
          <table:table-cell table:formula="of:=SUM([.AP3:.AP452])" office:value-type="float"/>
          <table:table-cell table:formula="of:=SUM([.AQ3:.AQ452])" office:value-type="float"/>
          <table:table-cell table:formula="of:=SUM([.AR3:.AR452])" office:value-type="float"/>
          <table:table-cell table:formula="of:=SUM([.AS3:.AS452])" office:value-type="float"/>
          <table:table-cell table:formula="of:=SUM([.AT3:.AT452])" office:value-type="float"/>
          <table:table-cell table:formula="of:=SUM([.AU3:.AU452])" office:value-type="float"/>
          <table:table-cell table:formula="of:=SUM([.AV3:.AV452])" office:value-type="float"/>
          <table:table-cell table:formula="of:=SUM([.AW3:.AW452])" office:value-type="float"/>
          <table:table-cell table:formula="of:=SUM([.AX3:.AX452])" office:value-type="float"/>
          <table:table-cell table:formula="of:=SUM([.AY3:.AY452])" office:value-type="float"/>
          <table:table-cell table:formula="of:=SUM([.AZ3:.AZ452])" office:value-type="float"/>
          <table:table-cell table:formula="of:=SUM([.BA3:.BA45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52])" office:value-type="float"/>
          <table:table-cell table:formula="of:=AVERAGE([.C3:.C452])" office:value-type="float"/>
          <table:table-cell table:formula="of:=AVERAGE([.D3:.D452])" office:value-type="float"/>
          <table:table-cell table:formula="of:=AVERAGE([.E3:.E452])" office:value-type="float"/>
          <table:table-cell table:formula="of:=AVERAGE([.F3:.F452])" office:value-type="float"/>
          <table:table-cell table:formula="of:=AVERAGE([.G3:.G452])" office:value-type="float"/>
          <table:table-cell table:formula="of:=AVERAGE([.H3:.H452])" office:value-type="float"/>
          <table:table-cell table:formula="of:=AVERAGE([.I3:.I452])" office:value-type="float"/>
          <table:table-cell table:formula="of:=AVERAGE([.J3:.J452])" office:value-type="float"/>
          <table:table-cell table:formula="of:=AVERAGE([.K3:.K452])" office:value-type="float"/>
          <table:table-cell table:formula="of:=AVERAGE([.L3:.L452])" office:value-type="float"/>
          <table:table-cell table:formula="of:=AVERAGE([.M3:.M452])" office:value-type="float"/>
          <table:table-cell table:formula="of:=AVERAGE([.N3:.N452])" office:value-type="float"/>
          <table:table-cell table:formula="of:=AVERAGE([.O3:.O452])" office:value-type="float"/>
          <table:table-cell table:formula="of:=AVERAGE([.P3:.P452])" office:value-type="float"/>
          <table:table-cell table:formula="of:=AVERAGE([.Q3:.Q452])" office:value-type="float"/>
          <table:table-cell table:formula="of:=AVERAGE([.R3:.R452])" office:value-type="float"/>
          <table:table-cell table:formula="of:=AVERAGE([.S3:.S452])" office:value-type="float"/>
          <table:table-cell table:formula="of:=AVERAGE([.T3:.T452])" office:value-type="float"/>
          <table:table-cell table:formula="of:=AVERAGE([.U3:.U452])" office:value-type="float"/>
          <table:table-cell table:formula="of:=AVERAGE([.V3:.V452])" office:value-type="float"/>
          <table:table-cell table:formula="of:=AVERAGE([.W3:.W452])" office:value-type="float"/>
          <table:table-cell table:formula="of:=AVERAGE([.X3:.X452])" office:value-type="float"/>
          <table:table-cell table:formula="of:=AVERAGE([.Y3:.Y452])" office:value-type="float"/>
          <table:table-cell table:formula="of:=AVERAGE([.Z3:.Z452])" office:value-type="float"/>
          <table:table-cell table:formula="of:=AVERAGE([.AA3:.AA452])" office:value-type="float"/>
          <table:table-cell table:formula="of:=AVERAGE([.AB3:.AB452])" office:value-type="float"/>
          <table:table-cell table:formula="of:=AVERAGE([.AC3:.AC452])" office:value-type="float"/>
          <table:table-cell table:formula="of:=AVERAGE([.AD3:.AD452])" office:value-type="float"/>
          <table:table-cell table:formula="of:=AVERAGE([.AE3:.AE452])" office:value-type="float"/>
          <table:table-cell table:formula="of:=AVERAGE([.AF3:.AF452])" office:value-type="float"/>
          <table:table-cell table:formula="of:=AVERAGE([.AG3:.AG452])" office:value-type="float"/>
          <table:table-cell table:formula="of:=AVERAGE([.AH3:.AH452])" office:value-type="float"/>
          <table:table-cell table:formula="of:=AVERAGE([.AI3:.AI452])" office:value-type="float"/>
          <table:table-cell table:formula="of:=AVERAGE([.AJ3:.AJ452])" office:value-type="float"/>
          <table:table-cell table:formula="of:=AVERAGE([.AK3:.AK452])" office:value-type="float"/>
          <table:table-cell table:formula="of:=AVERAGE([.AL3:.AL452])" office:value-type="float"/>
          <table:table-cell table:formula="of:=AVERAGE([.AM3:.AM452])" office:value-type="float"/>
          <table:table-cell table:formula="of:=AVERAGE([.AN3:.AN452])" office:value-type="float"/>
          <table:table-cell table:formula="of:=AVERAGE([.AO3:.AO452])" office:value-type="float"/>
          <table:table-cell table:formula="of:=AVERAGE([.AP3:.AP452])" office:value-type="float"/>
          <table:table-cell table:formula="of:=AVERAGE([.AQ3:.AQ452])" office:value-type="float"/>
          <table:table-cell table:formula="of:=AVERAGE([.AR3:.AR452])" office:value-type="float"/>
          <table:table-cell table:formula="of:=AVERAGE([.AS3:.AS452])" office:value-type="float"/>
          <table:table-cell table:formula="of:=AVERAGE([.AT3:.AT452])" office:value-type="float"/>
          <table:table-cell table:formula="of:=AVERAGE([.AU3:.AU452])" office:value-type="float"/>
          <table:table-cell table:formula="of:=AVERAGE([.AV3:.AV452])" office:value-type="float"/>
          <table:table-cell table:formula="of:=AVERAGE([.AW3:.AW452])" office:value-type="float"/>
          <table:table-cell table:formula="of:=AVERAGE([.AX3:.AX452])" office:value-type="float"/>
          <table:table-cell table:formula="of:=AVERAGE([.AY3:.AY452])" office:value-type="float"/>
          <table:table-cell table:formula="of:=AVERAGE([.AZ3:.AZ452])" office:value-type="float"/>
          <table:table-cell table:formula="of:=AVERAGE([.BA3:.BA45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52])" office:value-type="float"/>
          <table:table-cell table:formula="of:=STDEV([.C3:.C452])" office:value-type="float"/>
          <table:table-cell table:formula="of:=STDEV([.D3:.D452])" office:value-type="float"/>
          <table:table-cell table:formula="of:=STDEV([.E3:.E452])" office:value-type="float"/>
          <table:table-cell table:formula="of:=STDEV([.F3:.F452])" office:value-type="float"/>
          <table:table-cell table:formula="of:=STDEV([.G3:.G452])" office:value-type="float"/>
          <table:table-cell table:formula="of:=STDEV([.H3:.H452])" office:value-type="float"/>
          <table:table-cell table:formula="of:=STDEV([.I3:.I452])" office:value-type="float"/>
          <table:table-cell table:formula="of:=STDEV([.J3:.J452])" office:value-type="float"/>
          <table:table-cell table:formula="of:=STDEV([.K3:.K452])" office:value-type="float"/>
          <table:table-cell table:formula="of:=STDEV([.L3:.L452])" office:value-type="float"/>
          <table:table-cell table:formula="of:=STDEV([.M3:.M452])" office:value-type="float"/>
          <table:table-cell table:formula="of:=STDEV([.N3:.N452])" office:value-type="float"/>
          <table:table-cell table:formula="of:=STDEV([.O3:.O452])" office:value-type="float"/>
          <table:table-cell table:formula="of:=STDEV([.P3:.P452])" office:value-type="float"/>
          <table:table-cell table:formula="of:=STDEV([.Q3:.Q452])" office:value-type="float"/>
          <table:table-cell table:formula="of:=STDEV([.R3:.R452])" office:value-type="float"/>
          <table:table-cell table:formula="of:=STDEV([.S3:.S452])" office:value-type="float"/>
          <table:table-cell table:formula="of:=STDEV([.T3:.T452])" office:value-type="float"/>
          <table:table-cell table:formula="of:=STDEV([.U3:.U452])" office:value-type="float"/>
          <table:table-cell table:formula="of:=STDEV([.V3:.V452])" office:value-type="float"/>
          <table:table-cell table:formula="of:=STDEV([.W3:.W452])" office:value-type="float"/>
          <table:table-cell table:formula="of:=STDEV([.X3:.X452])" office:value-type="float"/>
          <table:table-cell table:formula="of:=STDEV([.Y3:.Y452])" office:value-type="float"/>
          <table:table-cell table:formula="of:=STDEV([.Z3:.Z452])" office:value-type="float"/>
          <table:table-cell table:formula="of:=STDEV([.AA3:.AA452])" office:value-type="float"/>
          <table:table-cell table:formula="of:=STDEV([.AB3:.AB452])" office:value-type="float"/>
          <table:table-cell table:formula="of:=STDEV([.AC3:.AC452])" office:value-type="float"/>
          <table:table-cell table:formula="of:=STDEV([.AD3:.AD452])" office:value-type="float"/>
          <table:table-cell table:formula="of:=STDEV([.AE3:.AE452])" office:value-type="float"/>
          <table:table-cell table:formula="of:=STDEV([.AF3:.AF452])" office:value-type="float"/>
          <table:table-cell table:formula="of:=STDEV([.AG3:.AG452])" office:value-type="float"/>
          <table:table-cell table:formula="of:=STDEV([.AH3:.AH452])" office:value-type="float"/>
          <table:table-cell table:formula="of:=STDEV([.AI3:.AI452])" office:value-type="float"/>
          <table:table-cell table:formula="of:=STDEV([.AJ3:.AJ452])" office:value-type="float"/>
          <table:table-cell table:formula="of:=STDEV([.AK3:.AK452])" office:value-type="float"/>
          <table:table-cell table:formula="of:=STDEV([.AL3:.AL452])" office:value-type="float"/>
          <table:table-cell table:formula="of:=STDEV([.AM3:.AM452])" office:value-type="float"/>
          <table:table-cell table:formula="of:=STDEV([.AN3:.AN452])" office:value-type="float"/>
          <table:table-cell table:formula="of:=STDEV([.AO3:.AO452])" office:value-type="float"/>
          <table:table-cell table:formula="of:=STDEV([.AP3:.AP452])" office:value-type="float"/>
          <table:table-cell table:formula="of:=STDEV([.AQ3:.AQ452])" office:value-type="float"/>
          <table:table-cell table:formula="of:=STDEV([.AR3:.AR452])" office:value-type="float"/>
          <table:table-cell table:formula="of:=STDEV([.AS3:.AS452])" office:value-type="float"/>
          <table:table-cell table:formula="of:=STDEV([.AT3:.AT452])" office:value-type="float"/>
          <table:table-cell table:formula="of:=STDEV([.AU3:.AU452])" office:value-type="float"/>
          <table:table-cell table:formula="of:=STDEV([.AV3:.AV452])" office:value-type="float"/>
          <table:table-cell table:formula="of:=STDEV([.AW3:.AW452])" office:value-type="float"/>
          <table:table-cell table:formula="of:=STDEV([.AX3:.AX452])" office:value-type="float"/>
          <table:table-cell table:formula="of:=STDEV([.AY3:.AY452])" office:value-type="float"/>
          <table:table-cell table:formula="of:=STDEV([.AZ3:.AZ452])" office:value-type="float"/>
          <table:table-cell table:formula="of:=STDEV([.BA3:.BA45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52]-[.$O3:.$O452])^2)^0.5" office:value-type="float"/>
          <table:table-cell table:number-matrix-columns-spanned="1" table:number-matrix-rows-spanned="1" table:formula="of:=SUM(([.C3:.C452]-[.$P3:.$P452])^2)^0.5" office:value-type="float"/>
          <table:table-cell table:number-matrix-columns-spanned="1" table:number-matrix-rows-spanned="1" table:formula="of:=SUM(([.D3:.D452]-[.$Q3:.$Q452])^2)^0.5" office:value-type="float"/>
          <table:table-cell table:number-matrix-columns-spanned="1" table:number-matrix-rows-spanned="1" table:formula="of:=SUM(([.E3:.E452]-[.$R3:.$R452])^2)^0.5" office:value-type="float"/>
          <table:table-cell table:number-matrix-columns-spanned="1" table:number-matrix-rows-spanned="1" table:formula="of:=SUM(([.F3:.F452]-[.$S3:.$S452])^2)^0.5" office:value-type="float"/>
          <table:table-cell table:number-matrix-columns-spanned="1" table:number-matrix-rows-spanned="1" table:formula="of:=SUM(([.G3:.G452]-[.$T3:.$T452])^2)^0.5" office:value-type="float"/>
          <table:table-cell table:number-matrix-columns-spanned="1" table:number-matrix-rows-spanned="1" table:formula="of:=SUM(([.H3:.H452]-[.$U3:.$U452])^2)^0.5" office:value-type="float"/>
          <table:table-cell table:number-matrix-columns-spanned="1" table:number-matrix-rows-spanned="1" table:formula="of:=SUM(([.I3:.I452]-[.$V3:.$V452])^2)^0.5" office:value-type="float"/>
          <table:table-cell table:number-matrix-columns-spanned="1" table:number-matrix-rows-spanned="1" table:formula="of:=SUM(([.J3:.J452]-[.$W3:.$W452])^2)^0.5" office:value-type="float"/>
          <table:table-cell table:number-matrix-columns-spanned="1" table:number-matrix-rows-spanned="1" table:formula="of:=SUM(([.K3:.K452]-[.$X3:.$X452])^2)^0.5" office:value-type="float"/>
          <table:table-cell table:number-matrix-columns-spanned="1" table:number-matrix-rows-spanned="1" table:formula="of:=SUM(([.L3:.L452]-[.$Y3:.$Y452])^2)^0.5" office:value-type="float"/>
          <table:table-cell table:number-matrix-columns-spanned="1" table:number-matrix-rows-spanned="1" table:formula="of:=SUM(([.M3:.M452]-[.$Z3:.$Z452])^2)^0.5" office:value-type="float"/>
          <table:table-cell table:number-matrix-columns-spanned="1" table:number-matrix-rows-spanned="1" table:formula="of:=SUM(([.N3:.N452]-[.$AA3:.$AA45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52]=[.$O3:.$O452])" office:value-type="float"/>
          <table:table-cell table:number-matrix-columns-spanned="1" table:number-matrix-rows-spanned="1" table:formula="of:=SUM([.C3:.C452]=[.$P3:.$P452])" office:value-type="float"/>
          <table:table-cell table:number-matrix-columns-spanned="1" table:number-matrix-rows-spanned="1" table:formula="of:=SUM([.D3:.D452]=[.$Q3:.$Q452])" office:value-type="float"/>
          <table:table-cell table:number-matrix-columns-spanned="1" table:number-matrix-rows-spanned="1" table:formula="of:=SUM([.E3:.E452]=[.$R3:.$R452])" office:value-type="float"/>
          <table:table-cell table:number-matrix-columns-spanned="1" table:number-matrix-rows-spanned="1" table:formula="of:=SUM([.F3:.F452]=[.$S3:.$S452])" office:value-type="float"/>
          <table:table-cell table:number-matrix-columns-spanned="1" table:number-matrix-rows-spanned="1" table:formula="of:=SUM([.G3:.G452]=[.$T3:.$T452])" office:value-type="float"/>
          <table:table-cell table:number-matrix-columns-spanned="1" table:number-matrix-rows-spanned="1" table:formula="of:=SUM([.H3:.H452]=[.$U3:.$U452])" office:value-type="float"/>
          <table:table-cell table:number-matrix-columns-spanned="1" table:number-matrix-rows-spanned="1" table:formula="of:=SUM([.I3:.I452]=[.$V3:.$V452])" office:value-type="float"/>
          <table:table-cell table:number-matrix-columns-spanned="1" table:number-matrix-rows-spanned="1" table:formula="of:=SUM([.J3:.J452]=[.$W3:.$W452])" office:value-type="float"/>
          <table:table-cell table:number-matrix-columns-spanned="1" table:number-matrix-rows-spanned="1" table:formula="of:=SUM([.K3:.K452]=[.$X3:.$X452])" office:value-type="float"/>
          <table:table-cell table:number-matrix-columns-spanned="1" table:number-matrix-rows-spanned="1" table:formula="of:=SUM([.L3:.L452]=[.$Y3:.$Y452])" office:value-type="float"/>
          <table:table-cell table:number-matrix-columns-spanned="1" table:number-matrix-rows-spanned="1" table:formula="of:=SUM([.M3:.M452]=[.$Z3:.$Z452])" office:value-type="float"/>
          <table:table-cell table:number-matrix-columns-spanned="1" table:number-matrix-rows-spanned="1" table:formula="of:=SUM([.N3:.N452]=[.$AA3:.$AA45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52]&lt;[.$AB3:.$AB452])" office:value-type="float"/>
          <table:table-cell table:number-matrix-columns-spanned="1" table:number-matrix-rows-spanned="1" table:formula="of:=SUM([.C3:.C452]&lt;[.$AC3:.$AC452])" office:value-type="float"/>
          <table:table-cell table:number-matrix-columns-spanned="1" table:number-matrix-rows-spanned="1" table:formula="of:=SUM([.D3:.D452]&lt;[.$AD3:.$AD452])" office:value-type="float"/>
          <table:table-cell table:number-matrix-columns-spanned="1" table:number-matrix-rows-spanned="1" table:formula="of:=SUM([.E3:.E452]&lt;[.$AE3:.$AE452])" office:value-type="float"/>
          <table:table-cell table:number-matrix-columns-spanned="1" table:number-matrix-rows-spanned="1" table:formula="of:=SUM([.F3:.F452]&lt;[.$AF3:.$AF452])" office:value-type="float"/>
          <table:table-cell table:number-matrix-columns-spanned="1" table:number-matrix-rows-spanned="1" table:formula="of:=SUM([.G3:.G452]&lt;[.$AG3:.$AG452])" office:value-type="float"/>
          <table:table-cell table:number-matrix-columns-spanned="1" table:number-matrix-rows-spanned="1" table:formula="of:=SUM([.H3:.H452]&lt;[.$AH3:.$AH452])" office:value-type="float"/>
          <table:table-cell table:number-matrix-columns-spanned="1" table:number-matrix-rows-spanned="1" table:formula="of:=SUM([.I3:.I452]&lt;[.$AI3:.$AI452])" office:value-type="float"/>
          <table:table-cell table:number-matrix-columns-spanned="1" table:number-matrix-rows-spanned="1" table:formula="of:=SUM([.J3:.J452]&lt;[.$AJ3:.$AJ452])" office:value-type="float"/>
          <table:table-cell table:number-matrix-columns-spanned="1" table:number-matrix-rows-spanned="1" table:formula="of:=SUM([.K3:.K452]&lt;[.$AK3:.$AK452])" office:value-type="float"/>
          <table:table-cell table:number-matrix-columns-spanned="1" table:number-matrix-rows-spanned="1" table:formula="of:=SUM([.L3:.L452]&lt;[.$AL3:.$AL452])" office:value-type="float"/>
          <table:table-cell table:number-matrix-columns-spanned="1" table:number-matrix-rows-spanned="1" table:formula="of:=SUM([.M3:.M452]&lt;[.$AM3:.$AM452])" office:value-type="float"/>
          <table:table-cell table:number-matrix-columns-spanned="1" table:number-matrix-rows-spanned="1" table:formula="of:=SUM([.N3:.N452]&lt;[.$AN3:.$AN45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52]&gt;[.$AB3:.$AB452])" office:value-type="float"/>
          <table:table-cell table:number-matrix-columns-spanned="1" table:number-matrix-rows-spanned="1" table:formula="of:=SUM([.C3:.C452]&gt;[.$AC3:.$AC452])" office:value-type="float"/>
          <table:table-cell table:number-matrix-columns-spanned="1" table:number-matrix-rows-spanned="1" table:formula="of:=SUM([.D3:.D452]&gt;[.$AD3:.$AD452])" office:value-type="float"/>
          <table:table-cell table:number-matrix-columns-spanned="1" table:number-matrix-rows-spanned="1" table:formula="of:=SUM([.E3:.E452]&gt;[.$AE3:.$AE452])" office:value-type="float"/>
          <table:table-cell table:number-matrix-columns-spanned="1" table:number-matrix-rows-spanned="1" table:formula="of:=SUM([.F3:.F452]&gt;[.$AF3:.$AF452])" office:value-type="float"/>
          <table:table-cell table:number-matrix-columns-spanned="1" table:number-matrix-rows-spanned="1" table:formula="of:=SUM([.G3:.G452]&gt;[.$AG3:.$AG452])" office:value-type="float"/>
          <table:table-cell table:number-matrix-columns-spanned="1" table:number-matrix-rows-spanned="1" table:formula="of:=SUM([.H3:.H452]&gt;[.$AH3:.$AH452])" office:value-type="float"/>
          <table:table-cell table:number-matrix-columns-spanned="1" table:number-matrix-rows-spanned="1" table:formula="of:=SUM([.I3:.I452]&gt;[.$AI3:.$AI452])" office:value-type="float"/>
          <table:table-cell table:number-matrix-columns-spanned="1" table:number-matrix-rows-spanned="1" table:formula="of:=SUM([.J3:.J452]&gt;[.$AJ3:.$AJ452])" office:value-type="float"/>
          <table:table-cell table:number-matrix-columns-spanned="1" table:number-matrix-rows-spanned="1" table:formula="of:=SUM([.K3:.K452]&gt;[.$AK3:.$AK452])" office:value-type="float"/>
          <table:table-cell table:number-matrix-columns-spanned="1" table:number-matrix-rows-spanned="1" table:formula="of:=SUM([.L3:.L452]&gt;[.$AL3:.$AL452])" office:value-type="float"/>
          <table:table-cell table:number-matrix-columns-spanned="1" table:number-matrix-rows-spanned="1" table:formula="of:=SUM([.M3:.M452]&gt;[.$AM3:.$AM452])" office:value-type="float"/>
          <table:table-cell table:number-matrix-columns-spanned="1" table:number-matrix-rows-spanned="1" table:formula="of:=SUM([.N3:.N452]&gt;[.$AN3:.$AN45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52]=[.$AO3:.$AO452])" office:value-type="float"/>
          <table:table-cell table:number-matrix-columns-spanned="1" table:number-matrix-rows-spanned="1" table:formula="of:=SUM([.C3:.C452]=[.$AP3:.$AP452])" office:value-type="float"/>
          <table:table-cell table:number-matrix-columns-spanned="1" table:number-matrix-rows-spanned="1" table:formula="of:=SUM([.D3:.D452]=[.$AQ3:.$AQ452])" office:value-type="float"/>
          <table:table-cell table:number-matrix-columns-spanned="1" table:number-matrix-rows-spanned="1" table:formula="of:=SUM([.E3:.E452]=[.$AR3:.$AR452])" office:value-type="float"/>
          <table:table-cell table:number-matrix-columns-spanned="1" table:number-matrix-rows-spanned="1" table:formula="of:=SUM([.F3:.F452]=[.$AS3:.$AS452])" office:value-type="float"/>
          <table:table-cell table:number-matrix-columns-spanned="1" table:number-matrix-rows-spanned="1" table:formula="of:=SUM([.G3:.G452]=[.$AT3:.$AT452])" office:value-type="float"/>
          <table:table-cell table:number-matrix-columns-spanned="1" table:number-matrix-rows-spanned="1" table:formula="of:=SUM([.H3:.H452]=[.$AU3:.$AU452])" office:value-type="float"/>
          <table:table-cell table:number-matrix-columns-spanned="1" table:number-matrix-rows-spanned="1" table:formula="of:=SUM([.I3:.I452]=[.$AV3:.$AV452])" office:value-type="float"/>
          <table:table-cell table:number-matrix-columns-spanned="1" table:number-matrix-rows-spanned="1" table:formula="of:=SUM([.J3:.J452]=[.$AW3:.$AW452])" office:value-type="float"/>
          <table:table-cell table:number-matrix-columns-spanned="1" table:number-matrix-rows-spanned="1" table:formula="of:=SUM([.K3:.K452]=[.$AX3:.$AX452])" office:value-type="float"/>
          <table:table-cell table:number-matrix-columns-spanned="1" table:number-matrix-rows-spanned="1" table:formula="of:=SUM([.L3:.L452]=[.$AY3:.$AY452])" office:value-type="float"/>
          <table:table-cell table:number-matrix-columns-spanned="1" table:number-matrix-rows-spanned="1" table:formula="of:=SUM([.M3:.M452]=[.$AZ3:.$AZ452])" office:value-type="float"/>
          <table:table-cell table:number-matrix-columns-spanned="1" table:number-matrix-rows-spanned="1" table:formula="of:=SUM([.N3:.N452]=[.$BA3:.$BA45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2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</text:p>
          </table:table-cell>
          <table:table-cell table:formula="of:=AVERAGE([Instances.B3:Instances.B92])" office:value-type="float"/>
          <table:table-cell table:formula="of:=AVERAGE([Instances.C3:Instances.C92])" office:value-type="float"/>
          <table:table-cell table:formula="of:=AVERAGE([Instances.D3:Instances.D92])" office:value-type="float"/>
          <table:table-cell table:formula="of:=AVERAGE([Instances.E3:Instances.E92])" office:value-type="float"/>
          <table:table-cell table:formula="of:=SUM([Instances.F3:Instances.F92])" office:value-type="float"/>
          <table:table-cell table:formula="of:=AVERAGE([Instances.G3:Instances.G92])" office:value-type="float"/>
          <table:table-cell table:formula="of:=AVERAGE([Instances.H3:Instances.H92])" office:value-type="float"/>
          <table:table-cell table:formula="of:=AVERAGE([Instances.I3:Instances.I92])" office:value-type="float"/>
          <table:table-cell table:formula="of:=AVERAGE([Instances.J3:Instances.J92])" office:value-type="float"/>
          <table:table-cell table:formula="of:=AVERAGE([Instances.K3:Instances.K92])" office:value-type="float"/>
          <table:table-cell table:formula="of:=AVERAGE([Instances.L3:Instances.L92])" office:value-type="float"/>
          <table:table-cell table:formula="of:=AVERAGE([Instances.M3:Instances.M92])" office:value-type="float"/>
          <table:table-cell table:formula="of:=AVERAGE([Instances.N3:Instances.N9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6000</text:p>
          </table:table-cell>
          <table:table-cell table:formula="of:=AVERAGE([Instances.B93:Instances.B182])" office:value-type="float"/>
          <table:table-cell table:formula="of:=AVERAGE([Instances.C93:Instances.C182])" office:value-type="float"/>
          <table:table-cell table:formula="of:=AVERAGE([Instances.D93:Instances.D182])" office:value-type="float"/>
          <table:table-cell table:formula="of:=AVERAGE([Instances.E93:Instances.E182])" office:value-type="float"/>
          <table:table-cell table:formula="of:=SUM([Instances.F93:Instances.F182])" office:value-type="float"/>
          <table:table-cell table:formula="of:=AVERAGE([Instances.G93:Instances.G182])" office:value-type="float"/>
          <table:table-cell table:formula="of:=AVERAGE([Instances.H93:Instances.H182])" office:value-type="float"/>
          <table:table-cell table:formula="of:=AVERAGE([Instances.I93:Instances.I182])" office:value-type="float"/>
          <table:table-cell table:formula="of:=AVERAGE([Instances.J93:Instances.J182])" office:value-type="float"/>
          <table:table-cell table:formula="of:=AVERAGE([Instances.K93:Instances.K182])" office:value-type="float"/>
          <table:table-cell table:formula="of:=AVERAGE([Instances.L93:Instances.L182])" office:value-type="float"/>
          <table:table-cell table:formula="of:=AVERAGE([Instances.M93:Instances.M182])" office:value-type="float"/>
          <table:table-cell table:formula="of:=AVERAGE([Instances.N93:Instances.N18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7000</text:p>
          </table:table-cell>
          <table:table-cell table:formula="of:=AVERAGE([Instances.B183:Instances.B272])" office:value-type="float"/>
          <table:table-cell table:formula="of:=AVERAGE([Instances.C183:Instances.C272])" office:value-type="float"/>
          <table:table-cell table:formula="of:=AVERAGE([Instances.D183:Instances.D272])" office:value-type="float"/>
          <table:table-cell table:formula="of:=AVERAGE([Instances.E183:Instances.E272])" office:value-type="float"/>
          <table:table-cell table:formula="of:=SUM([Instances.F183:Instances.F272])" office:value-type="float"/>
          <table:table-cell table:formula="of:=AVERAGE([Instances.G183:Instances.G272])" office:value-type="float"/>
          <table:table-cell table:formula="of:=AVERAGE([Instances.H183:Instances.H272])" office:value-type="float"/>
          <table:table-cell table:formula="of:=AVERAGE([Instances.I183:Instances.I272])" office:value-type="float"/>
          <table:table-cell table:formula="of:=AVERAGE([Instances.J183:Instances.J272])" office:value-type="float"/>
          <table:table-cell table:formula="of:=AVERAGE([Instances.K183:Instances.K272])" office:value-type="float"/>
          <table:table-cell table:formula="of:=AVERAGE([Instances.L183:Instances.L272])" office:value-type="float"/>
          <table:table-cell table:formula="of:=AVERAGE([Instances.M183:Instances.M272])" office:value-type="float"/>
          <table:table-cell table:formula="of:=AVERAGE([Instances.N183:Instances.N27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8000</text:p>
          </table:table-cell>
          <table:table-cell table:formula="of:=AVERAGE([Instances.B273:Instances.B362])" office:value-type="float"/>
          <table:table-cell table:formula="of:=AVERAGE([Instances.C273:Instances.C362])" office:value-type="float"/>
          <table:table-cell table:formula="of:=AVERAGE([Instances.D273:Instances.D362])" office:value-type="float"/>
          <table:table-cell table:formula="of:=AVERAGE([Instances.E273:Instances.E362])" office:value-type="float"/>
          <table:table-cell table:formula="of:=SUM([Instances.F273:Instances.F362])" office:value-type="float"/>
          <table:table-cell table:formula="of:=AVERAGE([Instances.G273:Instances.G362])" office:value-type="float"/>
          <table:table-cell table:formula="of:=AVERAGE([Instances.H273:Instances.H362])" office:value-type="float"/>
          <table:table-cell table:formula="of:=AVERAGE([Instances.I273:Instances.I362])" office:value-type="float"/>
          <table:table-cell table:formula="of:=AVERAGE([Instances.J273:Instances.J362])" office:value-type="float"/>
          <table:table-cell table:formula="of:=AVERAGE([Instances.K273:Instances.K362])" office:value-type="float"/>
          <table:table-cell table:formula="of:=AVERAGE([Instances.L273:Instances.L362])" office:value-type="float"/>
          <table:table-cell table:formula="of:=AVERAGE([Instances.M273:Instances.M362])" office:value-type="float"/>
          <table:table-cell table:formula="of:=AVERAGE([Instances.N273:Instances.N36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9000</text:p>
          </table:table-cell>
          <table:table-cell table:formula="of:=AVERAGE([Instances.B363:Instances.B452])" office:value-type="float"/>
          <table:table-cell table:formula="of:=AVERAGE([Instances.C363:Instances.C452])" office:value-type="float"/>
          <table:table-cell table:formula="of:=AVERAGE([Instances.D363:Instances.D452])" office:value-type="float"/>
          <table:table-cell table:formula="of:=AVERAGE([Instances.E363:Instances.E452])" office:value-type="float"/>
          <table:table-cell table:formula="of:=SUM([Instances.F363:Instances.F452])" office:value-type="float"/>
          <table:table-cell table:formula="of:=AVERAGE([Instances.G363:Instances.G452])" office:value-type="float"/>
          <table:table-cell table:formula="of:=AVERAGE([Instances.H363:Instances.H452])" office:value-type="float"/>
          <table:table-cell table:formula="of:=AVERAGE([Instances.I363:Instances.I452])" office:value-type="float"/>
          <table:table-cell table:formula="of:=AVERAGE([Instances.J363:Instances.J452])" office:value-type="float"/>
          <table:table-cell table:formula="of:=AVERAGE([Instances.K363:Instances.K452])" office:value-type="float"/>
          <table:table-cell table:formula="of:=AVERAGE([Instances.L363:Instances.L452])" office:value-type="float"/>
          <table:table-cell table:formula="of:=AVERAGE([Instances.M363:Instances.M452])" office:value-type="float"/>
          <table:table-cell table:formula="of:=AVERAGE([Instances.N363:Instances.N45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